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66" fo:border="0.06pt solid #000000"/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roid Sans"/>
    </style:style>
    <style:style style:name="ce6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fo:border="0.06pt solid #000000"/>
      <style:text-properties style:font-name="Droid Sans" fo:font-weight="bold" style:font-weight-asian="bold" style:font-weight-complex="bold"/>
    </style:style>
    <style:style style:name="ce8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/>
      <style:text-properties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ff66" fo:border="0.06pt solid #000000"/>
      <style:text-properties style:font-name="Droid Sans"/>
    </style:style>
    <style:style style:name="ce15" style:family="table-cell" style:parent-style-name="Default">
      <style:table-cell-properties fo:background-color="#3399ff" fo:border="0.06pt solid #000000"/>
      <style:text-properties style:font-name="Droid Sans" fo:font-weight="bold" style:font-weight-asian="bold" style:font-weight-complex="bold"/>
    </style:style>
    <style:style style:name="ce16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99ff" fo:border="0.06pt solid #000000"/>
      <style:text-properties style:font-name="Droid Sans"/>
    </style:style>
    <style:style style:name="ce18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66ff66" fo:border="0.06pt solid #000000"/>
      <style:text-properties style:font-name="Droid Sans"/>
    </style:style>
    <style:style style:name="ce20" style:family="table-cell" style:parent-style-name="Default" style:data-style-name="N2">
      <style:table-cell-properties fo:background-color="transparent" fo:border="none"/>
      <style:text-properties style:font-name="Droid Sans"/>
    </style:style>
    <style:style style:name="ce21" style:family="table-cell" style:parent-style-name="Default" style:data-style-name="N2">
      <style:table-cell-properties fo:background-color="#ffff00" fo:border="none"/>
      <style:text-properties style:font-name="Droid Sans"/>
    </style:style>
    <style:style style:name="ce22" style:family="table-cell" style:parent-style-name="Default" style:data-style-name="N11">
      <style:table-cell-properties fo:background-color="#ffff00" fo:border="none"/>
      <style:text-properties style:font-name="Droid Sans"/>
    </style:style>
    <style:style style:name="ce23" style:family="table-cell" style:parent-style-name="Default" style:data-style-name="N11">
      <style:table-cell-properties fo:background-color="transparent" fo:border="none"/>
      <style:text-properties style:font-name="Droid Sans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do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5"/>
        <table:table-column table:style-name="co2" table:number-columns-repeated="2" table:default-cell-style-name="ce2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table:style-name="ce6"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2" table:number-columns-repeated="1013"/>
        </table:table-row>
        <table:table-row table:style-name="ro1" table:visibility="filter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 table:number-columns-spanned="1" table:number-rows-spanned="3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6566" calcext:value-type="float">
            <text:p>306566</text:p>
          </table:table-cell>
          <table:table-cell table:style-name="ce4" office:value-type="float" office:value="14236027" calcext:value-type="float">
            <text:p>14236027</text:p>
          </table:table-cell>
          <table:table-cell table:style-name="ce4" office:value-type="float" office:value="56984192" calcext:value-type="float">
            <text:p>56984192</text:p>
          </table:table-cell>
          <table:table-cell table:style-name="ce6" office:value-type="string" calcext:value-type="string" table:number-columns-spanned="1" table:number-rows-spanned="3">
            <text:p>Uniforme blanc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4029" calcext:value-type="float">
            <text:p>204029</text:p>
          </table:table-cell>
          <table:table-cell table:style-name="ce8" office:value-type="float" office:value="10340318" calcext:value-type="float">
            <text:p>10340318</text:p>
          </table:table-cell>
          <table:table-cell table:style-name="ce8" office:value-type="float" office:value="39518652" calcext:value-type="float">
            <text:p>395186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158" calcext:value-type="float">
            <text:p>25158</text:p>
          </table:table-cell>
          <table:table-cell table:style-name="ce4" office:value-type="float" office:value="1415168" calcext:value-type="float">
            <text:p>1415168</text:p>
          </table:table-cell>
          <table:table-cell table:style-name="ce4" office:value-type="float" office:value="5707722" calcext:value-type="float">
            <text:p>5707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1075" calcext:value-type="float">
            <text:p>231075</text:p>
          </table:table-cell>
          <table:table-cell table:style-name="ce8" office:value-type="float" office:value="10941995" calcext:value-type="float">
            <text:p>10941995</text:p>
          </table:table-cell>
          <table:table-cell table:style-name="ce8" office:value-type="float" office:value="41332836" calcext:value-type="float">
            <text:p>413328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3297" calcext:value-type="float">
            <text:p>13297</text:p>
          </table:table-cell>
          <table:table-cell table:style-name="ce4" office:value-type="float" office:value="769413" calcext:value-type="float">
            <text:p>769413</text:p>
          </table:table-cell>
          <table:table-cell table:style-name="ce4" office:value-type="float" office:value="3180362" calcext:value-type="float">
            <text:p>31803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float" office:value="11202093" calcext:value-type="float">
            <text:p>11202093</text:p>
          </table:table-cell>
          <table:table-cell table:style-name="ce8" office:value-type="float" office:value="41456304" calcext:value-type="float">
            <text:p>4145630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 table:number-columns-spanned="1" table:number-rows-spanned="3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3997" calcext:value-type="float">
            <text:p>303997</text:p>
          </table:table-cell>
          <table:table-cell table:style-name="ce4" office:value-type="float" office:value="14469139" calcext:value-type="float">
            <text:p>14469139</text:p>
          </table:table-cell>
          <table:table-cell table:style-name="ce4" office:value-type="float" office:value="56284032" calcext:value-type="float">
            <text:p>56284032</text:p>
          </table:table-cell>
          <table:table-cell table:style-name="ce6" office:value-type="string" calcext:value-type="string" table:number-columns-spanned="1" table:number-rows-spanned="3">
            <text:p>Uniforme negr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33486" calcext:value-type="float">
            <text:p>233486</text:p>
          </table:table-cell>
          <table:table-cell table:style-name="ce8" office:value-type="float" office:value="10644786" calcext:value-type="float">
            <text:p>10644786</text:p>
          </table:table-cell>
          <table:table-cell table:style-name="ce8" office:value-type="float" office:value="40521400" calcext:value-type="float">
            <text:p>405214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008" calcext:value-type="float">
            <text:p>25008</text:p>
          </table:table-cell>
          <table:table-cell table:style-name="ce4" office:value-type="float" office:value="1417360" calcext:value-type="float">
            <text:p>1417360</text:p>
          </table:table-cell>
          <table:table-cell table:style-name="ce4" office:value-type="float" office:value="5821901" calcext:value-type="float">
            <text:p>582190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3186" calcext:value-type="float">
            <text:p>233186</text:p>
          </table:table-cell>
          <table:table-cell table:style-name="ce8" office:value-type="float" office:value="13472777" calcext:value-type="float">
            <text:p>13472777</text:p>
          </table:table-cell>
          <table:table-cell table:style-name="ce8" office:value-type="float" office:value="45535360" calcext:value-type="float">
            <text:p>4553536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364" calcext:value-type="float">
            <text:p>15364</text:p>
          </table:table-cell>
          <table:table-cell table:style-name="ce4" office:value-type="float" office:value="777099" calcext:value-type="float">
            <text:p>777099</text:p>
          </table:table-cell>
          <table:table-cell table:style-name="ce4" office:value-type="float" office:value="3055456" calcext:value-type="float">
            <text:p>30554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0118" calcext:value-type="float">
            <text:p>200118</text:p>
          </table:table-cell>
          <table:table-cell table:style-name="ce8" office:value-type="float" office:value="10637117" calcext:value-type="float">
            <text:p>10637117</text:p>
          </table:table-cell>
          <table:table-cell table:style-name="ce8" office:value-type="float" office:value="40151872" calcext:value-type="float">
            <text:p>4015187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 table:number-columns-spanned="1" table:number-rows-spanned="3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376" calcext:value-type="float">
            <text:p>300376</text:p>
          </table:table-cell>
          <table:table-cell table:style-name="ce4" office:value-type="float" office:value="14622681" calcext:value-type="float">
            <text:p>14622681</text:p>
          </table:table-cell>
          <table:table-cell table:style-name="ce4" office:value-type="float" office:value="55996348" calcext:value-type="float">
            <text:p>55996348</text:p>
          </table:table-cell>
          <table:table-cell table:style-name="ce6" office:value-type="string" calcext:value-type="string" table:number-columns-spanned="1" table:number-rows-spanned="3">
            <text:p>Uniforme roj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866" calcext:value-type="float">
            <text:p>356866</text:p>
          </table:table-cell>
          <table:table-cell table:style-name="ce8" office:value-type="float" office:value="16543328" calcext:value-type="float">
            <text:p>16543328</text:p>
          </table:table-cell>
          <table:table-cell table:style-name="ce8" office:value-type="float" office:value="63436016" calcext:value-type="float">
            <text:p>634360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542" calcext:value-type="float">
            <text:p>23542</text:p>
          </table:table-cell>
          <table:table-cell table:style-name="ce4" office:value-type="float" office:value="1429305" calcext:value-type="float">
            <text:p>1429305</text:p>
          </table:table-cell>
          <table:table-cell table:style-name="ce4" office:value-type="float" office:value="5522346" calcext:value-type="float">
            <text:p>55223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19964" calcext:value-type="float">
            <text:p>419964</text:p>
          </table:table-cell>
          <table:table-cell table:style-name="ce8" office:value-type="float" office:value="18202474" calcext:value-type="float">
            <text:p>18202474</text:p>
          </table:table-cell>
          <table:table-cell table:style-name="ce8" office:value-type="float" office:value="74076088" calcext:value-type="float">
            <text:p>7407608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031" calcext:value-type="float">
            <text:p>14031</text:p>
          </table:table-cell>
          <table:table-cell table:style-name="ce4" office:value-type="float" office:value="776847" calcext:value-type="float">
            <text:p>776847</text:p>
          </table:table-cell>
          <table:table-cell table:style-name="ce4" office:value-type="float" office:value="3132449" calcext:value-type="float">
            <text:p>313244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9031" calcext:value-type="float">
            <text:p>309031</text:p>
          </table:table-cell>
          <table:table-cell table:style-name="ce8" office:value-type="float" office:value="13109446" calcext:value-type="float">
            <text:p>13109446</text:p>
          </table:table-cell>
          <table:table-cell table:style-name="ce8" office:value-type="float" office:value="53225056" calcext:value-type="float">
            <text:p>532250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 table:number-columns-spanned="1" table:number-rows-spanned="3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5486" calcext:value-type="float">
            <text:p>295486</text:p>
          </table:table-cell>
          <table:table-cell table:style-name="ce4" office:value-type="float" office:value="14840694" calcext:value-type="float">
            <text:p>14840694</text:p>
          </table:table-cell>
          <table:table-cell table:style-name="ce4" office:value-type="float" office:value="56661072" calcext:value-type="float">
            <text:p>56661072</text:p>
          </table:table-cell>
          <table:table-cell table:style-name="ce6" office:value-type="string" calcext:value-type="string" table:number-columns-spanned="1" table:number-rows-spanned="3">
            <text:p>Uniforme verde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4434" calcext:value-type="float">
            <text:p>354434</text:p>
          </table:table-cell>
          <table:table-cell table:style-name="ce8" office:value-type="float" office:value="15911884" calcext:value-type="float">
            <text:p>15911884</text:p>
          </table:table-cell>
          <table:table-cell table:style-name="ce8" office:value-type="float" office:value="62773144" calcext:value-type="float">
            <text:p>6277314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259" calcext:value-type="float">
            <text:p>24259</text:p>
          </table:table-cell>
          <table:table-cell table:style-name="ce4" office:value-type="float" office:value="1424455" calcext:value-type="float">
            <text:p>1424455</text:p>
          </table:table-cell>
          <table:table-cell table:style-name="ce4" office:value-type="float" office:value="5663435" calcext:value-type="float">
            <text:p>56634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92571" calcext:value-type="float">
            <text:p>392571</text:p>
          </table:table-cell>
          <table:table-cell table:style-name="ce8" office:value-type="float" office:value="17789276" calcext:value-type="float">
            <text:p>17789276</text:p>
          </table:table-cell>
          <table:table-cell table:style-name="ce8" office:value-type="float" office:value="71168984" calcext:value-type="float">
            <text:p>7116898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60" calcext:value-type="float">
            <text:p>16060</text:p>
          </table:table-cell>
          <table:table-cell table:style-name="ce4" office:value-type="float" office:value="743686" calcext:value-type="float">
            <text:p>743686</text:p>
          </table:table-cell>
          <table:table-cell table:style-name="ce4" office:value-type="float" office:value="3191171" calcext:value-type="float">
            <text:p>319117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5518" calcext:value-type="float">
            <text:p>305518</text:p>
          </table:table-cell>
          <table:table-cell table:style-name="ce8" office:value-type="float" office:value="12530113" calcext:value-type="float">
            <text:p>12530113</text:p>
          </table:table-cell>
          <table:table-cell table:style-name="ce8" office:value-type="float" office:value="51572832" calcext:value-type="float">
            <text:p>5157283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 table:number-columns-spanned="1" table:number-rows-spanned="3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286" calcext:value-type="float">
            <text:p>300286</text:p>
          </table:table-cell>
          <table:table-cell table:style-name="ce4" office:value-type="float" office:value="14917069" calcext:value-type="float">
            <text:p>14917069</text:p>
          </table:table-cell>
          <table:table-cell table:style-name="ce4" office:value-type="float" office:value="55887204" calcext:value-type="float">
            <text:p>55887204</text:p>
          </table:table-cell>
          <table:table-cell table:style-name="ce6" office:value-type="string" calcext:value-type="string" table:number-columns-spanned="1" table:number-rows-spanned="3">
            <text:p>Uniforme azul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594" calcext:value-type="float">
            <text:p>343594</text:p>
          </table:table-cell>
          <table:table-cell table:style-name="ce8" office:value-type="float" office:value="16214899" calcext:value-type="float">
            <text:p>16214899</text:p>
          </table:table-cell>
          <table:table-cell table:style-name="ce8" office:value-type="float" office:value="61588924" calcext:value-type="float">
            <text:p>615889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421" calcext:value-type="float">
            <text:p>23421</text:p>
          </table:table-cell>
          <table:table-cell table:style-name="ce4" office:value-type="float" office:value="1384261" calcext:value-type="float">
            <text:p>1384261</text:p>
          </table:table-cell>
          <table:table-cell table:style-name="ce4" office:value-type="float" office:value="5752064" calcext:value-type="float">
            <text:p>57520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59244" calcext:value-type="float">
            <text:p>359244</text:p>
          </table:table-cell>
          <table:table-cell table:style-name="ce8" office:value-type="float" office:value="17842096" calcext:value-type="float">
            <text:p>17842096</text:p>
          </table:table-cell>
          <table:table-cell table:style-name="ce8" office:value-type="float" office:value="72150072" calcext:value-type="float">
            <text:p>7215007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278" calcext:value-type="float">
            <text:p>14278</text:p>
          </table:table-cell>
          <table:table-cell table:style-name="ce4" office:value-type="float" office:value="778483" calcext:value-type="float">
            <text:p>778483</text:p>
          </table:table-cell>
          <table:table-cell table:style-name="ce4" office:value-type="float" office:value="3159916" calcext:value-type="float">
            <text:p>31599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2952" calcext:value-type="float">
            <text:p>292952</text:p>
          </table:table-cell>
          <table:table-cell table:style-name="ce8" office:value-type="float" office:value="12556929" calcext:value-type="float">
            <text:p>12556929</text:p>
          </table:table-cell>
          <table:table-cell table:style-name="ce8" office:value-type="float" office:value="50722960" calcext:value-type="float">
            <text:p>5072296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9538" calcext:value-type="float">
            <text:p>319538</text:p>
          </table:table-cell>
          <table:table-cell table:style-name="ce4" office:value-type="float" office:value="19542808" calcext:value-type="float">
            <text:p>19542808</text:p>
          </table:table-cell>
          <table:table-cell table:style-name="ce4" office:value-type="float" office:value="60056736" calcext:value-type="float">
            <text:p>60056736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9670" calcext:value-type="float">
            <text:p>209670</text:p>
          </table:table-cell>
          <table:table-cell table:style-name="ce8" office:value-type="float" office:value="10324186" calcext:value-type="float">
            <text:p>10324186</text:p>
          </table:table-cell>
          <table:table-cell table:style-name="ce8"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63" calcext:value-type="float">
            <text:p>28363</text:p>
          </table:table-cell>
          <table:table-cell table:style-name="ce4" office:value-type="float" office:value="1349776" calcext:value-type="float">
            <text:p>1349776</text:p>
          </table:table-cell>
          <table:table-cell table:style-name="ce4" office:value-type="float" office:value="5480864" calcext:value-type="float">
            <text:p>54808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25625" calcext:value-type="float">
            <text:p>225625</text:p>
          </table:table-cell>
          <table:table-cell table:style-name="ce8" office:value-type="float" office:value="11205861" calcext:value-type="float">
            <text:p>11205861</text:p>
          </table:table-cell>
          <table:table-cell table:style-name="ce8"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749" calcext:value-type="float">
            <text:p>18749</text:p>
          </table:table-cell>
          <table:table-cell table:style-name="ce4" office:value-type="float" office:value="833062" calcext:value-type="float">
            <text:p>833062</text:p>
          </table:table-cell>
          <table:table-cell table:style-name="ce4" office:value-type="float" office:value="3162942" calcext:value-type="float">
            <text:p>316294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4523" calcext:value-type="float">
            <text:p>254523</text:p>
          </table:table-cell>
          <table:table-cell table:style-name="ce8" office:value-type="float" office:value="10567669" calcext:value-type="float">
            <text:p>10567669</text:p>
          </table:table-cell>
          <table:table-cell table:style-name="ce8"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094" calcext:value-type="float">
            <text:p>304094</text:p>
          </table:table-cell>
          <table:table-cell table:style-name="ce4" office:value-type="float" office:value="17910190" calcext:value-type="float">
            <text:p>17910190</text:p>
          </table:table-cell>
          <table:table-cell table:style-name="ce4" office:value-type="float" office:value="56463488" calcext:value-type="float">
            <text:p>56463488</text:p>
          </table:table-cell>
          <table:table-cell table:style-name="ce6" office:value-type="float" office:value="2" calcext:value-type="float" table:number-columns-spanned="1" table:number-rows-spanned="3">
            <text:p>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37306" calcext:value-type="float">
            <text:p>437306</text:p>
          </table:table-cell>
          <table:table-cell table:style-name="ce8" office:value-type="float" office:value="17876208" calcext:value-type="float">
            <text:p>17876208</text:p>
          </table:table-cell>
          <table:table-cell table:style-name="ce8"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743" calcext:value-type="float">
            <text:p>25743</text:p>
          </table:table-cell>
          <table:table-cell table:style-name="ce4" office:value-type="float" office:value="1406968" calcext:value-type="float">
            <text:p>1406968</text:p>
          </table:table-cell>
          <table:table-cell table:style-name="ce4" office:value-type="float" office:value="5541736" calcext:value-type="float">
            <text:p>55417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658" calcext:value-type="float">
            <text:p>322658</text:p>
          </table:table-cell>
          <table:table-cell table:style-name="ce8" office:value-type="float" office:value="20164650" calcext:value-type="float">
            <text:p>20164650</text:p>
          </table:table-cell>
          <table:table-cell table:style-name="ce8"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244" calcext:value-type="float">
            <text:p>19244</text:p>
          </table:table-cell>
          <table:table-cell table:style-name="ce4" office:value-type="float" office:value="712459" calcext:value-type="float">
            <text:p>712459</text:p>
          </table:table-cell>
          <table:table-cell table:style-name="ce4" office:value-type="float" office:value="3125266" calcext:value-type="float">
            <text:p>31252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1557" calcext:value-type="float">
            <text:p>311557</text:p>
          </table:table-cell>
          <table:table-cell table:style-name="ce8" office:value-type="float" office:value="12446215" calcext:value-type="float">
            <text:p>12446215</text:p>
          </table:table-cell>
          <table:table-cell table:style-name="ce8"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736" calcext:value-type="float">
            <text:p>304736</text:p>
          </table:table-cell>
          <table:table-cell table:style-name="ce4" office:value-type="float" office:value="14458278" calcext:value-type="float">
            <text:p>14458278</text:p>
          </table:table-cell>
          <table:table-cell table:style-name="ce4" office:value-type="float" office:value="60538556" calcext:value-type="float">
            <text:p>60538556</text:p>
          </table:table-cell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8761" calcext:value-type="float">
            <text:p>378761</text:p>
          </table:table-cell>
          <table:table-cell table:style-name="ce8" office:value-type="float" office:value="15652851" calcext:value-type="float">
            <text:p>15652851</text:p>
          </table:table-cell>
          <table:table-cell table:style-name="ce8"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962" calcext:value-type="float">
            <text:p>27962</text:p>
          </table:table-cell>
          <table:table-cell table:style-name="ce4" office:value-type="float" office:value="1309894" calcext:value-type="float">
            <text:p>1309894</text:p>
          </table:table-cell>
          <table:table-cell table:style-name="ce4" office:value-type="float" office:value="5532309" calcext:value-type="float">
            <text:p>553230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109" calcext:value-type="float">
            <text:p>316109</text:p>
          </table:table-cell>
          <table:table-cell table:style-name="ce8" office:value-type="float" office:value="18129012" calcext:value-type="float">
            <text:p>18129012</text:p>
          </table:table-cell>
          <table:table-cell table:style-name="ce8"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888" calcext:value-type="float">
            <text:p>19888</text:p>
          </table:table-cell>
          <table:table-cell table:style-name="ce4" office:value-type="float" office:value="709040" calcext:value-type="float">
            <text:p>709040</text:p>
          </table:table-cell>
          <table:table-cell table:style-name="ce4" office:value-type="float" office:value="3163295" calcext:value-type="float">
            <text:p>31632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4360" calcext:value-type="float">
            <text:p>244360</text:p>
          </table:table-cell>
          <table:table-cell table:style-name="ce8" office:value-type="float" office:value="12809368" calcext:value-type="float">
            <text:p>12809368</text:p>
          </table:table-cell>
          <table:table-cell table:style-name="ce8"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34" calcext:value-type="float">
            <text:p>288334</text:p>
          </table:table-cell>
          <table:table-cell table:style-name="ce4" office:value-type="float" office:value="13778114" calcext:value-type="float">
            <text:p>13778114</text:p>
          </table:table-cell>
          <table:table-cell table:style-name="ce4" office:value-type="float" office:value="56261240" calcext:value-type="float">
            <text:p>56261240</text:p>
          </table:table-cell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4671" calcext:value-type="float">
            <text:p>314671</text:p>
          </table:table-cell>
          <table:table-cell table:style-name="ce8" office:value-type="float" office:value="14768978" calcext:value-type="float">
            <text:p>14768978</text:p>
          </table:table-cell>
          <table:table-cell table:style-name="ce8"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261" calcext:value-type="float">
            <text:p>31261</text:p>
          </table:table-cell>
          <table:table-cell table:style-name="ce4" office:value-type="float" office:value="1312984" calcext:value-type="float">
            <text:p>1312984</text:p>
          </table:table-cell>
          <table:table-cell table:style-name="ce4" office:value-type="float" office:value="5588608" calcext:value-type="float">
            <text:p>55886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37" calcext:value-type="float">
            <text:p>306337</text:p>
          </table:table-cell>
          <table:table-cell table:style-name="ce8" office:value-type="float" office:value="17117800" calcext:value-type="float">
            <text:p>17117800</text:p>
          </table:table-cell>
          <table:table-cell table:style-name="ce8"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16511" calcext:value-type="float">
            <text:p>716511</text:p>
          </table:table-cell>
          <table:table-cell table:style-name="ce4" office:value-type="float" office:value="3056866" calcext:value-type="float">
            <text:p>30568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06" calcext:value-type="float">
            <text:p>275606</text:p>
          </table:table-cell>
          <table:table-cell table:style-name="ce8" office:value-type="float" office:value="12439508" calcext:value-type="float">
            <text:p>12439508</text:p>
          </table:table-cell>
          <table:table-cell table:style-name="ce8"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2953" calcext:value-type="float">
            <text:p>312953</text:p>
          </table:table-cell>
          <table:table-cell table:style-name="ce4" office:value-type="float" office:value="18047884" calcext:value-type="float">
            <text:p>18047884</text:p>
          </table:table-cell>
          <table:table-cell table:style-name="ce4" office:value-type="float" office:value="57567044" calcext:value-type="float">
            <text:p>57567044</text:p>
          </table:table-cell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19814" calcext:value-type="float">
            <text:p>219814</text:p>
          </table:table-cell>
          <table:table-cell table:style-name="ce8" office:value-type="float" office:value="10021330" calcext:value-type="float">
            <text:p>10021330</text:p>
          </table:table-cell>
          <table:table-cell table:style-name="ce8"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139" calcext:value-type="float">
            <text:p>27139</text:p>
          </table:table-cell>
          <table:table-cell table:style-name="ce4" office:value-type="float" office:value="1329705" calcext:value-type="float">
            <text:p>1329705</text:p>
          </table:table-cell>
          <table:table-cell table:style-name="ce4" office:value-type="float" office:value="5646644" calcext:value-type="float">
            <text:p>56466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0125" calcext:value-type="float">
            <text:p>180125</text:p>
          </table:table-cell>
          <table:table-cell table:style-name="ce8" office:value-type="float" office:value="10115757" calcext:value-type="float">
            <text:p>10115757</text:p>
          </table:table-cell>
          <table:table-cell table:style-name="ce8"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799" calcext:value-type="float">
            <text:p>17799</text:p>
          </table:table-cell>
          <table:table-cell table:style-name="ce4" office:value-type="float" office:value="787431" calcext:value-type="float">
            <text:p>787431</text:p>
          </table:table-cell>
          <table:table-cell table:style-name="ce4" office:value-type="float" office:value="3188439" calcext:value-type="float">
            <text:p>318843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8047" calcext:value-type="float">
            <text:p>238047</text:p>
          </table:table-cell>
          <table:table-cell table:style-name="ce8" office:value-type="float" office:value="10359380" calcext:value-type="float">
            <text:p>10359380</text:p>
          </table:table-cell>
          <table:table-cell table:style-name="ce8"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6410" calcext:value-type="float">
            <text:p>276410</text:p>
          </table:table-cell>
          <table:table-cell table:style-name="ce4" office:value-type="float" office:value="15329304" calcext:value-type="float">
            <text:p>15329304</text:p>
          </table:table-cell>
          <table:table-cell table:style-name="ce4" office:value-type="float" office:value="59226108" calcext:value-type="float">
            <text:p>59226108</text:p>
          </table:table-cell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3725" calcext:value-type="float">
            <text:p>363725</text:p>
          </table:table-cell>
          <table:table-cell table:style-name="ce8" office:value-type="float" office:value="15655493" calcext:value-type="float">
            <text:p>15655493</text:p>
          </table:table-cell>
          <table:table-cell table:style-name="ce8"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141" calcext:value-type="float">
            <text:p>30141</text:p>
          </table:table-cell>
          <table:table-cell table:style-name="ce4" office:value-type="float" office:value="1283376" calcext:value-type="float">
            <text:p>1283376</text:p>
          </table:table-cell>
          <table:table-cell table:style-name="ce4" office:value-type="float" office:value="5617621" calcext:value-type="float">
            <text:p>561762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498" calcext:value-type="float">
            <text:p>317498</text:p>
          </table:table-cell>
          <table:table-cell table:style-name="ce8" office:value-type="float" office:value="17745718" calcext:value-type="float">
            <text:p>17745718</text:p>
          </table:table-cell>
          <table:table-cell table:style-name="ce8"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23" calcext:value-type="float">
            <text:p>16323</text:p>
          </table:table-cell>
          <table:table-cell table:style-name="ce4" office:value-type="float" office:value="736122" calcext:value-type="float">
            <text:p>736122</text:p>
          </table:table-cell>
          <table:table-cell table:style-name="ce4" office:value-type="float" office:value="3147855" calcext:value-type="float">
            <text:p>31478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6276" calcext:value-type="float">
            <text:p>266276</text:p>
          </table:table-cell>
          <table:table-cell table:style-name="ce8" office:value-type="float" office:value="12577649" calcext:value-type="float">
            <text:p>12577649</text:p>
          </table:table-cell>
          <table:table-cell table:style-name="ce8"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040" calcext:value-type="float">
            <text:p>300040</text:p>
          </table:table-cell>
          <table:table-cell table:style-name="ce4" office:value-type="float" office:value="14514718" calcext:value-type="float">
            <text:p>14514718</text:p>
          </table:table-cell>
          <table:table-cell table:style-name="ce4" office:value-type="float" office:value="60576884" calcext:value-type="float">
            <text:p>60576884</text:p>
          </table:table-cell>
          <table:table-cell table:style-name="ce6" office:value-type="float" office:value="7" calcext:value-type="float" table:number-columns-spanned="1" table:number-rows-spanned="3">
            <text:p>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3125" calcext:value-type="float">
            <text:p>353125</text:p>
          </table:table-cell>
          <table:table-cell table:style-name="ce8" office:value-type="float" office:value="15886509" calcext:value-type="float">
            <text:p>15886509</text:p>
          </table:table-cell>
          <table:table-cell table:style-name="ce8"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833" calcext:value-type="float">
            <text:p>27833</text:p>
          </table:table-cell>
          <table:table-cell table:style-name="ce4" office:value-type="float" office:value="1303103" calcext:value-type="float">
            <text:p>1303103</text:p>
          </table:table-cell>
          <table:table-cell table:style-name="ce4" office:value-type="float" office:value="5535144" calcext:value-type="float">
            <text:p>55351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0077" calcext:value-type="float">
            <text:p>310077</text:p>
          </table:table-cell>
          <table:table-cell table:style-name="ce8" office:value-type="float" office:value="18373092" calcext:value-type="float">
            <text:p>18373092</text:p>
          </table:table-cell>
          <table:table-cell table:style-name="ce8"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216" calcext:value-type="float">
            <text:p>20216</text:p>
          </table:table-cell>
          <table:table-cell table:style-name="ce4" office:value-type="float" office:value="734148" calcext:value-type="float">
            <text:p>734148</text:p>
          </table:table-cell>
          <table:table-cell table:style-name="ce4" office:value-type="float" office:value="3173463" calcext:value-type="float">
            <text:p>3173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9437" calcext:value-type="float">
            <text:p>279437</text:p>
          </table:table-cell>
          <table:table-cell table:style-name="ce8" office:value-type="float" office:value="12771940" calcext:value-type="float">
            <text:p>12771940</text:p>
          </table:table-cell>
          <table:table-cell table:style-name="ce8"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5407" calcext:value-type="float">
            <text:p>285407</text:p>
          </table:table-cell>
          <table:table-cell table:style-name="ce4" office:value-type="float" office:value="18738026" calcext:value-type="float">
            <text:p>18738026</text:p>
          </table:table-cell>
          <table:table-cell table:style-name="ce4" office:value-type="float" office:value="57736956" calcext:value-type="float">
            <text:p>57736956</text:p>
          </table:table-cell>
          <table:table-cell table:style-name="ce6" office:value-type="float" office:value="8" calcext:value-type="float" table:number-columns-spanned="1" table:number-rows-spanned="3">
            <text:p>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19918" calcext:value-type="float">
            <text:p>419918</text:p>
          </table:table-cell>
          <table:table-cell table:style-name="ce8" office:value-type="float" office:value="18837300" calcext:value-type="float">
            <text:p>18837300</text:p>
          </table:table-cell>
          <table:table-cell table:style-name="ce8"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810" calcext:value-type="float">
            <text:p>28810</text:p>
          </table:table-cell>
          <table:table-cell table:style-name="ce4" office:value-type="float" office:value="1418580" calcext:value-type="float">
            <text:p>1418580</text:p>
          </table:table-cell>
          <table:table-cell table:style-name="ce4" office:value-type="float" office:value="5694983" calcext:value-type="float">
            <text:p>56949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747" calcext:value-type="float">
            <text:p>330747</text:p>
          </table:table-cell>
          <table:table-cell table:style-name="ce8" office:value-type="float" office:value="18533134" calcext:value-type="float">
            <text:p>18533134</text:p>
          </table:table-cell>
          <table:table-cell table:style-name="ce8"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78" calcext:value-type="float">
            <text:p>16278</text:p>
          </table:table-cell>
          <table:table-cell table:style-name="ce4" office:value-type="float" office:value="718971" calcext:value-type="float">
            <text:p>718971</text:p>
          </table:table-cell>
          <table:table-cell table:style-name="ce4" office:value-type="float" office:value="3141583" calcext:value-type="float">
            <text:p>314158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0655" calcext:value-type="float">
            <text:p>290655</text:p>
          </table:table-cell>
          <table:table-cell table:style-name="ce8" office:value-type="float" office:value="12790777" calcext:value-type="float">
            <text:p>12790777</text:p>
          </table:table-cell>
          <table:table-cell table:style-name="ce8"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1318" calcext:value-type="float">
            <text:p>311318</text:p>
          </table:table-cell>
          <table:table-cell table:style-name="ce4" office:value-type="float" office:value="13762135" calcext:value-type="float">
            <text:p>13762135</text:p>
          </table:table-cell>
          <table:table-cell table:style-name="ce4" office:value-type="float" office:value="61104728" calcext:value-type="float">
            <text:p>61104728</text:p>
          </table:table-cell>
          <table:table-cell table:style-name="ce6" office:value-type="float" office:value="9" calcext:value-type="float" table:number-columns-spanned="1" table:number-rows-spanned="3">
            <text:p>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5812" calcext:value-type="float">
            <text:p>355812</text:p>
          </table:table-cell>
          <table:table-cell table:style-name="ce8" office:value-type="float" office:value="18308788" calcext:value-type="float">
            <text:p>18308788</text:p>
          </table:table-cell>
          <table:table-cell table:style-name="ce8"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599" calcext:value-type="float">
            <text:p>33599</text:p>
          </table:table-cell>
          <table:table-cell table:style-name="ce4" office:value-type="float" office:value="1446694" calcext:value-type="float">
            <text:p>1446694</text:p>
          </table:table-cell>
          <table:table-cell table:style-name="ce4" office:value-type="float" office:value="5474470" calcext:value-type="float">
            <text:p>547447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292" calcext:value-type="float">
            <text:p>319292</text:p>
          </table:table-cell>
          <table:table-cell table:style-name="ce8" office:value-type="float" office:value="17832228" calcext:value-type="float">
            <text:p>17832228</text:p>
          </table:table-cell>
          <table:table-cell table:style-name="ce8"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127" calcext:value-type="float">
            <text:p>20127</text:p>
          </table:table-cell>
          <table:table-cell table:style-name="ce4" office:value-type="float" office:value="720423" calcext:value-type="float">
            <text:p>720423</text:p>
          </table:table-cell>
          <table:table-cell table:style-name="ce4" office:value-type="float" office:value="3140881" calcext:value-type="float">
            <text:p>314088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3908" calcext:value-type="float">
            <text:p>253908</text:p>
          </table:table-cell>
          <table:table-cell table:style-name="ce8" office:value-type="float" office:value="13080998" calcext:value-type="float">
            <text:p>13080998</text:p>
          </table:table-cell>
          <table:table-cell table:style-name="ce8"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0" calcext:value-type="float" table:number-columns-spanned="1" table:number-rows-spanned="3">
            <text:p>1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9354" calcext:value-type="float">
            <text:p>329354</text:p>
          </table:table-cell>
          <table:table-cell table:style-name="ce4" office:value-type="float" office:value="13798542" calcext:value-type="float">
            <text:p>13798542</text:p>
          </table:table-cell>
          <table:table-cell table:style-name="ce4" office:value-type="float" office:value="55726648" calcext:value-type="float">
            <text:p>55726648</text:p>
          </table:table-cell>
          <table:table-cell table:style-name="ce6" office:value-type="float" office:value="10" calcext:value-type="float" table:number-columns-spanned="1" table:number-rows-spanned="3">
            <text:p>1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1763" calcext:value-type="float">
            <text:p>341763</text:p>
          </table:table-cell>
          <table:table-cell table:style-name="ce8" office:value-type="float" office:value="17564202" calcext:value-type="float">
            <text:p>17564202</text:p>
          </table:table-cell>
          <table:table-cell table:style-name="ce8"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60" calcext:value-type="float">
            <text:p>27560</text:p>
          </table:table-cell>
          <table:table-cell table:style-name="ce4" office:value-type="float" office:value="1482571" calcext:value-type="float">
            <text:p>1482571</text:p>
          </table:table-cell>
          <table:table-cell table:style-name="ce4" office:value-type="float" office:value="5591760" calcext:value-type="float">
            <text:p>559176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5" calcext:value-type="float">
            <text:p>318485</text:p>
          </table:table-cell>
          <table:table-cell table:style-name="ce8" office:value-type="float" office:value="17469452" calcext:value-type="float">
            <text:p>17469452</text:p>
          </table:table-cell>
          <table:table-cell table:style-name="ce8"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12" calcext:value-type="float">
            <text:p>18212</text:p>
          </table:table-cell>
          <table:table-cell table:style-name="ce4" office:value-type="float" office:value="733450" calcext:value-type="float">
            <text:p>733450</text:p>
          </table:table-cell>
          <table:table-cell table:style-name="ce4" office:value-type="float" office:value="3156078" calcext:value-type="float">
            <text:p>31560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4145" calcext:value-type="float">
            <text:p>314145</text:p>
          </table:table-cell>
          <table:table-cell table:style-name="ce8" office:value-type="float" office:value="12963967" calcext:value-type="float">
            <text:p>12963967</text:p>
          </table:table-cell>
          <table:table-cell table:style-name="ce8"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1" calcext:value-type="float" table:number-columns-spanned="1" table:number-rows-spanned="3">
            <text:p>1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28" calcext:value-type="float">
            <text:p>350828</text:p>
          </table:table-cell>
          <table:table-cell table:style-name="ce4" office:value-type="float" office:value="16257654" calcext:value-type="float">
            <text:p>16257654</text:p>
          </table:table-cell>
          <table:table-cell table:style-name="ce4" office:value-type="float" office:value="56635732" calcext:value-type="float">
            <text:p>56635732</text:p>
          </table:table-cell>
          <table:table-cell table:style-name="ce6" office:value-type="float" office:value="11" calcext:value-type="float" table:number-columns-spanned="1" table:number-rows-spanned="3">
            <text:p>1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3350" calcext:value-type="float">
            <text:p>393350</text:p>
          </table:table-cell>
          <table:table-cell table:style-name="ce8" office:value-type="float" office:value="15832372" calcext:value-type="float">
            <text:p>15832372</text:p>
          </table:table-cell>
          <table:table-cell table:style-name="ce8"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1" calcext:value-type="float">
            <text:p>29241</text:p>
          </table:table-cell>
          <table:table-cell table:style-name="ce4" office:value-type="float" office:value="1389842" calcext:value-type="float">
            <text:p>1389842</text:p>
          </table:table-cell>
          <table:table-cell table:style-name="ce4" office:value-type="float" office:value="5583826" calcext:value-type="float">
            <text:p>55838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204" calcext:value-type="float">
            <text:p>308204</text:p>
          </table:table-cell>
          <table:table-cell table:style-name="ce8" office:value-type="float" office:value="20222208" calcext:value-type="float">
            <text:p>20222208</text:p>
          </table:table-cell>
          <table:table-cell table:style-name="ce8"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39" calcext:value-type="float">
            <text:p>18039</text:p>
          </table:table-cell>
          <table:table-cell table:style-name="ce4" office:value-type="float" office:value="715370" calcext:value-type="float">
            <text:p>715370</text:p>
          </table:table-cell>
          <table:table-cell table:style-name="ce4" office:value-type="float" office:value="3146463" calcext:value-type="float">
            <text:p>3146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5020" calcext:value-type="float">
            <text:p>295020</text:p>
          </table:table-cell>
          <table:table-cell table:style-name="ce8" office:value-type="float" office:value="12339836" calcext:value-type="float">
            <text:p>12339836</text:p>
          </table:table-cell>
          <table:table-cell table:style-name="ce8"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337" calcext:value-type="float">
            <text:p>284337</text:p>
          </table:table-cell>
          <table:table-cell table:style-name="ce4" office:value-type="float" office:value="13946256" calcext:value-type="float">
            <text:p>13946256</text:p>
          </table:table-cell>
          <table:table-cell table:style-name="ce4" office:value-type="float" office:value="61414804" calcext:value-type="float">
            <text:p>61414804</text:p>
          </table:table-cell>
          <table:table-cell table:style-name="ce6" office:value-type="float" office:value="12" calcext:value-type="float" table:number-columns-spanned="1" table:number-rows-spanned="3">
            <text:p>1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6150" calcext:value-type="float">
            <text:p>346150</text:p>
          </table:table-cell>
          <table:table-cell table:style-name="ce8" office:value-type="float" office:value="16294576" calcext:value-type="float">
            <text:p>16294576</text:p>
          </table:table-cell>
          <table:table-cell table:style-name="ce8"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740" calcext:value-type="float">
            <text:p>26740</text:p>
          </table:table-cell>
          <table:table-cell table:style-name="ce4" office:value-type="float" office:value="1324646" calcext:value-type="float">
            <text:p>1324646</text:p>
          </table:table-cell>
          <table:table-cell table:style-name="ce4" office:value-type="float" office:value="5679722" calcext:value-type="float">
            <text:p>5679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865" calcext:value-type="float">
            <text:p>319865</text:p>
          </table:table-cell>
          <table:table-cell table:style-name="ce8" office:value-type="float" office:value="17698392" calcext:value-type="float">
            <text:p>17698392</text:p>
          </table:table-cell>
          <table:table-cell table:style-name="ce8"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4" calcext:value-type="float">
            <text:p>17004</text:p>
          </table:table-cell>
          <table:table-cell table:style-name="ce4" office:value-type="float" office:value="754757" calcext:value-type="float">
            <text:p>754757</text:p>
          </table:table-cell>
          <table:table-cell table:style-name="ce4" office:value-type="float" office:value="3107665" calcext:value-type="float">
            <text:p>31076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8485" calcext:value-type="float">
            <text:p>258485</text:p>
          </table:table-cell>
          <table:table-cell table:style-name="ce8" office:value-type="float" office:value="12502236" calcext:value-type="float">
            <text:p>12502236</text:p>
          </table:table-cell>
          <table:table-cell table:style-name="ce8"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3" calcext:value-type="float" table:number-columns-spanned="1" table:number-rows-spanned="3">
            <text:p>1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601" calcext:value-type="float">
            <text:p>300601</text:p>
          </table:table-cell>
          <table:table-cell table:style-name="ce4" office:value-type="float" office:value="14723922" calcext:value-type="float">
            <text:p>14723922</text:p>
          </table:table-cell>
          <table:table-cell table:style-name="ce4" office:value-type="float" office:value="54748324" calcext:value-type="float">
            <text:p>54748324</text:p>
          </table:table-cell>
          <table:table-cell table:style-name="ce6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7092" calcext:value-type="float">
            <text:p>357092</text:p>
          </table:table-cell>
          <table:table-cell table:style-name="ce8" office:value-type="float" office:value="17068336" calcext:value-type="float">
            <text:p>17068336</text:p>
          </table:table-cell>
          <table:table-cell table:style-name="ce8"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231" calcext:value-type="float">
            <text:p>27231</text:p>
          </table:table-cell>
          <table:table-cell table:style-name="ce4" office:value-type="float" office:value="1414398" calcext:value-type="float">
            <text:p>1414398</text:p>
          </table:table-cell>
          <table:table-cell table:style-name="ce4" office:value-type="float" office:value="5546883" calcext:value-type="float">
            <text:p>55468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782" calcext:value-type="float">
            <text:p>322782</text:p>
          </table:table-cell>
          <table:table-cell table:style-name="ce8" office:value-type="float" office:value="18395776" calcext:value-type="float">
            <text:p>18395776</text:p>
          </table:table-cell>
          <table:table-cell table:style-name="ce8"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7" calcext:value-type="float">
            <text:p>16627</text:p>
          </table:table-cell>
          <table:table-cell table:style-name="ce4" office:value-type="float" office:value="734368" calcext:value-type="float">
            <text:p>734368</text:p>
          </table:table-cell>
          <table:table-cell table:style-name="ce4" office:value-type="float" office:value="3131093" calcext:value-type="float">
            <text:p>313109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38" calcext:value-type="float">
            <text:p>275638</text:p>
          </table:table-cell>
          <table:table-cell table:style-name="ce8" office:value-type="float" office:value="13316464" calcext:value-type="float">
            <text:p>13316464</text:p>
          </table:table-cell>
          <table:table-cell table:style-name="ce8"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7607" calcext:value-type="float">
            <text:p>327607</text:p>
          </table:table-cell>
          <table:table-cell table:style-name="ce4" office:value-type="float" office:value="13744927" calcext:value-type="float">
            <text:p>13744927</text:p>
          </table:table-cell>
          <table:table-cell table:style-name="ce4" office:value-type="float" office:value="57563324" calcext:value-type="float">
            <text:p>57563324</text:p>
          </table:table-cell>
          <table:table-cell table:style-name="ce6" office:value-type="float" office:value="14" calcext:value-type="float" table:number-columns-spanned="1" table:number-rows-spanned="3">
            <text:p>1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754" calcext:value-type="float">
            <text:p>351754</text:p>
          </table:table-cell>
          <table:table-cell table:style-name="ce8" office:value-type="float" office:value="18563240" calcext:value-type="float">
            <text:p>18563240</text:p>
          </table:table-cell>
          <table:table-cell table:style-name="ce8"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641" calcext:value-type="float">
            <text:p>30641</text:p>
          </table:table-cell>
          <table:table-cell table:style-name="ce4" office:value-type="float" office:value="1445735" calcext:value-type="float">
            <text:p>1445735</text:p>
          </table:table-cell>
          <table:table-cell table:style-name="ce4" office:value-type="float" office:value="5626236" calcext:value-type="float">
            <text:p>56262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24701" calcext:value-type="float">
            <text:p>424701</text:p>
          </table:table-cell>
          <table:table-cell table:style-name="ce8" office:value-type="float" office:value="20087286" calcext:value-type="float">
            <text:p>20087286</text:p>
          </table:table-cell>
          <table:table-cell table:style-name="ce8"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1" calcext:value-type="float">
            <text:p>18261</text:p>
          </table:table-cell>
          <table:table-cell table:style-name="ce4" office:value-type="float" office:value="724470" calcext:value-type="float">
            <text:p>724470</text:p>
          </table:table-cell>
          <table:table-cell table:style-name="ce4" office:value-type="float" office:value="3152000" calcext:value-type="float">
            <text:p>31520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2596" calcext:value-type="float">
            <text:p>262596</text:p>
          </table:table-cell>
          <table:table-cell table:style-name="ce8" office:value-type="float" office:value="12310620" calcext:value-type="float">
            <text:p>12310620</text:p>
          </table:table-cell>
          <table:table-cell table:style-name="ce8"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5" calcext:value-type="float" table:number-columns-spanned="1" table:number-rows-spanned="3">
            <text:p>1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92" calcext:value-type="float">
            <text:p>350892</text:p>
          </table:table-cell>
          <table:table-cell table:style-name="ce4" office:value-type="float" office:value="15635463" calcext:value-type="float">
            <text:p>15635463</text:p>
          </table:table-cell>
          <table:table-cell table:style-name="ce4" office:value-type="float" office:value="57437984" calcext:value-type="float">
            <text:p>57437984</text:p>
          </table:table-cell>
          <table:table-cell table:style-name="ce6" office:value-type="float" office:value="15" calcext:value-type="float" table:number-columns-spanned="1" table:number-rows-spanned="3">
            <text:p>1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376" calcext:value-type="float">
            <text:p>343376</text:p>
          </table:table-cell>
          <table:table-cell table:style-name="ce8" office:value-type="float" office:value="15649928" calcext:value-type="float">
            <text:p>15649928</text:p>
          </table:table-cell>
          <table:table-cell table:style-name="ce8"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6" calcext:value-type="float">
            <text:p>29246</text:p>
          </table:table-cell>
          <table:table-cell table:style-name="ce4" office:value-type="float" office:value="1339500" calcext:value-type="float">
            <text:p>1339500</text:p>
          </table:table-cell>
          <table:table-cell table:style-name="ce4" office:value-type="float" office:value="5589150" calcext:value-type="float">
            <text:p>558915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055" calcext:value-type="float">
            <text:p>306055</text:p>
          </table:table-cell>
          <table:table-cell table:style-name="ce8" office:value-type="float" office:value="17222312" calcext:value-type="float">
            <text:p>17222312</text:p>
          </table:table-cell>
          <table:table-cell table:style-name="ce8"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552" calcext:value-type="float">
            <text:p>18552</text:p>
          </table:table-cell>
          <table:table-cell table:style-name="ce4" office:value-type="float" office:value="736163" calcext:value-type="float">
            <text:p>736163</text:p>
          </table:table-cell>
          <table:table-cell table:style-name="ce4" office:value-type="float" office:value="3096636" calcext:value-type="float">
            <text:p>309663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33670" calcext:value-type="float">
            <text:p>333670</text:p>
          </table:table-cell>
          <table:table-cell table:style-name="ce8" office:value-type="float" office:value="12605733" calcext:value-type="float">
            <text:p>12605733</text:p>
          </table:table-cell>
          <table:table-cell table:style-name="ce8"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6" calcext:value-type="float" table:number-columns-spanned="1" table:number-rows-spanned="3">
            <text:p>1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8424" calcext:value-type="float">
            <text:p>358424</text:p>
          </table:table-cell>
          <table:table-cell table:style-name="ce4" office:value-type="float" office:value="13807833" calcext:value-type="float">
            <text:p>13807833</text:p>
          </table:table-cell>
          <table:table-cell table:style-name="ce4" office:value-type="float" office:value="59130472" calcext:value-type="float">
            <text:p>59130472</text:p>
          </table:table-cell>
          <table:table-cell table:style-name="ce6" office:value-type="float" office:value="16" calcext:value-type="float" table:number-columns-spanned="1" table:number-rows-spanned="3">
            <text:p>1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5837" calcext:value-type="float">
            <text:p>345837</text:p>
          </table:table-cell>
          <table:table-cell table:style-name="ce8" office:value-type="float" office:value="15876190" calcext:value-type="float">
            <text:p>15876190</text:p>
          </table:table-cell>
          <table:table-cell table:style-name="ce8"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40" calcext:value-type="float">
            <text:p>28440</text:p>
          </table:table-cell>
          <table:table-cell table:style-name="ce4" office:value-type="float" office:value="1366048" calcext:value-type="float">
            <text:p>1366048</text:p>
          </table:table-cell>
          <table:table-cell table:style-name="ce4" office:value-type="float" office:value="5689389" calcext:value-type="float">
            <text:p>568938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3181" calcext:value-type="float">
            <text:p>323181</text:p>
          </table:table-cell>
          <table:table-cell table:style-name="ce8" office:value-type="float" office:value="18664198" calcext:value-type="float">
            <text:p>18664198</text:p>
          </table:table-cell>
          <table:table-cell table:style-name="ce8"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89" calcext:value-type="float">
            <text:p>17189</text:p>
          </table:table-cell>
          <table:table-cell table:style-name="ce4" office:value-type="float" office:value="750993" calcext:value-type="float">
            <text:p>750993</text:p>
          </table:table-cell>
          <table:table-cell table:style-name="ce4" office:value-type="float" office:value="3214250" calcext:value-type="float">
            <text:p>321425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322" calcext:value-type="float">
            <text:p>315322</text:p>
          </table:table-cell>
          <table:table-cell table:style-name="ce8" office:value-type="float" office:value="12550046" calcext:value-type="float">
            <text:p>12550046</text:p>
          </table:table-cell>
          <table:table-cell table:style-name="ce8"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17" calcext:value-type="float" table:number-columns-spanned="1" table:number-rows-spanned="3">
            <text:p>1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374" calcext:value-type="float">
            <text:p>293374</text:p>
          </table:table-cell>
          <table:table-cell table:style-name="ce4" office:value-type="float" office:value="13732974" calcext:value-type="float">
            <text:p>13732974</text:p>
          </table:table-cell>
          <table:table-cell table:style-name="ce4" office:value-type="float" office:value="63007612" calcext:value-type="float">
            <text:p>63007612</text:p>
          </table:table-cell>
          <table:table-cell table:style-name="ce6" office:value-type="float" office:value="17" calcext:value-type="float" table:number-columns-spanned="1" table:number-rows-spanned="3">
            <text:p>1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209" calcext:value-type="float">
            <text:p>356209</text:p>
          </table:table-cell>
          <table:table-cell table:style-name="ce8" office:value-type="float" office:value="19209724" calcext:value-type="float">
            <text:p>19209724</text:p>
          </table:table-cell>
          <table:table-cell table:style-name="ce8"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551" calcext:value-type="float">
            <text:p>30551</text:p>
          </table:table-cell>
          <table:table-cell table:style-name="ce4" office:value-type="float" office:value="1377087" calcext:value-type="float">
            <text:p>1377087</text:p>
          </table:table-cell>
          <table:table-cell table:style-name="ce4" office:value-type="float" office:value="5699832" calcext:value-type="float">
            <text:p>569983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591" calcext:value-type="float">
            <text:p>316591</text:p>
          </table:table-cell>
          <table:table-cell table:style-name="ce8" office:value-type="float" office:value="17797928" calcext:value-type="float">
            <text:p>17797928</text:p>
          </table:table-cell>
          <table:table-cell table:style-name="ce8"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9" calcext:value-type="float">
            <text:p>18269</text:p>
          </table:table-cell>
          <table:table-cell table:style-name="ce4" office:value-type="float" office:value="758959" calcext:value-type="float">
            <text:p>758959</text:p>
          </table:table-cell>
          <table:table-cell table:style-name="ce4" office:value-type="float" office:value="3143347" calcext:value-type="float">
            <text:p>314334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7562" calcext:value-type="float">
            <text:p>317562</text:p>
          </table:table-cell>
          <table:table-cell table:style-name="ce8" office:value-type="float" office:value="12229223" calcext:value-type="float">
            <text:p>12229223</text:p>
          </table:table-cell>
          <table:table-cell table:style-name="ce8"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8" calcext:value-type="float" table:number-columns-spanned="1" table:number-rows-spanned="3">
            <text:p>1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658" calcext:value-type="float">
            <text:p>287658</text:p>
          </table:table-cell>
          <table:table-cell table:style-name="ce4" office:value-type="float" office:value="13973164" calcext:value-type="float">
            <text:p>13973164</text:p>
          </table:table-cell>
          <table:table-cell table:style-name="ce4" office:value-type="float" office:value="58754224" calcext:value-type="float">
            <text:p>58754224</text:p>
          </table:table-cell>
          <table:table-cell table:style-name="ce6" office:value-type="float" office:value="18" calcext:value-type="float" table:number-columns-spanned="1" table:number-rows-spanned="3">
            <text:p>1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9359" calcext:value-type="float">
            <text:p>359359</text:p>
          </table:table-cell>
          <table:table-cell table:style-name="ce8" office:value-type="float" office:value="16158111" calcext:value-type="float">
            <text:p>16158111</text:p>
          </table:table-cell>
          <table:table-cell table:style-name="ce8"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111" calcext:value-type="float">
            <text:p>28111</text:p>
          </table:table-cell>
          <table:table-cell table:style-name="ce4" office:value-type="float" office:value="1300059" calcext:value-type="float">
            <text:p>1300059</text:p>
          </table:table-cell>
          <table:table-cell table:style-name="ce4" office:value-type="float" office:value="5519702" calcext:value-type="float">
            <text:p>551970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2" calcext:value-type="float">
            <text:p>318482</text:p>
          </table:table-cell>
          <table:table-cell table:style-name="ce8" office:value-type="float" office:value="17911384" calcext:value-type="float">
            <text:p>17911384</text:p>
          </table:table-cell>
          <table:table-cell table:style-name="ce8"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996" calcext:value-type="float">
            <text:p>17996</text:p>
          </table:table-cell>
          <table:table-cell table:style-name="ce4" office:value-type="float" office:value="740258" calcext:value-type="float">
            <text:p>740258</text:p>
          </table:table-cell>
          <table:table-cell table:style-name="ce4" office:value-type="float" office:value="3159017" calcext:value-type="float">
            <text:p>315901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6337" calcext:value-type="float">
            <text:p>326337</text:p>
          </table:table-cell>
          <table:table-cell table:style-name="ce8" office:value-type="float" office:value="12506832" calcext:value-type="float">
            <text:p>12506832</text:p>
          </table:table-cell>
          <table:table-cell table:style-name="ce8"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table-cell table:style-name="ce3" office:value-type="float" office:value="19" calcext:value-type="float" table:number-columns-spanned="1" table:number-rows-spanned="3">
            <text:p>1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905" calcext:value-type="float">
            <text:p>284905</text:p>
          </table:table-cell>
          <table:table-cell table:style-name="ce4" office:value-type="float" office:value="16439626" calcext:value-type="float">
            <text:p>16439626</text:p>
          </table:table-cell>
          <table:table-cell table:style-name="ce4" office:value-type="float" office:value="63320316" calcext:value-type="float">
            <text:p>63320316</text:p>
          </table:table-cell>
          <table:table-cell table:style-name="ce6" office:value-type="float" office:value="19" calcext:value-type="float" table:number-columns-spanned="1" table:number-rows-spanned="3">
            <text:p>1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9241" calcext:value-type="float">
            <text:p>389241</text:p>
          </table:table-cell>
          <table:table-cell table:style-name="ce8" office:value-type="float" office:value="15926420" calcext:value-type="float">
            <text:p>15926420</text:p>
          </table:table-cell>
          <table:table-cell table:style-name="ce8"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18" calcext:value-type="float">
            <text:p>28318</text:p>
          </table:table-cell>
          <table:table-cell table:style-name="ce4" office:value-type="float" office:value="1277328" calcext:value-type="float">
            <text:p>1277328</text:p>
          </table:table-cell>
          <table:table-cell table:style-name="ce4" office:value-type="float" office:value="5513453" calcext:value-type="float">
            <text:p>551345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109" calcext:value-type="float">
            <text:p>297109</text:p>
          </table:table-cell>
          <table:table-cell table:style-name="ce8" office:value-type="float" office:value="17033836" calcext:value-type="float">
            <text:p>17033836</text:p>
          </table:table-cell>
          <table:table-cell table:style-name="ce8"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4" office:value-type="float" office:value="767563" calcext:value-type="float">
            <text:p>767563</text:p>
          </table:table-cell>
          <table:table-cell table:style-name="ce4" office:value-type="float" office:value="3149655" calcext:value-type="float">
            <text:p>3149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83036" calcext:value-type="float">
            <text:p>283036</text:p>
          </table:table-cell>
          <table:table-cell table:style-name="ce8" office:value-type="float" office:value="13965155" calcext:value-type="float">
            <text:p>13965155</text:p>
          </table:table-cell>
          <table:table-cell table:style-name="ce8"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table-cell table:style-name="ce3" office:value-type="float" office:value="20" calcext:value-type="float" table:number-columns-spanned="1" table:number-rows-spanned="3">
            <text:p>2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4866" calcext:value-type="float">
            <text:p>314866</text:p>
          </table:table-cell>
          <table:table-cell table:style-name="ce4" office:value-type="float" office:value="16605758" calcext:value-type="float">
            <text:p>16605758</text:p>
          </table:table-cell>
          <table:table-cell table:style-name="ce4" office:value-type="float" office:value="60815280" calcext:value-type="float">
            <text:p>60815280</text:p>
          </table:table-cell>
          <table:table-cell table:style-name="ce6" office:value-type="float" office:value="20" calcext:value-type="float" table:number-columns-spanned="1" table:number-rows-spanned="3">
            <text:p>2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55984" calcext:value-type="float">
            <text:p>255984</text:p>
          </table:table-cell>
          <table:table-cell table:style-name="ce8" office:value-type="float" office:value="9991350" calcext:value-type="float">
            <text:p>9991350</text:p>
          </table:table-cell>
          <table:table-cell table:style-name="ce8"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096" calcext:value-type="float">
            <text:p>28096</text:p>
          </table:table-cell>
          <table:table-cell table:style-name="ce4" office:value-type="float" office:value="1384635" calcext:value-type="float">
            <text:p>1384635</text:p>
          </table:table-cell>
          <table:table-cell table:style-name="ce4" office:value-type="float" office:value="5656515" calcext:value-type="float">
            <text:p>565651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7044" calcext:value-type="float">
            <text:p>187044</text:p>
          </table:table-cell>
          <table:table-cell table:style-name="ce8" office:value-type="float" office:value="10170532" calcext:value-type="float">
            <text:p>10170532</text:p>
          </table:table-cell>
          <table:table-cell table:style-name="ce8"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84" calcext:value-type="float">
            <text:p>19484</text:p>
          </table:table-cell>
          <table:table-cell table:style-name="ce4" office:value-type="float" office:value="719414" calcext:value-type="float">
            <text:p>719414</text:p>
          </table:table-cell>
          <table:table-cell table:style-name="ce4" office:value-type="float" office:value="3097370" calcext:value-type="float">
            <text:p>309737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1045" calcext:value-type="float">
            <text:p>201045</text:p>
          </table:table-cell>
          <table:table-cell table:style-name="ce8" office:value-type="float" office:value="10635558" calcext:value-type="float">
            <text:p>10635558</text:p>
          </table:table-cell>
          <table:table-cell table:style-name="ce8"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21" calcext:value-type="float" table:number-columns-spanned="1" table:number-rows-spanned="3">
            <text:p>2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3154" calcext:value-type="float">
            <text:p>253154</text:p>
          </table:table-cell>
          <table:table-cell table:style-name="ce4" office:value-type="float" office:value="14043583" calcext:value-type="float">
            <text:p>14043583</text:p>
          </table:table-cell>
          <table:table-cell table:style-name="ce4" office:value-type="float" office:value="57791388" calcext:value-type="float">
            <text:p>57791388</text:p>
          </table:table-cell>
          <table:table-cell table:style-name="ce6" office:value-type="float" office:value="21" calcext:value-type="float" table:number-columns-spanned="1" table:number-rows-spanned="3">
            <text:p>2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32398" calcext:value-type="float">
            <text:p>332398</text:p>
          </table:table-cell>
          <table:table-cell table:style-name="ce8" office:value-type="float" office:value="15155175" calcext:value-type="float">
            <text:p>15155175</text:p>
          </table:table-cell>
          <table:table-cell table:style-name="ce8"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059" calcext:value-type="float">
            <text:p>29059</text:p>
          </table:table-cell>
          <table:table-cell table:style-name="ce4" office:value-type="float" office:value="1357577" calcext:value-type="float">
            <text:p>1357577</text:p>
          </table:table-cell>
          <table:table-cell table:style-name="ce4" office:value-type="float" office:value="5566711" calcext:value-type="float">
            <text:p>556671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24" calcext:value-type="float">
            <text:p>306324</text:p>
          </table:table-cell>
          <table:table-cell table:style-name="ce8" office:value-type="float" office:value="17136836" calcext:value-type="float">
            <text:p>17136836</text:p>
          </table:table-cell>
          <table:table-cell table:style-name="ce8"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89" calcext:value-type="float">
            <text:p>16289</text:p>
          </table:table-cell>
          <table:table-cell table:style-name="ce4" office:value-type="float" office:value="713701" calcext:value-type="float">
            <text:p>713701</text:p>
          </table:table-cell>
          <table:table-cell table:style-name="ce4" office:value-type="float" office:value="3203630" calcext:value-type="float">
            <text:p>320363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4581" calcext:value-type="float">
            <text:p>324581</text:p>
          </table:table-cell>
          <table:table-cell table:style-name="ce8" office:value-type="float" office:value="12787616" calcext:value-type="float">
            <text:p>12787616</text:p>
          </table:table-cell>
          <table:table-cell table:style-name="ce8"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table-cell table:style-name="ce3" office:value-type="float" office:value="22" calcext:value-type="float" table:number-columns-spanned="1" table:number-rows-spanned="3">
            <text:p>2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9172" calcext:value-type="float">
            <text:p>289172</text:p>
          </table:table-cell>
          <table:table-cell table:style-name="ce4" office:value-type="float" office:value="13969181" calcext:value-type="float">
            <text:p>13969181</text:p>
          </table:table-cell>
          <table:table-cell table:style-name="ce4" office:value-type="float" office:value="59202712" calcext:value-type="float">
            <text:p>59202712</text:p>
          </table:table-cell>
          <table:table-cell table:style-name="ce6" office:value-type="float" office:value="22" calcext:value-type="float" table:number-columns-spanned="1" table:number-rows-spanned="3">
            <text:p>2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6881" calcext:value-type="float">
            <text:p>316881</text:p>
          </table:table-cell>
          <table:table-cell table:style-name="ce8" office:value-type="float" office:value="14406479" calcext:value-type="float">
            <text:p>14406479</text:p>
          </table:table-cell>
          <table:table-cell table:style-name="ce8"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7" calcext:value-type="float">
            <text:p>29247</text:p>
          </table:table-cell>
          <table:table-cell table:style-name="ce4" office:value-type="float" office:value="1376228" calcext:value-type="float">
            <text:p>1376228</text:p>
          </table:table-cell>
          <table:table-cell table:style-name="ce4" office:value-type="float" office:value="5531135" calcext:value-type="float">
            <text:p>55311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2180" calcext:value-type="float">
            <text:p>302180</text:p>
          </table:table-cell>
          <table:table-cell table:style-name="ce8" office:value-type="float" office:value="18970858" calcext:value-type="float">
            <text:p>18970858</text:p>
          </table:table-cell>
          <table:table-cell table:style-name="ce8"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59" calcext:value-type="float">
            <text:p>16559</text:p>
          </table:table-cell>
          <table:table-cell table:style-name="ce4" office:value-type="float" office:value="766953" calcext:value-type="float">
            <text:p>766953</text:p>
          </table:table-cell>
          <table:table-cell table:style-name="ce4" office:value-type="float" office:value="3121695" calcext:value-type="float">
            <text:p>31216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9234" calcext:value-type="float">
            <text:p>299234</text:p>
          </table:table-cell>
          <table:table-cell table:style-name="ce8" office:value-type="float" office:value="12678131" calcext:value-type="float">
            <text:p>12678131</text:p>
          </table:table-cell>
          <table:table-cell table:style-name="ce8"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table-cell table:style-name="ce3" office:value-type="float" office:value="23" calcext:value-type="float" table:number-columns-spanned="1" table:number-rows-spanned="3">
            <text:p>2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79058" calcext:value-type="float">
            <text:p>379058</text:p>
          </table:table-cell>
          <table:table-cell table:style-name="ce4" office:value-type="float" office:value="13795474" calcext:value-type="float">
            <text:p>13795474</text:p>
          </table:table-cell>
          <table:table-cell table:style-name="ce4" office:value-type="float" office:value="58481624" calcext:value-type="float">
            <text:p>58481624</text:p>
          </table:table-cell>
          <table:table-cell table:style-name="ce6" office:value-type="float" office:value="23" calcext:value-type="float" table:number-columns-spanned="1" table:number-rows-spanned="3">
            <text:p>2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22309" calcext:value-type="float">
            <text:p>422309</text:p>
          </table:table-cell>
          <table:table-cell table:style-name="ce8" office:value-type="float" office:value="16441703" calcext:value-type="float">
            <text:p>16441703</text:p>
          </table:table-cell>
          <table:table-cell table:style-name="ce8"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771" calcext:value-type="float">
            <text:p>29771</text:p>
          </table:table-cell>
          <table:table-cell table:style-name="ce4" office:value-type="float" office:value="1404102" calcext:value-type="float">
            <text:p>1404102</text:p>
          </table:table-cell>
          <table:table-cell table:style-name="ce4" office:value-type="float" office:value="5645066" calcext:value-type="float">
            <text:p>564506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0307" calcext:value-type="float">
            <text:p>300307</text:p>
          </table:table-cell>
          <table:table-cell table:style-name="ce8" office:value-type="float" office:value="16789928" calcext:value-type="float">
            <text:p>16789928</text:p>
          </table:table-cell>
          <table:table-cell table:style-name="ce8"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850" calcext:value-type="float">
            <text:p>17850</text:p>
          </table:table-cell>
          <table:table-cell table:style-name="ce4" office:value-type="float" office:value="767036" calcext:value-type="float">
            <text:p>767036</text:p>
          </table:table-cell>
          <table:table-cell table:style-name="ce4" office:value-type="float" office:value="3060378" calcext:value-type="float">
            <text:p>30603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0662" calcext:value-type="float">
            <text:p>240662</text:p>
          </table:table-cell>
          <table:table-cell table:style-name="ce8" office:value-type="float" office:value="12028794" calcext:value-type="float">
            <text:p>12028794</text:p>
          </table:table-cell>
          <table:table-cell table:style-name="ce8"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4" calcext:value-type="float" table:number-columns-spanned="1" table:number-rows-spanned="3">
            <text:p>2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401" calcext:value-type="float">
            <text:p>279401</text:p>
          </table:table-cell>
          <table:table-cell table:style-name="ce4" office:value-type="float" office:value="13887389" calcext:value-type="float">
            <text:p>13887389</text:p>
          </table:table-cell>
          <table:table-cell table:style-name="ce4" office:value-type="float" office:value="60546504" calcext:value-type="float">
            <text:p>60546504</text:p>
          </table:table-cell>
          <table:table-cell table:style-name="ce6" office:value-type="float" office:value="24" calcext:value-type="float" table:number-columns-spanned="1" table:number-rows-spanned="3">
            <text:p>2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3105" calcext:value-type="float">
            <text:p>403105</text:p>
          </table:table-cell>
          <table:table-cell table:style-name="ce8" office:value-type="float" office:value="17990236" calcext:value-type="float">
            <text:p>17990236</text:p>
          </table:table-cell>
          <table:table-cell table:style-name="ce8"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391" calcext:value-type="float">
            <text:p>29391</text:p>
          </table:table-cell>
          <table:table-cell table:style-name="ce4" office:value-type="float" office:value="1416441" calcext:value-type="float">
            <text:p>1416441</text:p>
          </table:table-cell>
          <table:table-cell table:style-name="ce4" office:value-type="float" office:value="5435061" calcext:value-type="float">
            <text:p>54350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1618" calcext:value-type="float">
            <text:p>321618</text:p>
          </table:table-cell>
          <table:table-cell table:style-name="ce8" office:value-type="float" office:value="18082362" calcext:value-type="float">
            <text:p>18082362</text:p>
          </table:table-cell>
          <table:table-cell table:style-name="ce8"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39418" calcext:value-type="float">
            <text:p>739418</text:p>
          </table:table-cell>
          <table:table-cell table:style-name="ce4" office:value-type="float" office:value="3189056" calcext:value-type="float">
            <text:p>31890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483" calcext:value-type="float">
            <text:p>267483</text:p>
          </table:table-cell>
          <table:table-cell table:style-name="ce8" office:value-type="float" office:value="15917597" calcext:value-type="float">
            <text:p>15917597</text:p>
          </table:table-cell>
          <table:table-cell table:style-name="ce8"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table-cell table:style-name="ce3" office:value-type="float" office:value="25" calcext:value-type="float" table:number-columns-spanned="1" table:number-rows-spanned="3">
            <text:p>2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8176" calcext:value-type="float">
            <text:p>258176</text:p>
          </table:table-cell>
          <table:table-cell table:style-name="ce4" office:value-type="float" office:value="14795408" calcext:value-type="float">
            <text:p>14795408</text:p>
          </table:table-cell>
          <table:table-cell table:style-name="ce4" office:value-type="float" office:value="55095716" calcext:value-type="float">
            <text:p>55095716</text:p>
          </table:table-cell>
          <table:table-cell table:style-name="ce6" office:value-type="float" office:value="25" calcext:value-type="float" table:number-columns-spanned="1" table:number-rows-spanned="3">
            <text:p>2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2716" calcext:value-type="float">
            <text:p>372716</text:p>
          </table:table-cell>
          <table:table-cell table:style-name="ce8" office:value-type="float" office:value="15898665" calcext:value-type="float">
            <text:p>15898665</text:p>
          </table:table-cell>
          <table:table-cell table:style-name="ce8"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79" calcext:value-type="float">
            <text:p>29179</text:p>
          </table:table-cell>
          <table:table-cell table:style-name="ce4" office:value-type="float" office:value="1357684" calcext:value-type="float">
            <text:p>1357684</text:p>
          </table:table-cell>
          <table:table-cell table:style-name="ce4" office:value-type="float" office:value="5656607" calcext:value-type="float">
            <text:p>56566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924" calcext:value-type="float">
            <text:p>305924</text:p>
          </table:table-cell>
          <table:table-cell table:style-name="ce8" office:value-type="float" office:value="18014272" calcext:value-type="float">
            <text:p>18014272</text:p>
          </table:table-cell>
          <table:table-cell table:style-name="ce8"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629" calcext:value-type="float">
            <text:p>18629</text:p>
          </table:table-cell>
          <table:table-cell table:style-name="ce4" office:value-type="float" office:value="727819" calcext:value-type="float">
            <text:p>727819</text:p>
          </table:table-cell>
          <table:table-cell table:style-name="ce4" office:value-type="float" office:value="3207965" calcext:value-type="float">
            <text:p>32079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887" calcext:value-type="float">
            <text:p>315887</text:p>
          </table:table-cell>
          <table:table-cell table:style-name="ce8" office:value-type="float" office:value="12962401" calcext:value-type="float">
            <text:p>12962401</text:p>
          </table:table-cell>
          <table:table-cell table:style-name="ce8"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table-cell table:style-name="ce3" office:value-type="float" office:value="26" calcext:value-type="float" table:number-columns-spanned="1" table:number-rows-spanned="3">
            <text:p>2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302" calcext:value-type="float">
            <text:p>242302</text:p>
          </table:table-cell>
          <table:table-cell table:style-name="ce4" office:value-type="float" office:value="14169474" calcext:value-type="float">
            <text:p>14169474</text:p>
          </table:table-cell>
          <table:table-cell table:style-name="ce4" office:value-type="float" office:value="54803964" calcext:value-type="float">
            <text:p>54803964</text:p>
          </table:table-cell>
          <table:table-cell table:style-name="ce6" office:value-type="float" office:value="26" calcext:value-type="float" table:number-columns-spanned="1" table:number-rows-spanned="3">
            <text:p>2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603" calcext:value-type="float">
            <text:p>392603</text:p>
          </table:table-cell>
          <table:table-cell table:style-name="ce8" office:value-type="float" office:value="17894236" calcext:value-type="float">
            <text:p>17894236</text:p>
          </table:table-cell>
          <table:table-cell table:style-name="ce8"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41" calcext:value-type="float">
            <text:p>28641</text:p>
          </table:table-cell>
          <table:table-cell table:style-name="ce4" office:value-type="float" office:value="1317008" calcext:value-type="float">
            <text:p>1317008</text:p>
          </table:table-cell>
          <table:table-cell table:style-name="ce4" office:value-type="float" office:value="5556587" calcext:value-type="float">
            <text:p>555658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84" calcext:value-type="float">
            <text:p>330284</text:p>
          </table:table-cell>
          <table:table-cell table:style-name="ce8" office:value-type="float" office:value="18628802" calcext:value-type="float">
            <text:p>18628802</text:p>
          </table:table-cell>
          <table:table-cell table:style-name="ce8"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061" calcext:value-type="float">
            <text:p>20061</text:p>
          </table:table-cell>
          <table:table-cell table:style-name="ce4" office:value-type="float" office:value="749690" calcext:value-type="float">
            <text:p>749690</text:p>
          </table:table-cell>
          <table:table-cell table:style-name="ce4" office:value-type="float" office:value="3056288" calcext:value-type="float">
            <text:p>305628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117" calcext:value-type="float">
            <text:p>261117</text:p>
          </table:table-cell>
          <table:table-cell table:style-name="ce8" office:value-type="float" office:value="12657803" calcext:value-type="float">
            <text:p>12657803</text:p>
          </table:table-cell>
          <table:table-cell table:style-name="ce8"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table-cell table:style-name="ce3" office:value-type="float" office:value="27" calcext:value-type="float" table:number-columns-spanned="1" table:number-rows-spanned="3">
            <text:p>2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365" calcext:value-type="float">
            <text:p>310365</text:p>
          </table:table-cell>
          <table:table-cell table:style-name="ce4" office:value-type="float" office:value="14126348" calcext:value-type="float">
            <text:p>14126348</text:p>
          </table:table-cell>
          <table:table-cell table:style-name="ce4" office:value-type="float" office:value="61572068" calcext:value-type="float">
            <text:p>61572068</text:p>
          </table:table-cell>
          <table:table-cell table:style-name="ce6" office:value-type="float" office:value="27" calcext:value-type="float" table:number-columns-spanned="1" table:number-rows-spanned="3">
            <text:p>2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8942" calcext:value-type="float">
            <text:p>388942</text:p>
          </table:table-cell>
          <table:table-cell table:style-name="ce8" office:value-type="float" office:value="15128831" calcext:value-type="float">
            <text:p>15128831</text:p>
          </table:table-cell>
          <table:table-cell table:style-name="ce8"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75" calcext:value-type="float">
            <text:p>27575</text:p>
          </table:table-cell>
          <table:table-cell table:style-name="ce4" office:value-type="float" office:value="1312662" calcext:value-type="float">
            <text:p>1312662</text:p>
          </table:table-cell>
          <table:table-cell table:style-name="ce4" office:value-type="float" office:value="6132961" calcext:value-type="float">
            <text:p>61329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09" calcext:value-type="float">
            <text:p>330209</text:p>
          </table:table-cell>
          <table:table-cell table:style-name="ce8" office:value-type="float" office:value="18383424" calcext:value-type="float">
            <text:p>18383424</text:p>
          </table:table-cell>
          <table:table-cell table:style-name="ce8"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60" calcext:value-type="float">
            <text:p>16360</text:p>
          </table:table-cell>
          <table:table-cell table:style-name="ce4" office:value-type="float" office:value="755439" calcext:value-type="float">
            <text:p>755439</text:p>
          </table:table-cell>
          <table:table-cell table:style-name="ce4" office:value-type="float" office:value="3223862" calcext:value-type="float">
            <text:p>32238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6894" calcext:value-type="float">
            <text:p>296894</text:p>
          </table:table-cell>
          <table:table-cell table:style-name="ce8" office:value-type="float" office:value="12573280" calcext:value-type="float">
            <text:p>12573280</text:p>
          </table:table-cell>
          <table:table-cell table:style-name="ce8"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8" calcext:value-type="float" table:number-columns-spanned="1" table:number-rows-spanned="3">
            <text:p>2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16" calcext:value-type="float">
            <text:p>288316</text:p>
          </table:table-cell>
          <table:table-cell table:style-name="ce4" office:value-type="float" office:value="14762895" calcext:value-type="float">
            <text:p>14762895</text:p>
          </table:table-cell>
          <table:table-cell table:style-name="ce4" office:value-type="float" office:value="54864096" calcext:value-type="float">
            <text:p>54864096</text:p>
          </table:table-cell>
          <table:table-cell table:style-name="ce6" office:value-type="float" office:value="28" calcext:value-type="float" table:number-columns-spanned="1" table:number-rows-spanned="3">
            <text:p>2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04255" calcext:value-type="float">
            <text:p>304255</text:p>
          </table:table-cell>
          <table:table-cell table:style-name="ce8" office:value-type="float" office:value="14448611" calcext:value-type="float">
            <text:p>14448611</text:p>
          </table:table-cell>
          <table:table-cell table:style-name="ce8"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443" calcext:value-type="float">
            <text:p>30443</text:p>
          </table:table-cell>
          <table:table-cell table:style-name="ce4" office:value-type="float" office:value="1412107" calcext:value-type="float">
            <text:p>1412107</text:p>
          </table:table-cell>
          <table:table-cell table:style-name="ce4" office:value-type="float" office:value="6690800" calcext:value-type="float">
            <text:p>669080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971" calcext:value-type="float">
            <text:p>297971</text:p>
          </table:table-cell>
          <table:table-cell table:style-name="ce8" office:value-type="float" office:value="16731650" calcext:value-type="float">
            <text:p>16731650</text:p>
          </table:table-cell>
          <table:table-cell table:style-name="ce8"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415" calcext:value-type="float">
            <text:p>15415</text:p>
          </table:table-cell>
          <table:table-cell table:style-name="ce4" office:value-type="float" office:value="719429" calcext:value-type="float">
            <text:p>719429</text:p>
          </table:table-cell>
          <table:table-cell table:style-name="ce4" office:value-type="float" office:value="3152592" calcext:value-type="float">
            <text:p>315259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980" calcext:value-type="float">
            <text:p>261980</text:p>
          </table:table-cell>
          <table:table-cell table:style-name="ce8" office:value-type="float" office:value="12716683" calcext:value-type="float">
            <text:p>12716683</text:p>
          </table:table-cell>
          <table:table-cell table:style-name="ce8"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29" calcext:value-type="float" table:number-columns-spanned="1" table:number-rows-spanned="3">
            <text:p>2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4054" calcext:value-type="float">
            <text:p>324054</text:p>
          </table:table-cell>
          <table:table-cell table:style-name="ce4" office:value-type="float" office:value="13980984" calcext:value-type="float">
            <text:p>13980984</text:p>
          </table:table-cell>
          <table:table-cell table:style-name="ce4" office:value-type="float" office:value="54748316" calcext:value-type="float">
            <text:p>54748316</text:p>
          </table:table-cell>
          <table:table-cell table:style-name="ce6" office:value-type="float" office:value="29" calcext:value-type="float" table:number-columns-spanned="1" table:number-rows-spanned="3">
            <text:p>2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2342" calcext:value-type="float">
            <text:p>322342</text:p>
          </table:table-cell>
          <table:table-cell table:style-name="ce8" office:value-type="float" office:value="15998416" calcext:value-type="float">
            <text:p>15998416</text:p>
          </table:table-cell>
          <table:table-cell table:style-name="ce8"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199" calcext:value-type="float">
            <text:p>33199</text:p>
          </table:table-cell>
          <table:table-cell table:style-name="ce4" office:value-type="float" office:value="1462171" calcext:value-type="float">
            <text:p>1462171</text:p>
          </table:table-cell>
          <table:table-cell table:style-name="ce4" office:value-type="float" office:value="5817571" calcext:value-type="float">
            <text:p>581757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9442" calcext:value-type="float">
            <text:p>309442</text:p>
          </table:table-cell>
          <table:table-cell table:style-name="ce8" office:value-type="float" office:value="17613916" calcext:value-type="float">
            <text:p>17613916</text:p>
          </table:table-cell>
          <table:table-cell table:style-name="ce8"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12" calcext:value-type="float">
            <text:p>16712</text:p>
          </table:table-cell>
          <table:table-cell table:style-name="ce4" office:value-type="float" office:value="735941" calcext:value-type="float">
            <text:p>735941</text:p>
          </table:table-cell>
          <table:table-cell table:style-name="ce4" office:value-type="float" office:value="3206702" calcext:value-type="float">
            <text:p>320670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7905" calcext:value-type="float">
            <text:p>257905</text:p>
          </table:table-cell>
          <table:table-cell table:style-name="ce8" office:value-type="float" office:value="12756475" calcext:value-type="float">
            <text:p>12756475</text:p>
          </table:table-cell>
          <table:table-cell table:style-name="ce8"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30" calcext:value-type="float" table:number-columns-spanned="1" table:number-rows-spanned="3">
            <text:p>3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3338" calcext:value-type="float">
            <text:p>273338</text:p>
          </table:table-cell>
          <table:table-cell table:style-name="ce4" office:value-type="float" office:value="16244768" calcext:value-type="float">
            <text:p>16244768</text:p>
          </table:table-cell>
          <table:table-cell table:style-name="ce4" office:value-type="float" office:value="54781728" calcext:value-type="float">
            <text:p>54781728</text:p>
          </table:table-cell>
          <table:table-cell table:style-name="ce6" office:value-type="float" office:value="30" calcext:value-type="float" table:number-columns-spanned="1" table:number-rows-spanned="3">
            <text:p>3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8305" calcext:value-type="float">
            <text:p>348305</text:p>
          </table:table-cell>
          <table:table-cell table:style-name="ce8" office:value-type="float" office:value="15094596" calcext:value-type="float">
            <text:p>15094596</text:p>
          </table:table-cell>
          <table:table-cell table:style-name="ce8"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786" calcext:value-type="float">
            <text:p>24786</text:p>
          </table:table-cell>
          <table:table-cell table:style-name="ce4" office:value-type="float" office:value="1359278" calcext:value-type="float">
            <text:p>1359278</text:p>
          </table:table-cell>
          <table:table-cell table:style-name="ce4" office:value-type="float" office:value="5622622" calcext:value-type="float">
            <text:p>56226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593" calcext:value-type="float">
            <text:p>318593</text:p>
          </table:table-cell>
          <table:table-cell table:style-name="ce8" office:value-type="float" office:value="17424014" calcext:value-type="float">
            <text:p>17424014</text:p>
          </table:table-cell>
          <table:table-cell table:style-name="ce8"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321" calcext:value-type="float">
            <text:p>17321</text:p>
          </table:table-cell>
          <table:table-cell table:style-name="ce4" office:value-type="float" office:value="774285" calcext:value-type="float">
            <text:p>774285</text:p>
          </table:table-cell>
          <table:table-cell table:style-name="ce4" office:value-type="float" office:value="3131237" calcext:value-type="float">
            <text:p>313123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1493" calcext:value-type="float">
            <text:p>301493</text:p>
          </table:table-cell>
          <table:table-cell table:style-name="ce8" office:value-type="float" office:value="12721130" calcext:value-type="float">
            <text:p>12721130</text:p>
          </table:table-cell>
          <table:table-cell table:style-name="ce8"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1" calcext:value-type="float" table:number-columns-spanned="1" table:number-rows-spanned="3">
            <text:p>3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408" calcext:value-type="float">
            <text:p>304408</text:p>
          </table:table-cell>
          <table:table-cell table:style-name="ce4" office:value-type="float" office:value="14019047" calcext:value-type="float">
            <text:p>14019047</text:p>
          </table:table-cell>
          <table:table-cell table:style-name="ce4" office:value-type="float" office:value="55167508" calcext:value-type="float">
            <text:p>55167508</text:p>
          </table:table-cell>
          <table:table-cell table:style-name="ce6" office:value-type="float" office:value="31" calcext:value-type="float" table:number-columns-spanned="1" table:number-rows-spanned="3">
            <text:p>3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96099" calcext:value-type="float">
            <text:p>296099</text:p>
          </table:table-cell>
          <table:table-cell table:style-name="ce8" office:value-type="float" office:value="18553684" calcext:value-type="float">
            <text:p>18553684</text:p>
          </table:table-cell>
          <table:table-cell table:style-name="ce8"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18" calcext:value-type="float">
            <text:p>28418</text:p>
          </table:table-cell>
          <table:table-cell table:style-name="ce4" office:value-type="float" office:value="1343585" calcext:value-type="float">
            <text:p>1343585</text:p>
          </table:table-cell>
          <table:table-cell table:style-name="ce4" office:value-type="float" office:value="5703408" calcext:value-type="float">
            <text:p>57034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0464" calcext:value-type="float">
            <text:p>320464</text:p>
          </table:table-cell>
          <table:table-cell table:style-name="ce8" office:value-type="float" office:value="21482820" calcext:value-type="float">
            <text:p>21482820</text:p>
          </table:table-cell>
          <table:table-cell table:style-name="ce8"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111" calcext:value-type="float">
            <text:p>16111</text:p>
          </table:table-cell>
          <table:table-cell table:style-name="ce4" office:value-type="float" office:value="788531" calcext:value-type="float">
            <text:p>788531</text:p>
          </table:table-cell>
          <table:table-cell table:style-name="ce4" office:value-type="float" office:value="3187655" calcext:value-type="float">
            <text:p>3187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0556" calcext:value-type="float">
            <text:p>230556</text:p>
          </table:table-cell>
          <table:table-cell table:style-name="ce8" office:value-type="float" office:value="12875961" calcext:value-type="float">
            <text:p>12875961</text:p>
          </table:table-cell>
          <table:table-cell table:style-name="ce8"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2" calcext:value-type="float" table:number-columns-spanned="1" table:number-rows-spanned="3">
            <text:p>3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585" calcext:value-type="float">
            <text:p>310585</text:p>
          </table:table-cell>
          <table:table-cell table:style-name="ce4" office:value-type="float" office:value="13775276" calcext:value-type="float">
            <text:p>13775276</text:p>
          </table:table-cell>
          <table:table-cell table:style-name="ce4" office:value-type="float" office:value="62222232" calcext:value-type="float">
            <text:p>62222232</text:p>
          </table:table-cell>
          <table:table-cell table:style-name="ce6" office:value-type="float" office:value="32" calcext:value-type="float" table:number-columns-spanned="1" table:number-rows-spanned="3">
            <text:p>3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72339" calcext:value-type="float">
            <text:p>272339</text:p>
          </table:table-cell>
          <table:table-cell table:style-name="ce8" office:value-type="float" office:value="15657538" calcext:value-type="float">
            <text:p>15657538</text:p>
          </table:table-cell>
          <table:table-cell table:style-name="ce8"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60" calcext:value-type="float">
            <text:p>28760</text:p>
          </table:table-cell>
          <table:table-cell table:style-name="ce4" office:value-type="float" office:value="1285371" calcext:value-type="float">
            <text:p>1285371</text:p>
          </table:table-cell>
          <table:table-cell table:style-name="ce4" office:value-type="float" office:value="5683969" calcext:value-type="float">
            <text:p>568396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677" calcext:value-type="float">
            <text:p>297677</text:p>
          </table:table-cell>
          <table:table-cell table:style-name="ce8" office:value-type="float" office:value="16934876" calcext:value-type="float">
            <text:p>16934876</text:p>
          </table:table-cell>
          <table:table-cell table:style-name="ce8"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07" calcext:value-type="float">
            <text:p>16707</text:p>
          </table:table-cell>
          <table:table-cell table:style-name="ce4" office:value-type="float" office:value="730683" calcext:value-type="float">
            <text:p>730683</text:p>
          </table:table-cell>
          <table:table-cell table:style-name="ce4" office:value-type="float" office:value="3223267" calcext:value-type="float">
            <text:p>322326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4787" calcext:value-type="float">
            <text:p>294787</text:p>
          </table:table-cell>
          <table:table-cell table:style-name="ce8" office:value-type="float" office:value="13235252" calcext:value-type="float">
            <text:p>13235252</text:p>
          </table:table-cell>
          <table:table-cell table:style-name="ce8"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33" calcext:value-type="float" table:number-columns-spanned="1" table:number-rows-spanned="3">
            <text:p>3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370" calcext:value-type="float">
            <text:p>287370</text:p>
          </table:table-cell>
          <table:table-cell table:style-name="ce4" office:value-type="float" office:value="13981358" calcext:value-type="float">
            <text:p>13981358</text:p>
          </table:table-cell>
          <table:table-cell table:style-name="ce4" office:value-type="float" office:value="60590312" calcext:value-type="float">
            <text:p>60590312</text:p>
          </table:table-cell>
          <table:table-cell table:style-name="ce6" office:value-type="float" office:value="33" calcext:value-type="float" table:number-columns-spanned="1" table:number-rows-spanned="3">
            <text:p>3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038" calcext:value-type="float">
            <text:p>320038</text:p>
          </table:table-cell>
          <table:table-cell table:style-name="ce8" office:value-type="float" office:value="15094318" calcext:value-type="float">
            <text:p>15094318</text:p>
          </table:table-cell>
          <table:table-cell table:style-name="ce8"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026" calcext:value-type="float">
            <text:p>26026</text:p>
          </table:table-cell>
          <table:table-cell table:style-name="ce4" office:value-type="float" office:value="1379069" calcext:value-type="float">
            <text:p>1379069</text:p>
          </table:table-cell>
          <table:table-cell table:style-name="ce4" office:value-type="float" office:value="5706626" calcext:value-type="float">
            <text:p>57066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007" calcext:value-type="float">
            <text:p>308007</text:p>
          </table:table-cell>
          <table:table-cell table:style-name="ce8" office:value-type="float" office:value="18450564" calcext:value-type="float">
            <text:p>18450564</text:p>
          </table:table-cell>
          <table:table-cell table:style-name="ce8"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51" calcext:value-type="float">
            <text:p>18051</text:p>
          </table:table-cell>
          <table:table-cell table:style-name="ce4" office:value-type="float" office:value="707718" calcext:value-type="float">
            <text:p>707718</text:p>
          </table:table-cell>
          <table:table-cell table:style-name="ce4" office:value-type="float" office:value="3251485" calcext:value-type="float">
            <text:p>325148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7066" calcext:value-type="float">
            <text:p>277066</text:p>
          </table:table-cell>
          <table:table-cell table:style-name="ce8" office:value-type="float" office:value="12886615" calcext:value-type="float">
            <text:p>12886615</text:p>
          </table:table-cell>
          <table:table-cell table:style-name="ce8"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4" calcext:value-type="float" table:number-columns-spanned="1" table:number-rows-spanned="3">
            <text:p>3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63376" calcext:value-type="float">
            <text:p>263376</text:p>
          </table:table-cell>
          <table:table-cell table:style-name="ce4" office:value-type="float" office:value="13851577" calcext:value-type="float">
            <text:p>13851577</text:p>
          </table:table-cell>
          <table:table-cell table:style-name="ce4" office:value-type="float" office:value="55184584" calcext:value-type="float">
            <text:p>55184584</text:p>
          </table:table-cell>
          <table:table-cell table:style-name="ce6" office:value-type="float" office:value="34" calcext:value-type="float" table:number-columns-spanned="1" table:number-rows-spanned="3">
            <text:p>3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82839" calcext:value-type="float">
            <text:p>282839</text:p>
          </table:table-cell>
          <table:table-cell table:style-name="ce8" office:value-type="float" office:value="16608004" calcext:value-type="float">
            <text:p>16608004</text:p>
          </table:table-cell>
          <table:table-cell table:style-name="ce8"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93" calcext:value-type="float">
            <text:p>28793</text:p>
          </table:table-cell>
          <table:table-cell table:style-name="ce4" office:value-type="float" office:value="1326234" calcext:value-type="float">
            <text:p>1326234</text:p>
          </table:table-cell>
          <table:table-cell table:style-name="ce4" office:value-type="float" office:value="5743288" calcext:value-type="float">
            <text:p>574328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51" calcext:value-type="float">
            <text:p>317051</text:p>
          </table:table-cell>
          <table:table-cell table:style-name="ce8" office:value-type="float" office:value="18193308" calcext:value-type="float">
            <text:p>18193308</text:p>
          </table:table-cell>
          <table:table-cell table:style-name="ce8"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884" calcext:value-type="float">
            <text:p>18884</text:p>
          </table:table-cell>
          <table:table-cell table:style-name="ce4" office:value-type="float" office:value="788231" calcext:value-type="float">
            <text:p>788231</text:p>
          </table:table-cell>
          <table:table-cell table:style-name="ce4" office:value-type="float" office:value="3119716" calcext:value-type="float">
            <text:p>31197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0682" calcext:value-type="float">
            <text:p>260682</text:p>
          </table:table-cell>
          <table:table-cell table:style-name="ce8" office:value-type="float" office:value="12672199" calcext:value-type="float">
            <text:p>12672199</text:p>
          </table:table-cell>
          <table:table-cell table:style-name="ce8"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35" calcext:value-type="float" table:number-columns-spanned="1" table:number-rows-spanned="3">
            <text:p>3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078" calcext:value-type="float">
            <text:p>293078</text:p>
          </table:table-cell>
          <table:table-cell table:style-name="ce4" office:value-type="float" office:value="13721494" calcext:value-type="float">
            <text:p>13721494</text:p>
          </table:table-cell>
          <table:table-cell table:style-name="ce4" office:value-type="float" office:value="68218224" calcext:value-type="float">
            <text:p>68218224</text:p>
          </table:table-cell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3046" calcext:value-type="float">
            <text:p>373046</text:p>
          </table:table-cell>
          <table:table-cell table:style-name="ce8" office:value-type="float" office:value="16826412" calcext:value-type="float">
            <text:p>16826412</text:p>
          </table:table-cell>
          <table:table-cell table:style-name="ce8"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296" calcext:value-type="float">
            <text:p>28296</text:p>
          </table:table-cell>
          <table:table-cell table:style-name="ce4" office:value-type="float" office:value="1357440" calcext:value-type="float">
            <text:p>1357440</text:p>
          </table:table-cell>
          <table:table-cell table:style-name="ce4" office:value-type="float" office:value="5535307" calcext:value-type="float">
            <text:p>55353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8289" calcext:value-type="float">
            <text:p>328289</text:p>
          </table:table-cell>
          <table:table-cell table:style-name="ce8" office:value-type="float" office:value="18084644" calcext:value-type="float">
            <text:p>18084644</text:p>
          </table:table-cell>
          <table:table-cell table:style-name="ce8"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774" calcext:value-type="float">
            <text:p>20774</text:p>
          </table:table-cell>
          <table:table-cell table:style-name="ce4" office:value-type="float" office:value="800033" calcext:value-type="float">
            <text:p>800033</text:p>
          </table:table-cell>
          <table:table-cell table:style-name="ce4" office:value-type="float" office:value="3063906" calcext:value-type="float">
            <text:p>306390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676" calcext:value-type="float">
            <text:p>267676</text:p>
          </table:table-cell>
          <table:table-cell table:style-name="ce8" office:value-type="float" office:value="12476032" calcext:value-type="float">
            <text:p>12476032</text:p>
          </table:table-cell>
          <table:table-cell table:style-name="ce8"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table-cell table:style-name="ce3" office:value-type="float" office:value="36" calcext:value-type="float" table:number-columns-spanned="1" table:number-rows-spanned="3">
            <text:p>3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1296" calcext:value-type="float">
            <text:p>291296</text:p>
          </table:table-cell>
          <table:table-cell table:style-name="ce4" office:value-type="float" office:value="15310469" calcext:value-type="float">
            <text:p>15310469</text:p>
          </table:table-cell>
          <table:table-cell table:style-name="ce4" office:value-type="float" office:value="55189952" calcext:value-type="float">
            <text:p>55189952</text:p>
          </table:table-cell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495" calcext:value-type="float">
            <text:p>351495</text:p>
          </table:table-cell>
          <table:table-cell table:style-name="ce8" office:value-type="float" office:value="16809924" calcext:value-type="float">
            <text:p>16809924</text:p>
          </table:table-cell>
          <table:table-cell table:style-name="ce8"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900" calcext:value-type="float">
            <text:p>29900</text:p>
          </table:table-cell>
          <table:table-cell table:style-name="ce4" office:value-type="float" office:value="1365070" calcext:value-type="float">
            <text:p>1365070</text:p>
          </table:table-cell>
          <table:table-cell table:style-name="ce4" office:value-type="float" office:value="5547562" calcext:value-type="float">
            <text:p>554756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173" calcext:value-type="float">
            <text:p>305173</text:p>
          </table:table-cell>
          <table:table-cell table:style-name="ce8" office:value-type="float" office:value="20904668" calcext:value-type="float">
            <text:p>20904668</text:p>
          </table:table-cell>
          <table:table-cell table:style-name="ce8"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544" calcext:value-type="float">
            <text:p>17544</text:p>
          </table:table-cell>
          <table:table-cell table:style-name="ce4" office:value-type="float" office:value="795455" calcext:value-type="float">
            <text:p>795455</text:p>
          </table:table-cell>
          <table:table-cell table:style-name="ce4" office:value-type="float" office:value="3108757" calcext:value-type="float">
            <text:p>310875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0438" calcext:value-type="float">
            <text:p>310438</text:p>
          </table:table-cell>
          <table:table-cell table:style-name="ce8" office:value-type="float" office:value="12895614" calcext:value-type="float">
            <text:p>12895614</text:p>
          </table:table-cell>
          <table:table-cell table:style-name="ce8"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7" calcext:value-type="float" table:number-columns-spanned="1" table:number-rows-spanned="3">
            <text:p>3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190" calcext:value-type="float">
            <text:p>242190</text:p>
          </table:table-cell>
          <table:table-cell table:style-name="ce4" office:value-type="float" office:value="13844983" calcext:value-type="float">
            <text:p>13844983</text:p>
          </table:table-cell>
          <table:table-cell table:style-name="ce4" office:value-type="float" office:value="55984052" calcext:value-type="float">
            <text:p>55984052</text:p>
          </table:table-cell>
          <table:table-cell table:style-name="ce6" office:value-type="float" office:value="37" calcext:value-type="float" table:number-columns-spanned="1" table:number-rows-spanned="3">
            <text:p>3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0187" calcext:value-type="float">
            <text:p>360187</text:p>
          </table:table-cell>
          <table:table-cell table:style-name="ce8" office:value-type="float" office:value="16639321" calcext:value-type="float">
            <text:p>16639321</text:p>
          </table:table-cell>
          <table:table-cell table:style-name="ce8"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487" calcext:value-type="float">
            <text:p>26487</text:p>
          </table:table-cell>
          <table:table-cell table:style-name="ce4" office:value-type="float" office:value="1516757" calcext:value-type="float">
            <text:p>1516757</text:p>
          </table:table-cell>
          <table:table-cell table:style-name="ce4" office:value-type="float" office:value="5464616" calcext:value-type="float">
            <text:p>546461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60297" calcext:value-type="float">
            <text:p>460297</text:p>
          </table:table-cell>
          <table:table-cell table:style-name="ce8" office:value-type="float" office:value="17747146" calcext:value-type="float">
            <text:p>17747146</text:p>
          </table:table-cell>
          <table:table-cell table:style-name="ce8"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91" calcext:value-type="float">
            <text:p>16591</text:p>
          </table:table-cell>
          <table:table-cell table:style-name="ce4" office:value-type="float" office:value="816117" calcext:value-type="float">
            <text:p>816117</text:p>
          </table:table-cell>
          <table:table-cell table:style-name="ce4" office:value-type="float" office:value="3144773" calcext:value-type="float">
            <text:p>314477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9220" calcext:value-type="float">
            <text:p>269220</text:p>
          </table:table-cell>
          <table:table-cell table:style-name="ce8" office:value-type="float" office:value="12929078" calcext:value-type="float">
            <text:p>12929078</text:p>
          </table:table-cell>
          <table:table-cell table:style-name="ce8"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38" calcext:value-type="float" table:number-columns-spanned="1" table:number-rows-spanned="3">
            <text:p>3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7753" calcext:value-type="float">
            <text:p>257753</text:p>
          </table:table-cell>
          <table:table-cell table:style-name="ce4" office:value-type="float" office:value="13968566" calcext:value-type="float">
            <text:p>13968566</text:p>
          </table:table-cell>
          <table:table-cell table:style-name="ce4" office:value-type="float" office:value="55586072" calcext:value-type="float">
            <text:p>55586072</text:p>
          </table:table-cell>
          <table:table-cell table:style-name="ce6" office:value-type="float" office:value="38" calcext:value-type="float" table:number-columns-spanned="1" table:number-rows-spanned="3">
            <text:p>3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1974" calcext:value-type="float">
            <text:p>391974</text:p>
          </table:table-cell>
          <table:table-cell table:style-name="ce8" office:value-type="float" office:value="16019297" calcext:value-type="float">
            <text:p>16019297</text:p>
          </table:table-cell>
          <table:table-cell table:style-name="ce8"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94" calcext:value-type="float">
            <text:p>29194</text:p>
          </table:table-cell>
          <table:table-cell table:style-name="ce4" office:value-type="float" office:value="1440112" calcext:value-type="float">
            <text:p>1440112</text:p>
          </table:table-cell>
          <table:table-cell table:style-name="ce4" office:value-type="float" office:value="5487051" calcext:value-type="float">
            <text:p>548705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73714" calcext:value-type="float">
            <text:p>473714</text:p>
          </table:table-cell>
          <table:table-cell table:style-name="ce8" office:value-type="float" office:value="18534716" calcext:value-type="float">
            <text:p>18534716</text:p>
          </table:table-cell>
          <table:table-cell table:style-name="ce8"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9" calcext:value-type="float">
            <text:p>17009</text:p>
          </table:table-cell>
          <table:table-cell table:style-name="ce4" office:value-type="float" office:value="805495" calcext:value-type="float">
            <text:p>805495</text:p>
          </table:table-cell>
          <table:table-cell table:style-name="ce4" office:value-type="float" office:value="3131325" calcext:value-type="float">
            <text:p>313132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0581" calcext:value-type="float">
            <text:p>270581</text:p>
          </table:table-cell>
          <table:table-cell table:style-name="ce8" office:value-type="float" office:value="12267674" calcext:value-type="float">
            <text:p>12267674</text:p>
          </table:table-cell>
          <table:table-cell table:style-name="ce8"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table-cell table:style-name="ce3" office:value-type="float" office:value="39" calcext:value-type="float" table:number-columns-spanned="1" table:number-rows-spanned="3">
            <text:p>3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032" calcext:value-type="float">
            <text:p>279032</text:p>
          </table:table-cell>
          <table:table-cell table:style-name="ce4" office:value-type="float" office:value="13953858" calcext:value-type="float">
            <text:p>13953858</text:p>
          </table:table-cell>
          <table:table-cell table:style-name="ce4" office:value-type="float" office:value="54745672" calcext:value-type="float">
            <text:p>54745672</text:p>
          </table:table-cell>
          <table:table-cell table:style-name="ce6" office:value-type="float" office:value="39" calcext:value-type="float" table:number-columns-spanned="1" table:number-rows-spanned="3">
            <text:p>3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038" calcext:value-type="float">
            <text:p>392038</text:p>
          </table:table-cell>
          <table:table-cell table:style-name="ce8" office:value-type="float" office:value="16183963" calcext:value-type="float">
            <text:p>16183963</text:p>
          </table:table-cell>
          <table:table-cell table:style-name="ce8"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50" calcext:value-type="float">
            <text:p>28650</text:p>
          </table:table-cell>
          <table:table-cell table:style-name="ce4" office:value-type="float" office:value="1371774" calcext:value-type="float">
            <text:p>1371774</text:p>
          </table:table-cell>
          <table:table-cell table:style-name="ce4" office:value-type="float" office:value="5677012" calcext:value-type="float">
            <text:p>567701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49087" calcext:value-type="float">
            <text:p>449087</text:p>
          </table:table-cell>
          <table:table-cell table:style-name="ce8" office:value-type="float" office:value="18191568" calcext:value-type="float">
            <text:p>18191568</text:p>
          </table:table-cell>
          <table:table-cell table:style-name="ce8"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90" calcext:value-type="float">
            <text:p>16790</text:p>
          </table:table-cell>
          <table:table-cell table:style-name="ce4" office:value-type="float" office:value="757207" calcext:value-type="float">
            <text:p>757207</text:p>
          </table:table-cell>
          <table:table-cell table:style-name="ce4" office:value-type="float" office:value="3159189" calcext:value-type="float">
            <text:p>315918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1586" calcext:value-type="float">
            <text:p>321586</text:p>
          </table:table-cell>
          <table:table-cell table:style-name="ce8" office:value-type="float" office:value="12738493" calcext:value-type="float">
            <text:p>12738493</text:p>
          </table:table-cell>
          <table:table-cell table:style-name="ce8"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table-cell table:style-name="ce3" office:value-type="float" office:value="40" calcext:value-type="float" table:number-columns-spanned="1" table:number-rows-spanned="3">
            <text:p>4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2722" calcext:value-type="float">
            <text:p>292722</text:p>
          </table:table-cell>
          <table:table-cell table:style-name="ce4" office:value-type="float" office:value="13837172" calcext:value-type="float">
            <text:p>13837172</text:p>
          </table:table-cell>
          <table:table-cell table:style-name="ce4" office:value-type="float" office:value="58369236" calcext:value-type="float">
            <text:p>58369236</text:p>
          </table:table-cell>
          <table:table-cell table:style-name="ce6" office:value-type="float" office:value="40" calcext:value-type="float" table:number-columns-spanned="1" table:number-rows-spanned="3">
            <text:p>4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2752" calcext:value-type="float">
            <text:p>362752</text:p>
          </table:table-cell>
          <table:table-cell table:style-name="ce8" office:value-type="float" office:value="16145185" calcext:value-type="float">
            <text:p>16145185</text:p>
          </table:table-cell>
          <table:table-cell table:style-name="ce8"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089" calcext:value-type="float">
            <text:p>31089</text:p>
          </table:table-cell>
          <table:table-cell table:style-name="ce4" office:value-type="float" office:value="1407047" calcext:value-type="float">
            <text:p>1407047</text:p>
          </table:table-cell>
          <table:table-cell table:style-name="ce4" office:value-type="float" office:value="5537046" calcext:value-type="float">
            <text:p>55370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4857" calcext:value-type="float">
            <text:p>324857</text:p>
          </table:table-cell>
          <table:table-cell table:style-name="ce8" office:value-type="float" office:value="19013864" calcext:value-type="float">
            <text:p>19013864</text:p>
          </table:table-cell>
          <table:table-cell table:style-name="ce8"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73" calcext:value-type="float">
            <text:p>19473</text:p>
          </table:table-cell>
          <table:table-cell table:style-name="ce4" office:value-type="float" office:value="812808" calcext:value-type="float">
            <text:p>812808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9557" calcext:value-type="float">
            <text:p>249557</text:p>
          </table:table-cell>
          <table:table-cell table:style-name="ce8" office:value-type="float" office:value="12724796" calcext:value-type="float">
            <text:p>12724796</text:p>
          </table:table-cell>
          <table:table-cell table:style-name="ce8"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41" calcext:value-type="float" table:number-columns-spanned="1" table:number-rows-spanned="3">
            <text:p>4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45278" calcext:value-type="float">
            <text:p>345278</text:p>
          </table:table-cell>
          <table:table-cell table:style-name="ce4" office:value-type="float" office:value="16104315" calcext:value-type="float">
            <text:p>16104315</text:p>
          </table:table-cell>
          <table:table-cell table:style-name="ce4" office:value-type="float" office:value="55267900" calcext:value-type="float">
            <text:p>55267900</text:p>
          </table:table-cell>
          <table:table-cell table:style-name="ce6" office:value-type="float" office:value="41" calcext:value-type="float" table:number-columns-spanned="1" table:number-rows-spanned="3">
            <text:p>4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5350" calcext:value-type="float">
            <text:p>405350</text:p>
          </table:table-cell>
          <table:table-cell table:style-name="ce8" office:value-type="float" office:value="16782312" calcext:value-type="float">
            <text:p>16782312</text:p>
          </table:table-cell>
          <table:table-cell table:style-name="ce8"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52" calcext:value-type="float">
            <text:p>29152</text:p>
          </table:table-cell>
          <table:table-cell table:style-name="ce4" office:value-type="float" office:value="1379214" calcext:value-type="float">
            <text:p>1379214</text:p>
          </table:table-cell>
          <table:table-cell table:style-name="ce4" office:value-type="float" office:value="5779168" calcext:value-type="float">
            <text:p>577916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90256" calcext:value-type="float">
            <text:p>490256</text:p>
          </table:table-cell>
          <table:table-cell table:style-name="ce8" office:value-type="float" office:value="18391656" calcext:value-type="float">
            <text:p>18391656</text:p>
          </table:table-cell>
          <table:table-cell table:style-name="ce8"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48" calcext:value-type="float">
            <text:p>18248</text:p>
          </table:table-cell>
          <table:table-cell table:style-name="ce4" office:value-type="float" office:value="774827" calcext:value-type="float">
            <text:p>774827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9162" calcext:value-type="float">
            <text:p>259162</text:p>
          </table:table-cell>
          <table:table-cell table:style-name="ce8" office:value-type="float" office:value="12519151" calcext:value-type="float">
            <text:p>12519151</text:p>
          </table:table-cell>
          <table:table-cell table:style-name="ce8"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42" calcext:value-type="float" table:number-columns-spanned="1" table:number-rows-spanned="3">
            <text:p>4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8905" calcext:value-type="float">
            <text:p>298905</text:p>
          </table:table-cell>
          <table:table-cell table:style-name="ce4" office:value-type="float" office:value="18642778" calcext:value-type="float">
            <text:p>18642778</text:p>
          </table:table-cell>
          <table:table-cell table:style-name="ce4" office:value-type="float" office:value="66248280" calcext:value-type="float">
            <text:p>66248280</text:p>
          </table:table-cell>
          <table:table-cell table:style-name="ce6" office:value-type="float" office:value="42" calcext:value-type="float" table:number-columns-spanned="1" table:number-rows-spanned="3">
            <text:p>4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116" calcext:value-type="float">
            <text:p>320116</text:p>
          </table:table-cell>
          <table:table-cell table:style-name="ce8" office:value-type="float" office:value="15563814" calcext:value-type="float">
            <text:p>15563814</text:p>
          </table:table-cell>
          <table:table-cell table:style-name="ce8"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730" calcext:value-type="float">
            <text:p>32730</text:p>
          </table:table-cell>
          <table:table-cell table:style-name="ce4" office:value-type="float" office:value="1405919" calcext:value-type="float">
            <text:p>1405919</text:p>
          </table:table-cell>
          <table:table-cell table:style-name="ce4" office:value-type="float" office:value="5503713" calcext:value-type="float">
            <text:p>550371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85960" calcext:value-type="float">
            <text:p>485960</text:p>
          </table:table-cell>
          <table:table-cell table:style-name="ce8" office:value-type="float" office:value="18508848" calcext:value-type="float">
            <text:p>18508848</text:p>
          </table:table-cell>
          <table:table-cell table:style-name="ce8"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91" calcext:value-type="float">
            <text:p>16091</text:p>
          </table:table-cell>
          <table:table-cell table:style-name="ce4" office:value-type="float" office:value="775277" calcext:value-type="float">
            <text:p>775277</text:p>
          </table:table-cell>
          <table:table-cell table:style-name="ce4" office:value-type="float" office:value="3164415" calcext:value-type="float">
            <text:p>316441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710" calcext:value-type="float">
            <text:p>275710</text:p>
          </table:table-cell>
          <table:table-cell table:style-name="ce8" office:value-type="float" office:value="12499596" calcext:value-type="float">
            <text:p>12499596</text:p>
          </table:table-cell>
          <table:table-cell table:style-name="ce8"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table-cell table:style-name="ce3" office:value-type="float" office:value="43" calcext:value-type="float" table:number-columns-spanned="1" table:number-rows-spanned="3">
            <text:p>4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3092" calcext:value-type="float">
            <text:p>313092</text:p>
          </table:table-cell>
          <table:table-cell table:style-name="ce4" office:value-type="float" office:value="14276543" calcext:value-type="float">
            <text:p>14276543</text:p>
          </table:table-cell>
          <table:table-cell table:style-name="ce4" office:value-type="float" office:value="54842180" calcext:value-type="float">
            <text:p>54842180</text:p>
          </table:table-cell>
          <table:table-cell table:style-name="ce6" office:value-type="float" office:value="43" calcext:value-type="float" table:number-columns-spanned="1" table:number-rows-spanned="3">
            <text:p>4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8888" calcext:value-type="float">
            <text:p>358888</text:p>
          </table:table-cell>
          <table:table-cell table:style-name="ce8" office:value-type="float" office:value="15370432" calcext:value-type="float">
            <text:p>15370432</text:p>
          </table:table-cell>
          <table:table-cell table:style-name="ce8"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028" calcext:value-type="float">
            <text:p>32028</text:p>
          </table:table-cell>
          <table:table-cell table:style-name="ce4" office:value-type="float" office:value="1396150" calcext:value-type="float">
            <text:p>1396150</text:p>
          </table:table-cell>
          <table:table-cell table:style-name="ce4" office:value-type="float" office:value="5559099" calcext:value-type="float">
            <text:p>555909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87" calcext:value-type="float">
            <text:p>317087</text:p>
          </table:table-cell>
          <table:table-cell table:style-name="ce8" office:value-type="float" office:value="20306950" calcext:value-type="float">
            <text:p>20306950</text:p>
          </table:table-cell>
          <table:table-cell table:style-name="ce8"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1" table:visibility="filter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5" calcext:value-type="float">
            <text:p>16625</text:p>
          </table:table-cell>
          <table:table-cell table:style-name="ce4" office:value-type="float" office:value="761118" calcext:value-type="float">
            <text:p>761118</text:p>
          </table:table-cell>
          <table:table-cell table:style-name="ce4" office:value-type="float" office:value="3144800" calcext:value-type="float">
            <text:p>31448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70546" calcext:value-type="float">
            <text:p>370546</text:p>
          </table:table-cell>
          <table:table-cell table:style-name="ce8" office:value-type="float" office:value="12623011" calcext:value-type="float">
            <text:p>12623011</text:p>
          </table:table-cell>
          <table:table-cell table:style-name="ce8"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as y promedios" table:style-name="ta1"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ce6"/>
        <table:table-column table:style-name="co2" table:number-columns-repeated="3" table:default-cell-style-name="ce8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1</text:p>
          </table:table-cell>
          <table:table-cell office:value-type="float" office:value="25743" calcext:value-type="float">
            <text:p>25743</text:p>
          </table:table-cell>
          <table:table-cell office:value-type="float" office:value="1406968" calcext:value-type="float">
            <text:p>1406968</text:p>
          </table:table-cell>
          <table:table-cell office:value-type="float" office:value="5541736" calcext:value-type="float">
            <text:p>5541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1 0.5 0.5 0.5</text:p>
          </table:table-cell>
          <table:table-cell office:value-type="float" office:value="322658" calcext:value-type="float">
            <text:p>322658</text:p>
          </table:table-cell>
          <table:table-cell office:value-type="float" office:value="20164650" calcext:value-type="float">
            <text:p>20164650</text:p>
          </table:table-cell>
          <table:table-cell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1</text:p>
          </table:table-cell>
          <table:table-cell office:value-type="float" office:value="27962" calcext:value-type="float">
            <text:p>27962</text:p>
          </table:table-cell>
          <table:table-cell office:value-type="float" office:value="1309894" calcext:value-type="float">
            <text:p>1309894</text:p>
          </table:table-cell>
          <table:table-cell office:value-type="float" office:value="5532309" calcext:value-type="float">
            <text:p>5532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1 0.5 0.5 0.5</text:p>
          </table:table-cell>
          <table:table-cell office:value-type="float" office:value="316109" calcext:value-type="float">
            <text:p>316109</text:p>
          </table:table-cell>
          <table:table-cell office:value-type="float" office:value="18129012" calcext:value-type="float">
            <text:p>18129012</text:p>
          </table:table-cell>
          <table:table-cell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1</text:p>
          </table:table-cell>
          <table:table-cell office:value-type="float" office:value="30141" calcext:value-type="float">
            <text:p>30141</text:p>
          </table:table-cell>
          <table:table-cell office:value-type="float" office:value="1283376" calcext:value-type="float">
            <text:p>1283376</text:p>
          </table:table-cell>
          <table:table-cell office:value-type="float" office:value="5617621" calcext:value-type="float">
            <text:p>56176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1 0.5 0.5 0.5</text:p>
          </table:table-cell>
          <table:table-cell office:value-type="float" office:value="317498" calcext:value-type="float">
            <text:p>317498</text:p>
          </table:table-cell>
          <table:table-cell office:value-type="float" office:value="17745718" calcext:value-type="float">
            <text:p>17745718</text:p>
          </table:table-cell>
          <table:table-cell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1</text:p>
          </table:table-cell>
          <table:table-cell office:value-type="float" office:value="33599" calcext:value-type="float">
            <text:p>33599</text:p>
          </table:table-cell>
          <table:table-cell office:value-type="float" office:value="1446694" calcext:value-type="float">
            <text:p>1446694</text:p>
          </table:table-cell>
          <table:table-cell office:value-type="float" office:value="5474470" calcext:value-type="float">
            <text:p>5474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1 0.5 0.5 0.5</text:p>
          </table:table-cell>
          <table:table-cell office:value-type="float" office:value="319292" calcext:value-type="float">
            <text:p>319292</text:p>
          </table:table-cell>
          <table:table-cell office:value-type="float" office:value="17832228" calcext:value-type="float">
            <text:p>17832228</text:p>
          </table:table-cell>
          <table:table-cell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1</text:p>
          </table:table-cell>
          <table:table-cell office:value-type="float" office:value="27560" calcext:value-type="float">
            <text:p>27560</text:p>
          </table:table-cell>
          <table:table-cell office:value-type="float" office:value="1482571" calcext:value-type="float">
            <text:p>1482571</text:p>
          </table:table-cell>
          <table:table-cell office:value-type="float" office:value="5591760" calcext:value-type="float">
            <text:p>5591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1 0.5 0.5 0.5</text:p>
          </table:table-cell>
          <table:table-cell office:value-type="float" office:value="318485" calcext:value-type="float">
            <text:p>318485</text:p>
          </table:table-cell>
          <table:table-cell office:value-type="float" office:value="17469452" calcext:value-type="float">
            <text:p>17469452</text:p>
          </table:table-cell>
          <table:table-cell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1</text:p>
          </table:table-cell>
          <table:table-cell office:value-type="float" office:value="26740" calcext:value-type="float">
            <text:p>26740</text:p>
          </table:table-cell>
          <table:table-cell office:value-type="float" office:value="1324646" calcext:value-type="float">
            <text:p>1324646</text:p>
          </table:table-cell>
          <table:table-cell office:value-type="float" office:value="5679722" calcext:value-type="float">
            <text:p>56797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1 0.5 0.5 0.5</text:p>
          </table:table-cell>
          <table:table-cell office:value-type="float" office:value="319865" calcext:value-type="float">
            <text:p>319865</text:p>
          </table:table-cell>
          <table:table-cell office:value-type="float" office:value="17698392" calcext:value-type="float">
            <text:p>17698392</text:p>
          </table:table-cell>
          <table:table-cell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1</text:p>
          </table:table-cell>
          <table:table-cell office:value-type="float" office:value="27231" calcext:value-type="float">
            <text:p>27231</text:p>
          </table:table-cell>
          <table:table-cell office:value-type="float" office:value="1414398" calcext:value-type="float">
            <text:p>1414398</text:p>
          </table:table-cell>
          <table:table-cell office:value-type="float" office:value="5546883" calcext:value-type="float">
            <text:p>55468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1 0.5 0.5 0.5</text:p>
          </table:table-cell>
          <table:table-cell office:value-type="float" office:value="322782" calcext:value-type="float">
            <text:p>322782</text:p>
          </table:table-cell>
          <table:table-cell office:value-type="float" office:value="18395776" calcext:value-type="float">
            <text:p>18395776</text:p>
          </table:table-cell>
          <table:table-cell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1</text:p>
          </table:table-cell>
          <table:table-cell office:value-type="float" office:value="30641" calcext:value-type="float">
            <text:p>30641</text:p>
          </table:table-cell>
          <table:table-cell office:value-type="float" office:value="1445735" calcext:value-type="float">
            <text:p>1445735</text:p>
          </table:table-cell>
          <table:table-cell office:value-type="float" office:value="5626236" calcext:value-type="float">
            <text:p>5626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1 0.5 0.5 0.5</text:p>
          </table:table-cell>
          <table:table-cell office:value-type="float" office:value="424701" calcext:value-type="float">
            <text:p>424701</text:p>
          </table:table-cell>
          <table:table-cell office:value-type="float" office:value="20087286" calcext:value-type="float">
            <text:p>20087286</text:p>
          </table:table-cell>
          <table:table-cell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1</text:p>
          </table:table-cell>
          <table:table-cell office:value-type="float" office:value="28440" calcext:value-type="float">
            <text:p>28440</text:p>
          </table:table-cell>
          <table:table-cell office:value-type="float" office:value="1366048" calcext:value-type="float">
            <text:p>1366048</text:p>
          </table:table-cell>
          <table:table-cell office:value-type="float" office:value="5689389" calcext:value-type="float">
            <text:p>56893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1 0.5 0.5 0.5</text:p>
          </table:table-cell>
          <table:table-cell office:value-type="float" office:value="323181" calcext:value-type="float">
            <text:p>323181</text:p>
          </table:table-cell>
          <table:table-cell office:value-type="float" office:value="18664198" calcext:value-type="float">
            <text:p>18664198</text:p>
          </table:table-cell>
          <table:table-cell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1</text:p>
          </table:table-cell>
          <table:table-cell office:value-type="float" office:value="30551" calcext:value-type="float">
            <text:p>30551</text:p>
          </table:table-cell>
          <table:table-cell office:value-type="float" office:value="1377087" calcext:value-type="float">
            <text:p>1377087</text:p>
          </table:table-cell>
          <table:table-cell office:value-type="float" office:value="5699832" calcext:value-type="float">
            <text:p>56998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1 0.5 0.5 0.5</text:p>
          </table:table-cell>
          <table:table-cell office:value-type="float" office:value="316591" calcext:value-type="float">
            <text:p>316591</text:p>
          </table:table-cell>
          <table:table-cell office:value-type="float" office:value="17797928" calcext:value-type="float">
            <text:p>17797928</text:p>
          </table:table-cell>
          <table:table-cell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1</text:p>
          </table:table-cell>
          <table:table-cell office:value-type="float" office:value="28296" calcext:value-type="float">
            <text:p>28296</text:p>
          </table:table-cell>
          <table:table-cell office:value-type="float" office:value="1357440" calcext:value-type="float">
            <text:p>1357440</text:p>
          </table:table-cell>
          <table:table-cell office:value-type="float" office:value="5535307" calcext:value-type="float">
            <text:p>55353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1 0.5 0.5 0.5</text:p>
          </table:table-cell>
          <table:table-cell office:value-type="float" office:value="328289" calcext:value-type="float">
            <text:p>328289</text:p>
          </table:table-cell>
          <table:table-cell office:value-type="float" office:value="18084644" calcext:value-type="float">
            <text:p>18084644</text:p>
          </table:table-cell>
          <table:table-cell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1</text:p>
          </table:table-cell>
          <table:table-cell office:value-type="float" office:value="29194" calcext:value-type="float">
            <text:p>29194</text:p>
          </table:table-cell>
          <table:table-cell office:value-type="float" office:value="1440112" calcext:value-type="float">
            <text:p>1440112</text:p>
          </table:table-cell>
          <table:table-cell office:value-type="float" office:value="5487051" calcext:value-type="float">
            <text:p>54870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1 0.5 0.5 0.5</text:p>
          </table:table-cell>
          <table:table-cell office:value-type="float" office:value="473714" calcext:value-type="float">
            <text:p>473714</text:p>
          </table:table-cell>
          <table:table-cell office:value-type="float" office:value="18534716" calcext:value-type="float">
            <text:p>18534716</text:p>
          </table:table-cell>
          <table:table-cell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1</text:p>
          </table:table-cell>
          <table:table-cell office:value-type="float" office:value="29152" calcext:value-type="float">
            <text:p>29152</text:p>
          </table:table-cell>
          <table:table-cell office:value-type="float" office:value="1379214" calcext:value-type="float">
            <text:p>1379214</text:p>
          </table:table-cell>
          <table:table-cell office:value-type="float" office:value="5779168" calcext:value-type="float">
            <text:p>5779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1 0.5 0.5 0.5</text:p>
          </table:table-cell>
          <table:table-cell office:value-type="float" office:value="490256" calcext:value-type="float">
            <text:p>490256</text:p>
          </table:table-cell>
          <table:table-cell office:value-type="float" office:value="18391656" calcext:value-type="float">
            <text:p>18391656</text:p>
          </table:table-cell>
          <table:table-cell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1</text:p>
          </table:table-cell>
          <table:table-cell office:value-type="float" office:value="32730" calcext:value-type="float">
            <text:p>32730</text:p>
          </table:table-cell>
          <table:table-cell office:value-type="float" office:value="1405919" calcext:value-type="float">
            <text:p>1405919</text:p>
          </table:table-cell>
          <table:table-cell office:value-type="float" office:value="5503713" calcext:value-type="float">
            <text:p>55037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1 0.5 0.5 0.5</text:p>
          </table:table-cell>
          <table:table-cell office:value-type="float" office:value="485960" calcext:value-type="float">
            <text:p>485960</text:p>
          </table:table-cell>
          <table:table-cell office:value-type="float" office:value="18508848" calcext:value-type="float">
            <text:p>18508848</text:p>
          </table:table-cell>
          <table:table-cell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1</text:p>
          </table:table-cell>
          <table:table-cell office:value-type="float" office:value="32028" calcext:value-type="float">
            <text:p>32028</text:p>
          </table:table-cell>
          <table:table-cell office:value-type="float" office:value="1396150" calcext:value-type="float">
            <text:p>1396150</text:p>
          </table:table-cell>
          <table:table-cell office:value-type="float" office:value="5559099" calcext:value-type="float">
            <text:p>55590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1 0.5 0.5 0.5</text:p>
          </table:table-cell>
          <table:table-cell office:value-type="float" office:value="317087" calcext:value-type="float">
            <text:p>317087</text:p>
          </table:table-cell>
          <table:table-cell office:value-type="float" office:value="20306950" calcext:value-type="float">
            <text:p>20306950</text:p>
          </table:table-cell>
          <table:table-cell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:.B16])" office:value-type="float" office:value="15" calcext:value-type="float">
            <text:p>15</text:p>
          </table:table-cell>
          <table:table-cell table:style-name="ce11"/>
          <table:table-cell table:style-name="ce12" table:formula="of:=SUM([.D2:.D16])" office:value-type="float" office:value="440008" calcext:value-type="float">
            <text:p>440008</text:p>
          </table:table-cell>
          <table:table-cell table:style-name="ce12" table:formula="of:=SUM([.E2:.E16])" office:value-type="float" office:value="20836252" calcext:value-type="float">
            <text:p>20836252</text:p>
          </table:table-cell>
          <table:table-cell table:style-name="ce12" table:formula="of:=SUM([.F2:.F16])" office:value-type="float" office:value="83864296" calcext:value-type="float">
            <text:p>83864296</text:p>
          </table:table-cell>
          <table:table-cell table:style-name="ce9" table:formula="of:=COUNT([.G2:.G16])" office:value-type="float" office:value="15" calcext:value-type="float">
            <text:p>15</text:p>
          </table:table-cell>
          <table:table-cell table:style-name="ce11"/>
          <table:table-cell table:style-name="ce12" table:formula="of:=SUM([.I2:.I16])" office:value-type="float" office:value="5396468" calcext:value-type="float">
            <text:p>5396468</text:p>
          </table:table-cell>
          <table:table-cell table:style-name="ce12" table:formula="of:=SUM([.J2:.J16])" office:value-type="float" office:value="277811454" calcext:value-type="float">
            <text:p>277811454</text:p>
          </table:table-cell>
          <table:table-cell table:style-name="ce12" table:formula="of:=SUM([.K2:.K16])" office:value-type="float" office:value="1089507832" calcext:value-type="float">
            <text:p>10895078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]/[.B17]" office:value-type="float" office:value="29333.8666666667" calcext:value-type="float">
            <text:p>29333.8666666667</text:p>
          </table:table-cell>
          <table:table-cell table:style-name="ce12" table:formula="of:=[.E17]/[.B17]" office:value-type="float" office:value="1389083.46666667" calcext:value-type="float">
            <text:p>1389083.46666667</text:p>
          </table:table-cell>
          <table:table-cell table:style-name="ce12" table:formula="of:=[.F17]/[.B17]" office:value-type="float" office:value="5590953.06666667" calcext:value-type="float">
            <text:p>5590953.06666667</text:p>
          </table:table-cell>
          <table:table-cell table:style-name="ce9"/>
          <table:table-cell table:style-name="ce11"/>
          <table:table-cell table:style-name="ce12" table:formula="of:=[.I17]/[.G17]" office:value-type="float" office:value="359764.533333333" calcext:value-type="float">
            <text:p>359764.533333333</text:p>
          </table:table-cell>
          <table:table-cell table:style-name="ce12" table:formula="of:=[.J17]/[.G17]" office:value-type="float" office:value="18520763.6" calcext:value-type="float">
            <text:p>18520763.6</text:p>
          </table:table-cell>
          <table:table-cell table:style-name="ce12" table:formula="of:=[.K17]/[.G17]" office:value-type="float" office:value="72633855.4666667" calcext:value-type="float">
            <text:p>72633855.466666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2</text:p>
          </table:table-cell>
          <table:table-cell office:value-type="float" office:value="19244" calcext:value-type="float">
            <text:p>19244</text:p>
          </table:table-cell>
          <table:table-cell office:value-type="float" office:value="712459" calcext:value-type="float">
            <text:p>712459</text:p>
          </table:table-cell>
          <table:table-cell office:value-type="float" office:value="3125266" calcext:value-type="float">
            <text:p>3125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311557" calcext:value-type="float">
            <text:p>311557</text:p>
          </table:table-cell>
          <table:table-cell office:value-type="float" office:value="12446215" calcext:value-type="float">
            <text:p>12446215</text:p>
          </table:table-cell>
          <table:table-cell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2</text:p>
          </table:table-cell>
          <table:table-cell office:value-type="float" office:value="19888" calcext:value-type="float">
            <text:p>19888</text:p>
          </table:table-cell>
          <table:table-cell office:value-type="float" office:value="709040" calcext:value-type="float">
            <text:p>709040</text:p>
          </table:table-cell>
          <table:table-cell office:value-type="float" office:value="3163295" calcext:value-type="float">
            <text:p>3163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2 0.5 0.5 0.5</text:p>
          </table:table-cell>
          <table:table-cell office:value-type="float" office:value="244360" calcext:value-type="float">
            <text:p>244360</text:p>
          </table:table-cell>
          <table:table-cell office:value-type="float" office:value="12809368" calcext:value-type="float">
            <text:p>12809368</text:p>
          </table:table-cell>
          <table:table-cell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2</text:p>
          </table:table-cell>
          <table:table-cell office:value-type="float" office:value="16323" calcext:value-type="float">
            <text:p>16323</text:p>
          </table:table-cell>
          <table:table-cell office:value-type="float" office:value="736122" calcext:value-type="float">
            <text:p>736122</text:p>
          </table:table-cell>
          <table:table-cell office:value-type="float" office:value="3147855" calcext:value-type="float">
            <text:p>31478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2 0.5 0.5 0.5</text:p>
          </table:table-cell>
          <table:table-cell office:value-type="float" office:value="266276" calcext:value-type="float">
            <text:p>266276</text:p>
          </table:table-cell>
          <table:table-cell office:value-type="float" office:value="12577649" calcext:value-type="float">
            <text:p>12577649</text:p>
          </table:table-cell>
          <table:table-cell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2</text:p>
          </table:table-cell>
          <table:table-cell office:value-type="float" office:value="20127" calcext:value-type="float">
            <text:p>20127</text:p>
          </table:table-cell>
          <table:table-cell office:value-type="float" office:value="720423" calcext:value-type="float">
            <text:p>720423</text:p>
          </table:table-cell>
          <table:table-cell office:value-type="float" office:value="3140881" calcext:value-type="float">
            <text:p>31408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2 0.5 0.5 0.5</text:p>
          </table:table-cell>
          <table:table-cell office:value-type="float" office:value="253908" calcext:value-type="float">
            <text:p>253908</text:p>
          </table:table-cell>
          <table:table-cell office:value-type="float" office:value="13080998" calcext:value-type="float">
            <text:p>13080998</text:p>
          </table:table-cell>
          <table:table-cell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2</text:p>
          </table:table-cell>
          <table:table-cell office:value-type="float" office:value="18212" calcext:value-type="float">
            <text:p>18212</text:p>
          </table:table-cell>
          <table:table-cell office:value-type="float" office:value="733450" calcext:value-type="float">
            <text:p>733450</text:p>
          </table:table-cell>
          <table:table-cell office:value-type="float" office:value="3156078" calcext:value-type="float">
            <text:p>31560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2 0.5 0.5 0.5</text:p>
          </table:table-cell>
          <table:table-cell office:value-type="float" office:value="314145" calcext:value-type="float">
            <text:p>314145</text:p>
          </table:table-cell>
          <table:table-cell office:value-type="float" office:value="12963967" calcext:value-type="float">
            <text:p>12963967</text:p>
          </table:table-cell>
          <table:table-cell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2</text:p>
          </table:table-cell>
          <table:table-cell office:value-type="float" office:value="17004" calcext:value-type="float">
            <text:p>17004</text:p>
          </table:table-cell>
          <table:table-cell office:value-type="float" office:value="754757" calcext:value-type="float">
            <text:p>754757</text:p>
          </table:table-cell>
          <table:table-cell office:value-type="float" office:value="3107665" calcext:value-type="float">
            <text:p>31076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2 0.5 0.5 0.5</text:p>
          </table:table-cell>
          <table:table-cell office:value-type="float" office:value="258485" calcext:value-type="float">
            <text:p>258485</text:p>
          </table:table-cell>
          <table:table-cell office:value-type="float" office:value="12502236" calcext:value-type="float">
            <text:p>12502236</text:p>
          </table:table-cell>
          <table:table-cell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2</text:p>
          </table:table-cell>
          <table:table-cell office:value-type="float" office:value="16627" calcext:value-type="float">
            <text:p>16627</text:p>
          </table:table-cell>
          <table:table-cell office:value-type="float" office:value="734368" calcext:value-type="float">
            <text:p>734368</text:p>
          </table:table-cell>
          <table:table-cell office:value-type="float" office:value="3131093" calcext:value-type="float">
            <text:p>31310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2 0.5 0.5 0.5</text:p>
          </table:table-cell>
          <table:table-cell office:value-type="float" office:value="275638" calcext:value-type="float">
            <text:p>275638</text:p>
          </table:table-cell>
          <table:table-cell office:value-type="float" office:value="13316464" calcext:value-type="float">
            <text:p>13316464</text:p>
          </table:table-cell>
          <table:table-cell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2</text:p>
          </table:table-cell>
          <table:table-cell office:value-type="float" office:value="18261" calcext:value-type="float">
            <text:p>18261</text:p>
          </table:table-cell>
          <table:table-cell office:value-type="float" office:value="724470" calcext:value-type="float">
            <text:p>724470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2 0.5 0.5 0.5</text:p>
          </table:table-cell>
          <table:table-cell office:value-type="float" office:value="262596" calcext:value-type="float">
            <text:p>262596</text:p>
          </table:table-cell>
          <table:table-cell office:value-type="float" office:value="12310620" calcext:value-type="float">
            <text:p>12310620</text:p>
          </table:table-cell>
          <table:table-cell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2</text:p>
          </table:table-cell>
          <table:table-cell office:value-type="float" office:value="17189" calcext:value-type="float">
            <text:p>17189</text:p>
          </table:table-cell>
          <table:table-cell office:value-type="float" office:value="750993" calcext:value-type="float">
            <text:p>750993</text:p>
          </table:table-cell>
          <table:table-cell office:value-type="float" office:value="3214250" calcext:value-type="float">
            <text:p>3214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2 0.5 0.5 0.5</text:p>
          </table:table-cell>
          <table:table-cell office:value-type="float" office:value="315322" calcext:value-type="float">
            <text:p>315322</text:p>
          </table:table-cell>
          <table:table-cell office:value-type="float" office:value="12550046" calcext:value-type="float">
            <text:p>12550046</text:p>
          </table:table-cell>
          <table:table-cell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2</text:p>
          </table:table-cell>
          <table:table-cell office:value-type="float" office:value="18269" calcext:value-type="float">
            <text:p>18269</text:p>
          </table:table-cell>
          <table:table-cell office:value-type="float" office:value="758959" calcext:value-type="float">
            <text:p>758959</text:p>
          </table:table-cell>
          <table:table-cell office:value-type="float" office:value="3143347" calcext:value-type="float">
            <text:p>31433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2 0.5 0.5 0.5</text:p>
          </table:table-cell>
          <table:table-cell office:value-type="float" office:value="317562" calcext:value-type="float">
            <text:p>317562</text:p>
          </table:table-cell>
          <table:table-cell office:value-type="float" office:value="12229223" calcext:value-type="float">
            <text:p>12229223</text:p>
          </table:table-cell>
          <table:table-cell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2</text:p>
          </table:table-cell>
          <table:table-cell office:value-type="float" office:value="20774" calcext:value-type="float">
            <text:p>20774</text:p>
          </table:table-cell>
          <table:table-cell office:value-type="float" office:value="800033" calcext:value-type="float">
            <text:p>800033</text:p>
          </table:table-cell>
          <table:table-cell office:value-type="float" office:value="3063906" calcext:value-type="float">
            <text:p>3063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2 0.5 0.5 0.5</text:p>
          </table:table-cell>
          <table:table-cell office:value-type="float" office:value="267676" calcext:value-type="float">
            <text:p>267676</text:p>
          </table:table-cell>
          <table:table-cell office:value-type="float" office:value="12476032" calcext:value-type="float">
            <text:p>12476032</text:p>
          </table:table-cell>
          <table:table-cell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2</text:p>
          </table:table-cell>
          <table:table-cell office:value-type="float" office:value="17009" calcext:value-type="float">
            <text:p>17009</text:p>
          </table:table-cell>
          <table:table-cell office:value-type="float" office:value="805495" calcext:value-type="float">
            <text:p>805495</text:p>
          </table:table-cell>
          <table:table-cell office:value-type="float" office:value="3131325" calcext:value-type="float">
            <text:p>31313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2 0.5 0.5 0.5</text:p>
          </table:table-cell>
          <table:table-cell office:value-type="float" office:value="270581" calcext:value-type="float">
            <text:p>270581</text:p>
          </table:table-cell>
          <table:table-cell office:value-type="float" office:value="12267674" calcext:value-type="float">
            <text:p>12267674</text:p>
          </table:table-cell>
          <table:table-cell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2</text:p>
          </table:table-cell>
          <table:table-cell office:value-type="float" office:value="18248" calcext:value-type="float">
            <text:p>18248</text:p>
          </table:table-cell>
          <table:table-cell office:value-type="float" office:value="774827" calcext:value-type="float">
            <text:p>774827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2 0.5 0.5 0.5</text:p>
          </table:table-cell>
          <table:table-cell office:value-type="float" office:value="259162" calcext:value-type="float">
            <text:p>259162</text:p>
          </table:table-cell>
          <table:table-cell office:value-type="float" office:value="12519151" calcext:value-type="float">
            <text:p>12519151</text:p>
          </table:table-cell>
          <table:table-cell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2</text:p>
          </table:table-cell>
          <table:table-cell office:value-type="float" office:value="16091" calcext:value-type="float">
            <text:p>16091</text:p>
          </table:table-cell>
          <table:table-cell office:value-type="float" office:value="775277" calcext:value-type="float">
            <text:p>775277</text:p>
          </table:table-cell>
          <table:table-cell office:value-type="float" office:value="3164415" calcext:value-type="float">
            <text:p>31644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2 0.5 0.5 0.5</text:p>
          </table:table-cell>
          <table:table-cell office:value-type="float" office:value="275710" calcext:value-type="float">
            <text:p>275710</text:p>
          </table:table-cell>
          <table:table-cell office:value-type="float" office:value="12499596" calcext:value-type="float">
            <text:p>12499596</text:p>
          </table:table-cell>
          <table:table-cell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2</text:p>
          </table:table-cell>
          <table:table-cell office:value-type="float" office:value="16625" calcext:value-type="float">
            <text:p>16625</text:p>
          </table:table-cell>
          <table:table-cell office:value-type="float" office:value="761118" calcext:value-type="float">
            <text:p>761118</text:p>
          </table:table-cell>
          <table:table-cell office:value-type="float" office:value="3144800" calcext:value-type="float">
            <text:p>31448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2 0.5 0.5 0.5</text:p>
          </table:table-cell>
          <table:table-cell office:value-type="float" office:value="370546" calcext:value-type="float">
            <text:p>370546</text:p>
          </table:table-cell>
          <table:table-cell office:value-type="float" office:value="12623011" calcext:value-type="float">
            <text:p>12623011</text:p>
          </table:table-cell>
          <table:table-cell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0:.B34])" office:value-type="float" office:value="15" calcext:value-type="float">
            <text:p>15</text:p>
          </table:table-cell>
          <table:table-cell table:style-name="ce11"/>
          <table:table-cell table:style-name="ce12" table:formula="of:=SUM([.D20:.D34])" office:value-type="float" office:value="269891" calcext:value-type="float">
            <text:p>269891</text:p>
          </table:table-cell>
          <table:table-cell table:style-name="ce12" table:formula="of:=SUM([.E20:.E34])" office:value-type="float" office:value="11251791" calcext:value-type="float">
            <text:p>11251791</text:p>
          </table:table-cell>
          <table:table-cell table:style-name="ce12" table:formula="of:=SUM([.F20:.F34])" office:value-type="float" office:value="47115553" calcext:value-type="float">
            <text:p>47115553</text:p>
          </table:table-cell>
          <table:table-cell table:style-name="ce9" table:formula="of:=COUNT([.G20:.G34])" office:value-type="float" office:value="15" calcext:value-type="float">
            <text:p>15</text:p>
          </table:table-cell>
          <table:table-cell table:style-name="ce11"/>
          <table:table-cell table:style-name="ce12" table:formula="of:=SUM([.I20:.I34])" office:value-type="float" office:value="4263524" calcext:value-type="float">
            <text:p>4263524</text:p>
          </table:table-cell>
          <table:table-cell table:style-name="ce12" table:formula="of:=SUM([.J20:.J34])" office:value-type="float" office:value="189172250" calcext:value-type="float">
            <text:p>189172250</text:p>
          </table:table-cell>
          <table:table-cell table:style-name="ce12" table:formula="of:=SUM([.K20:.K34])" office:value-type="float" office:value="759534092" calcext:value-type="float">
            <text:p>75953409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35]/[.B35]" office:value-type="float" office:value="17992.7333333333" calcext:value-type="float">
            <text:p>17992.7333333333</text:p>
          </table:table-cell>
          <table:table-cell table:style-name="ce12" table:formula="of:=[.E35]/[.B35]" office:value-type="float" office:value="750119.4" calcext:value-type="float">
            <text:p>750119.4</text:p>
          </table:table-cell>
          <table:table-cell table:style-name="ce12" table:formula="of:=[.F35]/[.B35]" office:value-type="float" office:value="3141036.86666667" calcext:value-type="float">
            <text:p>3141036.86666667</text:p>
          </table:table-cell>
          <table:table-cell table:style-name="ce9"/>
          <table:table-cell table:style-name="ce11"/>
          <table:table-cell table:style-name="ce12" table:formula="of:=[.I35]/[.G35]" office:value-type="float" office:value="284234.933333333" calcext:value-type="float">
            <text:p>284234.933333333</text:p>
          </table:table-cell>
          <table:table-cell table:style-name="ce12" table:formula="of:=[.J35]/[.G35]" office:value-type="float" office:value="12611483.3333333" calcext:value-type="float">
            <text:p>12611483.3333333</text:p>
          </table:table-cell>
          <table:table-cell table:style-name="ce12" table:formula="of:=[.K35]/[.G35]" office:value-type="float" office:value="50635606.1333333" calcext:value-type="float">
            <text:p>50635606.1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lur C</text:p>
          </table:table-cell>
          <table:table-cell office:value-type="float" office:value="304094" calcext:value-type="float">
            <text:p>304094</text:p>
          </table:table-cell>
          <table:table-cell office:value-type="float" office:value="17910190" calcext:value-type="float">
            <text:p>17910190</text:p>
          </table:table-cell>
          <table:table-cell office:value-type="float" office:value="56463488" calcext:value-type="float">
            <text:p>5646348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Hsl C 0.5 0.5 0.5</text:p>
          </table:table-cell>
          <table:table-cell office:value-type="float" office:value="437306" calcext:value-type="float">
            <text:p>437306</text:p>
          </table:table-cell>
          <table:table-cell office:value-type="float" office:value="17876208" calcext:value-type="float">
            <text:p>17876208</text:p>
          </table:table-cell>
          <table:table-cell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lur C</text:p>
          </table:table-cell>
          <table:table-cell office:value-type="float" office:value="304736" calcext:value-type="float">
            <text:p>304736</text:p>
          </table:table-cell>
          <table:table-cell office:value-type="float" office:value="14458278" calcext:value-type="float">
            <text:p>14458278</text:p>
          </table:table-cell>
          <table:table-cell office:value-type="float" office:value="60538556" calcext:value-type="float">
            <text:p>60538556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Hsl C 0.5 0.5 0.5</text:p>
          </table:table-cell>
          <table:table-cell office:value-type="float" office:value="378761" calcext:value-type="float">
            <text:p>378761</text:p>
          </table:table-cell>
          <table:table-cell office:value-type="float" office:value="15652851" calcext:value-type="float">
            <text:p>15652851</text:p>
          </table:table-cell>
          <table:table-cell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lur C</text:p>
          </table:table-cell>
          <table:table-cell office:value-type="float" office:value="276410" calcext:value-type="float">
            <text:p>276410</text:p>
          </table:table-cell>
          <table:table-cell office:value-type="float" office:value="15329304" calcext:value-type="float">
            <text:p>15329304</text:p>
          </table:table-cell>
          <table:table-cell office:value-type="float" office:value="59226108" calcext:value-type="float">
            <text:p>59226108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Hsl C 0.5 0.5 0.5</text:p>
          </table:table-cell>
          <table:table-cell office:value-type="float" office:value="363725" calcext:value-type="float">
            <text:p>363725</text:p>
          </table:table-cell>
          <table:table-cell office:value-type="float" office:value="15655493" calcext:value-type="float">
            <text:p>15655493</text:p>
          </table:table-cell>
          <table:table-cell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Blur C</text:p>
          </table:table-cell>
          <table:table-cell office:value-type="float" office:value="311318" calcext:value-type="float">
            <text:p>311318</text:p>
          </table:table-cell>
          <table:table-cell office:value-type="float" office:value="13762135" calcext:value-type="float">
            <text:p>13762135</text:p>
          </table:table-cell>
          <table:table-cell office:value-type="float" office:value="61104728" calcext:value-type="float">
            <text:p>61104728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Hsl C 0.5 0.5 0.5</text:p>
          </table:table-cell>
          <table:table-cell office:value-type="float" office:value="355812" calcext:value-type="float">
            <text:p>355812</text:p>
          </table:table-cell>
          <table:table-cell office:value-type="float" office:value="18308788" calcext:value-type="float">
            <text:p>18308788</text:p>
          </table:table-cell>
          <table:table-cell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Blur C</text:p>
          </table:table-cell>
          <table:table-cell office:value-type="float" office:value="329354" calcext:value-type="float">
            <text:p>329354</text:p>
          </table:table-cell>
          <table:table-cell office:value-type="float" office:value="13798542" calcext:value-type="float">
            <text:p>13798542</text:p>
          </table:table-cell>
          <table:table-cell office:value-type="float" office:value="55726648" calcext:value-type="float">
            <text:p>55726648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Hsl C 0.5 0.5 0.5</text:p>
          </table:table-cell>
          <table:table-cell office:value-type="float" office:value="341763" calcext:value-type="float">
            <text:p>341763</text:p>
          </table:table-cell>
          <table:table-cell office:value-type="float" office:value="17564202" calcext:value-type="float">
            <text:p>17564202</text:p>
          </table:table-cell>
          <table:table-cell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Blur C</text:p>
          </table:table-cell>
          <table:table-cell office:value-type="float" office:value="284337" calcext:value-type="float">
            <text:p>284337</text:p>
          </table:table-cell>
          <table:table-cell office:value-type="float" office:value="13946256" calcext:value-type="float">
            <text:p>13946256</text:p>
          </table:table-cell>
          <table:table-cell office:value-type="float" office:value="61414804" calcext:value-type="float">
            <text:p>61414804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Hsl C 0.5 0.5 0.5</text:p>
          </table:table-cell>
          <table:table-cell office:value-type="float" office:value="346150" calcext:value-type="float">
            <text:p>346150</text:p>
          </table:table-cell>
          <table:table-cell office:value-type="float" office:value="16294576" calcext:value-type="float">
            <text:p>16294576</text:p>
          </table:table-cell>
          <table:table-cell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Blur C</text:p>
          </table:table-cell>
          <table:table-cell office:value-type="float" office:value="300601" calcext:value-type="float">
            <text:p>300601</text:p>
          </table:table-cell>
          <table:table-cell office:value-type="float" office:value="14723922" calcext:value-type="float">
            <text:p>14723922</text:p>
          </table:table-cell>
          <table:table-cell office:value-type="float" office:value="54748324" calcext:value-type="float">
            <text:p>54748324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Hsl C 0.5 0.5 0.5</text:p>
          </table:table-cell>
          <table:table-cell office:value-type="float" office:value="357092" calcext:value-type="float">
            <text:p>357092</text:p>
          </table:table-cell>
          <table:table-cell office:value-type="float" office:value="17068336" calcext:value-type="float">
            <text:p>17068336</text:p>
          </table:table-cell>
          <table:table-cell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Blur C</text:p>
          </table:table-cell>
          <table:table-cell office:value-type="float" office:value="327607" calcext:value-type="float">
            <text:p>327607</text:p>
          </table:table-cell>
          <table:table-cell office:value-type="float" office:value="13744927" calcext:value-type="float">
            <text:p>13744927</text:p>
          </table:table-cell>
          <table:table-cell office:value-type="float" office:value="57563324" calcext:value-type="float">
            <text:p>57563324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Hsl C 0.5 0.5 0.5</text:p>
          </table:table-cell>
          <table:table-cell office:value-type="float" office:value="351754" calcext:value-type="float">
            <text:p>351754</text:p>
          </table:table-cell>
          <table:table-cell office:value-type="float" office:value="18563240" calcext:value-type="float">
            <text:p>18563240</text:p>
          </table:table-cell>
          <table:table-cell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Blur C</text:p>
          </table:table-cell>
          <table:table-cell office:value-type="float" office:value="358424" calcext:value-type="float">
            <text:p>358424</text:p>
          </table:table-cell>
          <table:table-cell office:value-type="float" office:value="13807833" calcext:value-type="float">
            <text:p>13807833</text:p>
          </table:table-cell>
          <table:table-cell office:value-type="float" office:value="59130472" calcext:value-type="float">
            <text:p>59130472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Hsl C 0.5 0.5 0.5</text:p>
          </table:table-cell>
          <table:table-cell office:value-type="float" office:value="345837" calcext:value-type="float">
            <text:p>345837</text:p>
          </table:table-cell>
          <table:table-cell office:value-type="float" office:value="15876190" calcext:value-type="float">
            <text:p>15876190</text:p>
          </table:table-cell>
          <table:table-cell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Blur C</text:p>
          </table:table-cell>
          <table:table-cell office:value-type="float" office:value="293374" calcext:value-type="float">
            <text:p>293374</text:p>
          </table:table-cell>
          <table:table-cell office:value-type="float" office:value="13732974" calcext:value-type="float">
            <text:p>13732974</text:p>
          </table:table-cell>
          <table:table-cell office:value-type="float" office:value="63007612" calcext:value-type="float">
            <text:p>63007612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sl C 0.5 0.5 0.5</text:p>
          </table:table-cell>
          <table:table-cell office:value-type="float" office:value="356209" calcext:value-type="float">
            <text:p>356209</text:p>
          </table:table-cell>
          <table:table-cell office:value-type="float" office:value="19209724" calcext:value-type="float">
            <text:p>19209724</text:p>
          </table:table-cell>
          <table:table-cell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Blur C</text:p>
          </table:table-cell>
          <table:table-cell office:value-type="float" office:value="293078" calcext:value-type="float">
            <text:p>293078</text:p>
          </table:table-cell>
          <table:table-cell office:value-type="float" office:value="13721494" calcext:value-type="float">
            <text:p>13721494</text:p>
          </table:table-cell>
          <table:table-cell office:value-type="float" office:value="68218224" calcext:value-type="float">
            <text:p>68218224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Hsl C 0.5 0.5 0.5</text:p>
          </table:table-cell>
          <table:table-cell office:value-type="float" office:value="373046" calcext:value-type="float">
            <text:p>373046</text:p>
          </table:table-cell>
          <table:table-cell office:value-type="float" office:value="16826412" calcext:value-type="float">
            <text:p>16826412</text:p>
          </table:table-cell>
          <table:table-cell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Blur C</text:p>
          </table:table-cell>
          <table:table-cell office:value-type="float" office:value="257753" calcext:value-type="float">
            <text:p>257753</text:p>
          </table:table-cell>
          <table:table-cell office:value-type="float" office:value="13968566" calcext:value-type="float">
            <text:p>13968566</text:p>
          </table:table-cell>
          <table:table-cell office:value-type="float" office:value="55586072" calcext:value-type="float">
            <text:p>55586072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Hsl C 0.5 0.5 0.5</text:p>
          </table:table-cell>
          <table:table-cell office:value-type="float" office:value="391974" calcext:value-type="float">
            <text:p>391974</text:p>
          </table:table-cell>
          <table:table-cell office:value-type="float" office:value="16019297" calcext:value-type="float">
            <text:p>16019297</text:p>
          </table:table-cell>
          <table:table-cell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lur C</text:p>
          </table:table-cell>
          <table:table-cell office:value-type="float" office:value="345278" calcext:value-type="float">
            <text:p>345278</text:p>
          </table:table-cell>
          <table:table-cell office:value-type="float" office:value="16104315" calcext:value-type="float">
            <text:p>16104315</text:p>
          </table:table-cell>
          <table:table-cell office:value-type="float" office:value="55267900" calcext:value-type="float">
            <text:p>55267900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Hsl C 0.5 0.5 0.5</text:p>
          </table:table-cell>
          <table:table-cell office:value-type="float" office:value="405350" calcext:value-type="float">
            <text:p>405350</text:p>
          </table:table-cell>
          <table:table-cell office:value-type="float" office:value="16782312" calcext:value-type="float">
            <text:p>16782312</text:p>
          </table:table-cell>
          <table:table-cell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lur C</text:p>
          </table:table-cell>
          <table:table-cell office:value-type="float" office:value="298905" calcext:value-type="float">
            <text:p>298905</text:p>
          </table:table-cell>
          <table:table-cell office:value-type="float" office:value="18642778" calcext:value-type="float">
            <text:p>18642778</text:p>
          </table:table-cell>
          <table:table-cell office:value-type="float" office:value="66248280" calcext:value-type="float">
            <text:p>66248280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Hsl C 0.5 0.5 0.5</text:p>
          </table:table-cell>
          <table:table-cell office:value-type="float" office:value="320116" calcext:value-type="float">
            <text:p>320116</text:p>
          </table:table-cell>
          <table:table-cell office:value-type="float" office:value="15563814" calcext:value-type="float">
            <text:p>15563814</text:p>
          </table:table-cell>
          <table:table-cell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Blur C</text:p>
          </table:table-cell>
          <table:table-cell office:value-type="float" office:value="313092" calcext:value-type="float">
            <text:p>313092</text:p>
          </table:table-cell>
          <table:table-cell office:value-type="float" office:value="14276543" calcext:value-type="float">
            <text:p>14276543</text:p>
          </table:table-cell>
          <table:table-cell office:value-type="float" office:value="54842180" calcext:value-type="float">
            <text:p>54842180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Hsl C 0.5 0.5 0.5</text:p>
          </table:table-cell>
          <table:table-cell office:value-type="float" office:value="358888" calcext:value-type="float">
            <text:p>358888</text:p>
          </table:table-cell>
          <table:table-cell office:value-type="float" office:value="15370432" calcext:value-type="float">
            <text:p>15370432</text:p>
          </table:table-cell>
          <table:table-cell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Sumas</text:p>
          </table:table-cell>
          <table:table-cell table:style-name="ce9" table:formula="of:=COUNT([.B38:.B52])" office:value-type="float" office:value="15" calcext:value-type="float">
            <text:p>15</text:p>
          </table:table-cell>
          <table:table-cell table:style-name="ce11"/>
          <table:table-cell table:style-name="ce12" table:formula="of:=SUM([.D38:.D52])" office:value-type="float" office:value="4598361" calcext:value-type="float">
            <text:p>4598361</text:p>
          </table:table-cell>
          <table:table-cell table:style-name="ce12" table:formula="of:=SUM([.E38:.E52])" office:value-type="float" office:value="221928057" calcext:value-type="float">
            <text:p>221928057</text:p>
          </table:table-cell>
          <table:table-cell table:style-name="ce12" table:formula="of:=SUM([.F38:.F52])" office:value-type="float" office:value="889086720" calcext:value-type="float">
            <text:p>889086720</text:p>
          </table:table-cell>
          <table:table-cell table:style-name="ce9" table:formula="of:=COUNT([.G38:.G52])" office:value-type="float" office:value="15" calcext:value-type="float">
            <text:p>15</text:p>
          </table:table-cell>
          <table:table-cell table:style-name="ce11"/>
          <table:table-cell table:style-name="ce12" table:formula="of:=SUM([.I38:.I52])" office:value-type="float" office:value="5483783" calcext:value-type="float">
            <text:p>5483783</text:p>
          </table:table-cell>
          <table:table-cell table:style-name="ce12" table:formula="of:=SUM([.J38:.J52])" office:value-type="float" office:value="252631875" calcext:value-type="float">
            <text:p>252631875</text:p>
          </table:table-cell>
          <table:table-cell table:style-name="ce12" table:formula="of:=SUM([.K38:.K52])" office:value-type="float" office:value="965234360" calcext:value-type="float">
            <text:p>965234360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10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53]/[.$B$53]" office:value-type="float" office:value="306557.4" calcext:value-type="float">
            <text:p>306557.4</text:p>
          </table:table-cell>
          <table:table-cell table:style-name="ce12" table:formula="of:=[.E53]/[.$B$53]" office:value-type="float" office:value="14795203.8" calcext:value-type="float">
            <text:p>14795203.8</text:p>
          </table:table-cell>
          <table:table-cell table:style-name="ce12" table:formula="of:=[.F53]/[.$B$53]" office:value-type="float" office:value="59272448" calcext:value-type="float">
            <text:p>59272448</text:p>
          </table:table-cell>
          <table:table-cell table:style-name="ce9"/>
          <table:table-cell table:style-name="ce11"/>
          <table:table-cell table:style-name="ce12" table:formula="of:=[.I53]/[.$B$53]" office:value-type="float" office:value="365585.533333333" calcext:value-type="float">
            <text:p>365585.533333333</text:p>
          </table:table-cell>
          <table:table-cell table:style-name="ce12" table:formula="of:=[.J53]/[.$B$53]" office:value-type="float" office:value="16842125" calcext:value-type="float">
            <text:p>16842125</text:p>
          </table:table-cell>
          <table:table-cell table:style-name="ce12" table:formula="of:=[.K53]/[.$B$53]" office:value-type="float" office:value="64348957.3333333" calcext:value-type="float">
            <text:p>6434895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10"/>
          <table:table-cell table:style-name="ce9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1</text:p>
          </table:table-cell>
          <table:table-cell office:value-type="float" office:value="28318" calcext:value-type="float">
            <text:p>28318</text:p>
          </table:table-cell>
          <table:table-cell office:value-type="float" office:value="1277328" calcext:value-type="float">
            <text:p>1277328</text:p>
          </table:table-cell>
          <table:table-cell office:value-type="float" office:value="5513453" calcext:value-type="float">
            <text:p>55134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1 0.5 0.5 0.5</text:p>
          </table:table-cell>
          <table:table-cell office:value-type="float" office:value="297109" calcext:value-type="float">
            <text:p>297109</text:p>
          </table:table-cell>
          <table:table-cell office:value-type="float" office:value="17033836" calcext:value-type="float">
            <text:p>17033836</text:p>
          </table:table-cell>
          <table:table-cell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1</text:p>
          </table:table-cell>
          <table:table-cell office:value-type="float" office:value="28641" calcext:value-type="float">
            <text:p>28641</text:p>
          </table:table-cell>
          <table:table-cell office:value-type="float" office:value="1317008" calcext:value-type="float">
            <text:p>1317008</text:p>
          </table:table-cell>
          <table:table-cell office:value-type="float" office:value="5556587" calcext:value-type="float">
            <text:p>55565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1 0.5 0.5 0.5</text:p>
          </table:table-cell>
          <table:table-cell office:value-type="float" office:value="330284" calcext:value-type="float">
            <text:p>330284</text:p>
          </table:table-cell>
          <table:table-cell office:value-type="float" office:value="18628802" calcext:value-type="float">
            <text:p>18628802</text:p>
          </table:table-cell>
          <table:table-cell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1</text:p>
          </table:table-cell>
          <table:table-cell office:value-type="float" office:value="29900" calcext:value-type="float">
            <text:p>29900</text:p>
          </table:table-cell>
          <table:table-cell office:value-type="float" office:value="1365070" calcext:value-type="float">
            <text:p>1365070</text:p>
          </table:table-cell>
          <table:table-cell office:value-type="float" office:value="5547562" calcext:value-type="float">
            <text:p>55475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1 0.5 0.5 0.5</text:p>
          </table:table-cell>
          <table:table-cell office:value-type="float" office:value="305173" calcext:value-type="float">
            <text:p>305173</text:p>
          </table:table-cell>
          <table:table-cell office:value-type="float" office:value="20904668" calcext:value-type="float">
            <text:p>20904668</text:p>
          </table:table-cell>
          <table:table-cell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56:.B59])" office:value-type="float" office:value="3" calcext:value-type="float">
            <text:p>3</text:p>
          </table:table-cell>
          <table:table-cell table:style-name="ce11"/>
          <table:table-cell table:style-name="ce12" table:formula="of:=SUM([.D57:.D59])" office:value-type="float" office:value="86859" calcext:value-type="float">
            <text:p>86859</text:p>
          </table:table-cell>
          <table:table-cell table:style-name="ce12" table:formula="of:=SUM([.E57:.E59])" office:value-type="float" office:value="3959406" calcext:value-type="float">
            <text:p>3959406</text:p>
          </table:table-cell>
          <table:table-cell table:style-name="ce12" table:formula="of:=SUM([.F57:.F59])" office:value-type="float" office:value="16617602" calcext:value-type="float">
            <text:p>16617602</text:p>
          </table:table-cell>
          <table:table-cell table:style-name="ce9"/>
          <table:table-cell table:style-name="ce11"/>
          <table:table-cell table:style-name="ce12" table:formula="of:=SUM([.I57:.I59])" office:value-type="float" office:value="932566" calcext:value-type="float">
            <text:p>932566</text:p>
          </table:table-cell>
          <table:table-cell table:style-name="ce12" table:formula="of:=SUM([.J57:.J59])" office:value-type="float" office:value="56567306" calcext:value-type="float">
            <text:p>56567306</text:p>
          </table:table-cell>
          <table:table-cell table:style-name="ce12" table:formula="of:=SUM([.K57:.K59])" office:value-type="float" office:value="210512452" calcext:value-type="float">
            <text:p>21051245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0]/[.$B$60]" office:value-type="float" office:value="28953" calcext:value-type="float">
            <text:p>28953</text:p>
          </table:table-cell>
          <table:table-cell table:style-name="ce12" table:formula="of:=[.E60]/[.$B$60]" office:value-type="float" office:value="1319802" calcext:value-type="float">
            <text:p>1319802</text:p>
          </table:table-cell>
          <table:table-cell table:style-name="ce12" table:formula="of:=[.F60]/[.$B$60]" office:value-type="float" office:value="5539200.66666667" calcext:value-type="float">
            <text:p>5539200.66666667</text:p>
          </table:table-cell>
          <table:table-cell table:style-name="ce9"/>
          <table:table-cell table:style-name="ce11"/>
          <table:table-cell table:style-name="ce12" table:formula="of:=[.I60]/[.$B$60]" office:value-type="float" office:value="310855.333333333" calcext:value-type="float">
            <text:p>310855.333333333</text:p>
          </table:table-cell>
          <table:table-cell table:style-name="ce12" table:formula="of:=[.J60]/[.$B$60]" office:value-type="float" office:value="18855768.6666667" calcext:value-type="float">
            <text:p>18855768.6666667</text:p>
          </table:table-cell>
          <table:table-cell table:style-name="ce12" table:formula="of:=[.K60]/[.$B$60]" office:value-type="float" office:value="70170817.3333333" calcext:value-type="float">
            <text:p>7017081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2</text:p>
          </table:table-cell>
          <table:table-cell office:value-type="float" office:value="17054" calcext:value-type="float">
            <text:p>17054</text:p>
          </table:table-cell>
          <table:table-cell office:value-type="float" office:value="767563" calcext:value-type="float">
            <text:p>767563</text:p>
          </table:table-cell>
          <table:table-cell office:value-type="float" office:value="3149655" calcext:value-type="float">
            <text:p>3149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2 0.5 0.5 0.5</text:p>
          </table:table-cell>
          <table:table-cell office:value-type="float" office:value="283036" calcext:value-type="float">
            <text:p>283036</text:p>
          </table:table-cell>
          <table:table-cell office:value-type="float" office:value="13965155" calcext:value-type="float">
            <text:p>13965155</text:p>
          </table:table-cell>
          <table:table-cell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2</text:p>
          </table:table-cell>
          <table:table-cell office:value-type="float" office:value="20061" calcext:value-type="float">
            <text:p>20061</text:p>
          </table:table-cell>
          <table:table-cell office:value-type="float" office:value="749690" calcext:value-type="float">
            <text:p>749690</text:p>
          </table:table-cell>
          <table:table-cell office:value-type="float" office:value="3056288" calcext:value-type="float">
            <text:p>3056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2 0.5 0.5 0.5</text:p>
          </table:table-cell>
          <table:table-cell office:value-type="float" office:value="261117" calcext:value-type="float">
            <text:p>261117</text:p>
          </table:table-cell>
          <table:table-cell office:value-type="float" office:value="12657803" calcext:value-type="float">
            <text:p>12657803</text:p>
          </table:table-cell>
          <table:table-cell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2</text:p>
          </table:table-cell>
          <table:table-cell office:value-type="float" office:value="17544" calcext:value-type="float">
            <text:p>17544</text:p>
          </table:table-cell>
          <table:table-cell office:value-type="float" office:value="795455" calcext:value-type="float">
            <text:p>795455</text:p>
          </table:table-cell>
          <table:table-cell office:value-type="float" office:value="3108757" calcext:value-type="float">
            <text:p>31087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2 0.5 0.5 0.5</text:p>
          </table:table-cell>
          <table:table-cell office:value-type="float" office:value="310438" calcext:value-type="float">
            <text:p>310438</text:p>
          </table:table-cell>
          <table:table-cell office:value-type="float" office:value="12895614" calcext:value-type="float">
            <text:p>12895614</text:p>
          </table:table-cell>
          <table:table-cell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63:.B65])" office:value-type="float" office:value="3" calcext:value-type="float">
            <text:p>3</text:p>
          </table:table-cell>
          <table:table-cell table:style-name="ce11"/>
          <table:table-cell table:style-name="ce12" table:formula="of:=SUM([.D63:.D65])" office:value-type="float" office:value="54659" calcext:value-type="float">
            <text:p>54659</text:p>
          </table:table-cell>
          <table:table-cell table:style-name="ce12" table:formula="of:=SUM([.E63:.E65])" office:value-type="float" office:value="2312708" calcext:value-type="float">
            <text:p>2312708</text:p>
          </table:table-cell>
          <table:table-cell table:style-name="ce12" table:formula="of:=SUM([.F63:.F65])" office:value-type="float" office:value="9314700" calcext:value-type="float">
            <text:p>9314700</text:p>
          </table:table-cell>
          <table:table-cell table:style-name="ce9"/>
          <table:table-cell table:style-name="ce11"/>
          <table:table-cell table:style-name="ce12" table:formula="of:=SUM([.I63:.I65])" office:value-type="float" office:value="854591" calcext:value-type="float">
            <text:p>854591</text:p>
          </table:table-cell>
          <table:table-cell table:style-name="ce12" table:formula="of:=SUM([.J63:.J65])" office:value-type="float" office:value="39518572" calcext:value-type="float">
            <text:p>39518572</text:p>
          </table:table-cell>
          <table:table-cell table:style-name="ce12" table:formula="of:=SUM([.K63:.K65])" office:value-type="float" office:value="152609332" calcext:value-type="float">
            <text:p>15260933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6]/[.$B$66]" office:value-type="float" office:value="18219.6666666667" calcext:value-type="float">
            <text:p>18219.6666666667</text:p>
          </table:table-cell>
          <table:table-cell table:style-name="ce12" table:formula="of:=[.E66]/[.$B$66]" office:value-type="float" office:value="770902.666666667" calcext:value-type="float">
            <text:p>770902.666666667</text:p>
          </table:table-cell>
          <table:table-cell table:style-name="ce12" table:formula="of:=[.F66]/[.$B$66]" office:value-type="float" office:value="3104900" calcext:value-type="float">
            <text:p>3104900</text:p>
          </table:table-cell>
          <table:table-cell table:style-name="ce9"/>
          <table:table-cell table:style-name="ce11"/>
          <table:table-cell table:style-name="ce12" table:formula="of:=[.I66]/[.$B$66]" office:value-type="float" office:value="284863.666666667" calcext:value-type="float">
            <text:p>284863.666666667</text:p>
          </table:table-cell>
          <table:table-cell table:style-name="ce12" table:formula="of:=[.J66]/[.$B$66]" office:value-type="float" office:value="13172857.3333333" calcext:value-type="float">
            <text:p>13172857.3333333</text:p>
          </table:table-cell>
          <table:table-cell table:style-name="ce12" table:formula="of:=[.K66]/[.$B$66]" office:value-type="float" office:value="50869777.3333333" calcext:value-type="float">
            <text:p>5086977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Blur C</text:p>
          </table:table-cell>
          <table:table-cell office:value-type="float" office:value="284905" calcext:value-type="float">
            <text:p>284905</text:p>
          </table:table-cell>
          <table:table-cell office:value-type="float" office:value="16439626" calcext:value-type="float">
            <text:p>16439626</text:p>
          </table:table-cell>
          <table:table-cell office:value-type="float" office:value="63320316" calcext:value-type="float">
            <text:p>63320316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Hsl C 0.5 0.5 0.5</text:p>
          </table:table-cell>
          <table:table-cell office:value-type="float" office:value="389241" calcext:value-type="float">
            <text:p>389241</text:p>
          </table:table-cell>
          <table:table-cell office:value-type="float" office:value="15926420" calcext:value-type="float">
            <text:p>15926420</text:p>
          </table:table-cell>
          <table:table-cell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Blur C</text:p>
          </table:table-cell>
          <table:table-cell office:value-type="float" office:value="242302" calcext:value-type="float">
            <text:p>242302</text:p>
          </table:table-cell>
          <table:table-cell office:value-type="float" office:value="14169474" calcext:value-type="float">
            <text:p>14169474</text:p>
          </table:table-cell>
          <table:table-cell office:value-type="float" office:value="54803964" calcext:value-type="float">
            <text:p>54803964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Hsl C 0.5 0.5 0.5</text:p>
          </table:table-cell>
          <table:table-cell office:value-type="float" office:value="392603" calcext:value-type="float">
            <text:p>392603</text:p>
          </table:table-cell>
          <table:table-cell office:value-type="float" office:value="17894236" calcext:value-type="float">
            <text:p>17894236</text:p>
          </table:table-cell>
          <table:table-cell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Blur C</text:p>
          </table:table-cell>
          <table:table-cell office:value-type="float" office:value="291296" calcext:value-type="float">
            <text:p>291296</text:p>
          </table:table-cell>
          <table:table-cell office:value-type="float" office:value="15310469" calcext:value-type="float">
            <text:p>15310469</text:p>
          </table:table-cell>
          <table:table-cell office:value-type="float" office:value="55189952" calcext:value-type="float">
            <text:p>55189952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Hsl C 0.5 0.5 0.5</text:p>
          </table:table-cell>
          <table:table-cell office:value-type="float" office:value="351495" calcext:value-type="float">
            <text:p>351495</text:p>
          </table:table-cell>
          <table:table-cell office:value-type="float" office:value="16809924" calcext:value-type="float">
            <text:p>16809924</text:p>
          </table:table-cell>
          <table:table-cell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69:.B71])" office:value-type="float" office:value="3" calcext:value-type="float">
            <text:p>3</text:p>
          </table:table-cell>
          <table:table-cell table:style-name="ce11"/>
          <table:table-cell table:style-name="ce12" table:formula="of:=SUM([.D69:.D71])" office:value-type="float" office:value="818503" calcext:value-type="float">
            <text:p>818503</text:p>
          </table:table-cell>
          <table:table-cell table:style-name="ce12" table:formula="of:=SUM([.E69:.E71])" office:value-type="float" office:value="45919569" calcext:value-type="float">
            <text:p>45919569</text:p>
          </table:table-cell>
          <table:table-cell table:style-name="ce12" table:formula="of:=SUM([.F69:.F71])" office:value-type="float" office:value="173314232" calcext:value-type="float">
            <text:p>173314232</text:p>
          </table:table-cell>
          <table:table-cell table:style-name="ce11" table:number-columns-repeated="2"/>
          <table:table-cell table:style-name="ce12" table:formula="of:=SUM([.I69:.I71])" office:value-type="float" office:value="1133339" calcext:value-type="float">
            <text:p>1133339</text:p>
          </table:table-cell>
          <table:table-cell table:style-name="ce12" table:formula="of:=SUM([.J69:.J71])" office:value-type="float" office:value="50630580" calcext:value-type="float">
            <text:p>50630580</text:p>
          </table:table-cell>
          <table:table-cell table:style-name="ce12" table:formula="of:=SUM([.K69:.K71])" office:value-type="float" office:value="194005932" calcext:value-type="float">
            <text:p>1940059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72]/[.$B$72]" office:value-type="float" office:value="272834.333333333" calcext:value-type="float">
            <text:p>272834.333333333</text:p>
          </table:table-cell>
          <table:table-cell table:style-name="ce12" table:formula="of:=[.E72]/[.$B$72]" office:value-type="float" office:value="15306523" calcext:value-type="float">
            <text:p>15306523</text:p>
          </table:table-cell>
          <table:table-cell table:style-name="ce12" table:formula="of:=[.F72]/[.$B$72]" office:value-type="float" office:value="57771410.6666667" calcext:value-type="float">
            <text:p>57771410.6666667</text:p>
          </table:table-cell>
          <table:table-cell table:style-name="ce11" table:number-columns-repeated="2"/>
          <table:table-cell table:style-name="ce12" table:formula="of:=[.I72]/[.$B$72]" office:value-type="float" office:value="377779.666666667" calcext:value-type="float">
            <text:p>377779.666666667</text:p>
          </table:table-cell>
          <table:table-cell table:style-name="ce12" table:formula="of:=[.J72]/[.$B$72]" office:value-type="float" office:value="16876860" calcext:value-type="float">
            <text:p>16876860</text:p>
          </table:table-cell>
          <table:table-cell table:style-name="ce12" table:formula="of:=[.K72]/[.$B$72]" office:value-type="float" office:value="64668644" calcext:value-type="float">
            <text:p>6466864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1</text:p>
          </table:table-cell>
          <table:table-cell office:value-type="float" office:value="29241" calcext:value-type="float">
            <text:p>29241</text:p>
          </table:table-cell>
          <table:table-cell office:value-type="float" office:value="1389842" calcext:value-type="float">
            <text:p>1389842</text:p>
          </table:table-cell>
          <table:table-cell office:value-type="float" office:value="5583826" calcext:value-type="float">
            <text:p>55838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1 0.5 0.5 0.5</text:p>
          </table:table-cell>
          <table:table-cell office:value-type="float" office:value="308204" calcext:value-type="float">
            <text:p>308204</text:p>
          </table:table-cell>
          <table:table-cell office:value-type="float" office:value="20222208" calcext:value-type="float">
            <text:p>20222208</text:p>
          </table:table-cell>
          <table:table-cell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1</text:p>
          </table:table-cell>
          <table:table-cell office:value-type="float" office:value="29246" calcext:value-type="float">
            <text:p>29246</text:p>
          </table:table-cell>
          <table:table-cell office:value-type="float" office:value="1339500" calcext:value-type="float">
            <text:p>1339500</text:p>
          </table:table-cell>
          <table:table-cell office:value-type="float" office:value="5589150" calcext:value-type="float">
            <text:p>5589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1 0.5 0.5 0.5</text:p>
          </table:table-cell>
          <table:table-cell office:value-type="float" office:value="306055" calcext:value-type="float">
            <text:p>306055</text:p>
          </table:table-cell>
          <table:table-cell office:value-type="float" office:value="17222312" calcext:value-type="float">
            <text:p>17222312</text:p>
          </table:table-cell>
          <table:table-cell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1</text:p>
          </table:table-cell>
          <table:table-cell office:value-type="float" office:value="28111" calcext:value-type="float">
            <text:p>28111</text:p>
          </table:table-cell>
          <table:table-cell office:value-type="float" office:value="1300059" calcext:value-type="float">
            <text:p>1300059</text:p>
          </table:table-cell>
          <table:table-cell office:value-type="float" office:value="5519702" calcext:value-type="float">
            <text:p>55197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1 0.5 0.5 0.5</text:p>
          </table:table-cell>
          <table:table-cell office:value-type="float" office:value="318482" calcext:value-type="float">
            <text:p>318482</text:p>
          </table:table-cell>
          <table:table-cell office:value-type="float" office:value="17911384" calcext:value-type="float">
            <text:p>17911384</text:p>
          </table:table-cell>
          <table:table-cell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1</text:p>
          </table:table-cell>
          <table:table-cell office:value-type="float" office:value="29391" calcext:value-type="float">
            <text:p>29391</text:p>
          </table:table-cell>
          <table:table-cell office:value-type="float" office:value="1416441" calcext:value-type="float">
            <text:p>1416441</text:p>
          </table:table-cell>
          <table:table-cell office:value-type="float" office:value="5435061" calcext:value-type="float">
            <text:p>54350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1 0.5 0.5 0.5</text:p>
          </table:table-cell>
          <table:table-cell office:value-type="float" office:value="321618" calcext:value-type="float">
            <text:p>321618</text:p>
          </table:table-cell>
          <table:table-cell office:value-type="float" office:value="18082362" calcext:value-type="float">
            <text:p>18082362</text:p>
          </table:table-cell>
          <table:table-cell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1</text:p>
          </table:table-cell>
          <table:table-cell office:value-type="float" office:value="30443" calcext:value-type="float">
            <text:p>30443</text:p>
          </table:table-cell>
          <table:table-cell office:value-type="float" office:value="1412107" calcext:value-type="float">
            <text:p>1412107</text:p>
          </table:table-cell>
          <table:table-cell office:value-type="float" office:value="6690800" calcext:value-type="float">
            <text:p>6690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sl ASM1 0.5 0.5 0.5</text:p>
          </table:table-cell>
          <table:table-cell office:value-type="float" office:value="297971" calcext:value-type="float">
            <text:p>297971</text:p>
          </table:table-cell>
          <table:table-cell office:value-type="float" office:value="16731650" calcext:value-type="float">
            <text:p>16731650</text:p>
          </table:table-cell>
          <table:table-cell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1</text:p>
          </table:table-cell>
          <table:table-cell office:value-type="float" office:value="28418" calcext:value-type="float">
            <text:p>28418</text:p>
          </table:table-cell>
          <table:table-cell office:value-type="float" office:value="1343585" calcext:value-type="float">
            <text:p>1343585</text:p>
          </table:table-cell>
          <table:table-cell office:value-type="float" office:value="5703408" calcext:value-type="float">
            <text:p>57034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1 0.5 0.5 0.5</text:p>
          </table:table-cell>
          <table:table-cell office:value-type="float" office:value="320464" calcext:value-type="float">
            <text:p>320464</text:p>
          </table:table-cell>
          <table:table-cell office:value-type="float" office:value="21482820" calcext:value-type="float">
            <text:p>21482820</text:p>
          </table:table-cell>
          <table:table-cell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1</text:p>
          </table:table-cell>
          <table:table-cell office:value-type="float" office:value="28760" calcext:value-type="float">
            <text:p>28760</text:p>
          </table:table-cell>
          <table:table-cell office:value-type="float" office:value="1285371" calcext:value-type="float">
            <text:p>1285371</text:p>
          </table:table-cell>
          <table:table-cell office:value-type="float" office:value="5683969" calcext:value-type="float">
            <text:p>56839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1 0.5 0.5 0.5</text:p>
          </table:table-cell>
          <table:table-cell office:value-type="float" office:value="297677" calcext:value-type="float">
            <text:p>297677</text:p>
          </table:table-cell>
          <table:table-cell office:value-type="float" office:value="16934876" calcext:value-type="float">
            <text:p>16934876</text:p>
          </table:table-cell>
          <table:table-cell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1</text:p>
          </table:table-cell>
          <table:table-cell office:value-type="float" office:value="28793" calcext:value-type="float">
            <text:p>28793</text:p>
          </table:table-cell>
          <table:table-cell office:value-type="float" office:value="1326234" calcext:value-type="float">
            <text:p>1326234</text:p>
          </table:table-cell>
          <table:table-cell office:value-type="float" office:value="5743288" calcext:value-type="float">
            <text:p>5743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1 0.5 0.5 0.5</text:p>
          </table:table-cell>
          <table:table-cell office:value-type="float" office:value="317051" calcext:value-type="float">
            <text:p>317051</text:p>
          </table:table-cell>
          <table:table-cell office:value-type="float" office:value="18193308" calcext:value-type="float">
            <text:p>18193308</text:p>
          </table:table-cell>
          <table:table-cell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1</text:p>
          </table:table-cell>
          <table:table-cell office:value-type="float" office:value="26487" calcext:value-type="float">
            <text:p>26487</text:p>
          </table:table-cell>
          <table:table-cell office:value-type="float" office:value="1516757" calcext:value-type="float">
            <text:p>1516757</text:p>
          </table:table-cell>
          <table:table-cell office:value-type="float" office:value="5464616" calcext:value-type="float">
            <text:p>54646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1 0.5 0.5 0.5</text:p>
          </table:table-cell>
          <table:table-cell office:value-type="float" office:value="460297" calcext:value-type="float">
            <text:p>460297</text:p>
          </table:table-cell>
          <table:table-cell office:value-type="float" office:value="17747146" calcext:value-type="float">
            <text:p>17747146</text:p>
          </table:table-cell>
          <table:table-cell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76:.B84])" office:value-type="float" office:value="9" calcext:value-type="float">
            <text:p>9</text:p>
          </table:table-cell>
          <table:table-cell table:style-name="ce11"/>
          <table:table-cell table:style-name="ce12" table:formula="of:=SUM([.D76:.D84])" office:value-type="float" office:value="258890" calcext:value-type="float">
            <text:p>258890</text:p>
          </table:table-cell>
          <table:table-cell table:style-name="ce12" table:formula="of:=SUM([.E76:.E84])" office:value-type="float" office:value="12329896" calcext:value-type="float">
            <text:p>12329896</text:p>
          </table:table-cell>
          <table:table-cell table:style-name="ce12" table:formula="of:=SUM([.F76:.F84])" office:value-type="float" office:value="51413820" calcext:value-type="float">
            <text:p>51413820</text:p>
          </table:table-cell>
          <table:table-cell table:style-name="ce9"/>
          <table:table-cell table:style-name="ce11"/>
          <table:table-cell table:style-name="ce12" table:formula="of:=SUM([.I76:.I84])" office:value-type="float" office:value="2947819" calcext:value-type="float">
            <text:p>2947819</text:p>
          </table:table-cell>
          <table:table-cell table:style-name="ce12" table:formula="of:=SUM([.J76:.J84])" office:value-type="float" office:value="164528066" calcext:value-type="float">
            <text:p>164528066</text:p>
          </table:table-cell>
          <table:table-cell table:style-name="ce12" table:formula="of:=SUM([.K76:.K84])" office:value-type="float" office:value="654284820" calcext:value-type="float">
            <text:p>65428482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85]/[.$B$85]" office:value-type="float" office:value="28765.5555555556" calcext:value-type="float">
            <text:p>28765.5555555556</text:p>
          </table:table-cell>
          <table:table-cell table:style-name="ce12" table:formula="of:=[.E85]/[.$B$85]" office:value-type="float" office:value="1369988.44444444" calcext:value-type="float">
            <text:p>1369988.44444444</text:p>
          </table:table-cell>
          <table:table-cell table:style-name="ce12" table:formula="of:=[.F85]/[.$B$85]" office:value-type="float" office:value="5712646.66666667" calcext:value-type="float">
            <text:p>5712646.66666667</text:p>
          </table:table-cell>
          <table:table-cell table:style-name="ce9"/>
          <table:table-cell table:style-name="ce11"/>
          <table:table-cell table:style-name="ce12" table:formula="of:=[.I85]/[.$B$85]" office:value-type="float" office:value="327535.444444444" calcext:value-type="float">
            <text:p>327535.444444444</text:p>
          </table:table-cell>
          <table:table-cell table:style-name="ce12" table:formula="of:=[.J85]/[.$B$85]" office:value-type="float" office:value="18280896.2222222" calcext:value-type="float">
            <text:p>18280896.2222222</text:p>
          </table:table-cell>
          <table:table-cell table:style-name="ce12" table:formula="of:=[.K85]/[.$B$85]" office:value-type="float" office:value="72698313.3333333" calcext:value-type="float">
            <text:p>72698313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2</text:p>
          </table:table-cell>
          <table:table-cell office:value-type="float" office:value="18039" calcext:value-type="float">
            <text:p>18039</text:p>
          </table:table-cell>
          <table:table-cell office:value-type="float" office:value="715370" calcext:value-type="float">
            <text:p>715370</text:p>
          </table:table-cell>
          <table:table-cell office:value-type="float" office:value="3146463" calcext:value-type="float">
            <text:p>31464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2 0.5 0.5 0.5</text:p>
          </table:table-cell>
          <table:table-cell office:value-type="float" office:value="295020" calcext:value-type="float">
            <text:p>295020</text:p>
          </table:table-cell>
          <table:table-cell office:value-type="float" office:value="12339836" calcext:value-type="float">
            <text:p>12339836</text:p>
          </table:table-cell>
          <table:table-cell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2</text:p>
          </table:table-cell>
          <table:table-cell office:value-type="float" office:value="18552" calcext:value-type="float">
            <text:p>18552</text:p>
          </table:table-cell>
          <table:table-cell office:value-type="float" office:value="736163" calcext:value-type="float">
            <text:p>736163</text:p>
          </table:table-cell>
          <table:table-cell office:value-type="float" office:value="3096636" calcext:value-type="float">
            <text:p>30966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2 0.5 0.5 0.5</text:p>
          </table:table-cell>
          <table:table-cell office:value-type="float" office:value="333670" calcext:value-type="float">
            <text:p>333670</text:p>
          </table:table-cell>
          <table:table-cell office:value-type="float" office:value="12605733" calcext:value-type="float">
            <text:p>12605733</text:p>
          </table:table-cell>
          <table:table-cell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2</text:p>
          </table:table-cell>
          <table:table-cell office:value-type="float" office:value="17996" calcext:value-type="float">
            <text:p>17996</text:p>
          </table:table-cell>
          <table:table-cell office:value-type="float" office:value="740258" calcext:value-type="float">
            <text:p>740258</text:p>
          </table:table-cell>
          <table:table-cell office:value-type="float" office:value="3159017" calcext:value-type="float">
            <text:p>3159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2 0.5 0.5 0.5</text:p>
          </table:table-cell>
          <table:table-cell office:value-type="float" office:value="326337" calcext:value-type="float">
            <text:p>326337</text:p>
          </table:table-cell>
          <table:table-cell office:value-type="float" office:value="12506832" calcext:value-type="float">
            <text:p>12506832</text:p>
          </table:table-cell>
          <table:table-cell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39418" calcext:value-type="float">
            <text:p>739418</text:p>
          </table:table-cell>
          <table:table-cell office:value-type="float" office:value="3189056" calcext:value-type="float">
            <text:p>3189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2 0.5 0.5 0.5</text:p>
          </table:table-cell>
          <table:table-cell office:value-type="float" office:value="267483" calcext:value-type="float">
            <text:p>267483</text:p>
          </table:table-cell>
          <table:table-cell office:value-type="float" office:value="15917597" calcext:value-type="float">
            <text:p>15917597</text:p>
          </table:table-cell>
          <table:table-cell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2</text:p>
          </table:table-cell>
          <table:table-cell office:value-type="float" office:value="15415" calcext:value-type="float">
            <text:p>15415</text:p>
          </table:table-cell>
          <table:table-cell office:value-type="float" office:value="719429" calcext:value-type="float">
            <text:p>719429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261980" calcext:value-type="float">
            <text:p>261980</text:p>
          </table:table-cell>
          <table:table-cell office:value-type="float" office:value="12716683" calcext:value-type="float">
            <text:p>12716683</text:p>
          </table:table-cell>
          <table:table-cell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2</text:p>
          </table:table-cell>
          <table:table-cell office:value-type="float" office:value="16111" calcext:value-type="float">
            <text:p>16111</text:p>
          </table:table-cell>
          <table:table-cell office:value-type="float" office:value="788531" calcext:value-type="float">
            <text:p>788531</text:p>
          </table:table-cell>
          <table:table-cell office:value-type="float" office:value="3187655" calcext:value-type="float">
            <text:p>31876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2 0.5 0.5 0.5</text:p>
          </table:table-cell>
          <table:table-cell office:value-type="float" office:value="230556" calcext:value-type="float">
            <text:p>230556</text:p>
          </table:table-cell>
          <table:table-cell office:value-type="float" office:value="12875961" calcext:value-type="float">
            <text:p>12875961</text:p>
          </table:table-cell>
          <table:table-cell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2</text:p>
          </table:table-cell>
          <table:table-cell office:value-type="float" office:value="16707" calcext:value-type="float">
            <text:p>16707</text:p>
          </table:table-cell>
          <table:table-cell office:value-type="float" office:value="730683" calcext:value-type="float">
            <text:p>730683</text:p>
          </table:table-cell>
          <table:table-cell office:value-type="float" office:value="3223267" calcext:value-type="float">
            <text:p>3223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2 0.5 0.5 0.5</text:p>
          </table:table-cell>
          <table:table-cell office:value-type="float" office:value="294787" calcext:value-type="float">
            <text:p>294787</text:p>
          </table:table-cell>
          <table:table-cell office:value-type="float" office:value="13235252" calcext:value-type="float">
            <text:p>13235252</text:p>
          </table:table-cell>
          <table:table-cell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2</text:p>
          </table:table-cell>
          <table:table-cell office:value-type="float" office:value="18884" calcext:value-type="float">
            <text:p>18884</text:p>
          </table:table-cell>
          <table:table-cell office:value-type="float" office:value="788231" calcext:value-type="float">
            <text:p>788231</text:p>
          </table:table-cell>
          <table:table-cell office:value-type="float" office:value="3119716" calcext:value-type="float">
            <text:p>31197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2 0.5 0.5 0.5</text:p>
          </table:table-cell>
          <table:table-cell office:value-type="float" office:value="260682" calcext:value-type="float">
            <text:p>260682</text:p>
          </table:table-cell>
          <table:table-cell office:value-type="float" office:value="12672199" calcext:value-type="float">
            <text:p>12672199</text:p>
          </table:table-cell>
          <table:table-cell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2</text:p>
          </table:table-cell>
          <table:table-cell office:value-type="float" office:value="16591" calcext:value-type="float">
            <text:p>16591</text:p>
          </table:table-cell>
          <table:table-cell office:value-type="float" office:value="816117" calcext:value-type="float">
            <text:p>816117</text:p>
          </table:table-cell>
          <table:table-cell office:value-type="float" office:value="3144773" calcext:value-type="float">
            <text:p>3144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2 0.5 0.5 0.5</text:p>
          </table:table-cell>
          <table:table-cell office:value-type="float" office:value="269220" calcext:value-type="float">
            <text:p>269220</text:p>
          </table:table-cell>
          <table:table-cell office:value-type="float" office:value="12929078" calcext:value-type="float">
            <text:p>12929078</text:p>
          </table:table-cell>
          <table:table-cell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88:.B96])" office:value-type="float" office:value="9" calcext:value-type="float">
            <text:p>9</text:p>
          </table:table-cell>
          <table:table-cell table:style-name="ce11"/>
          <table:table-cell table:style-name="ce12" table:formula="of:=SUM([.D88:.D96])" office:value-type="float" office:value="155448" calcext:value-type="float">
            <text:p>155448</text:p>
          </table:table-cell>
          <table:table-cell table:style-name="ce12" table:formula="of:=SUM([.E88:.E96])" office:value-type="float" office:value="6774200" calcext:value-type="float">
            <text:p>6774200</text:p>
          </table:table-cell>
          <table:table-cell table:style-name="ce12" table:formula="of:=SUM([.F88:.F96])" office:value-type="float" office:value="28419175" calcext:value-type="float">
            <text:p>28419175</text:p>
          </table:table-cell>
          <table:table-cell table:style-name="ce9"/>
          <table:table-cell table:style-name="ce11"/>
          <table:table-cell table:style-name="ce12" table:formula="of:=SUM([.I88:.I96])" office:value-type="float" office:value="2539735" calcext:value-type="float">
            <text:p>2539735</text:p>
          </table:table-cell>
          <table:table-cell table:style-name="ce12" table:formula="of:=SUM([.J88:.J96])" office:value-type="float" office:value="117799171" calcext:value-type="float">
            <text:p>117799171</text:p>
          </table:table-cell>
          <table:table-cell table:style-name="ce12" table:formula="of:=SUM([.K88:.K96])" office:value-type="float" office:value="456360980" calcext:value-type="float">
            <text:p>4563609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97]/[.$B$97]" office:value-type="float" office:value="17272" calcext:value-type="float">
            <text:p>17272</text:p>
          </table:table-cell>
          <table:table-cell table:style-name="ce12" table:formula="of:=[.E97]/[.$B$97]" office:value-type="float" office:value="752688.888888889" calcext:value-type="float">
            <text:p>752688.888888889</text:p>
          </table:table-cell>
          <table:table-cell table:style-name="ce12" table:formula="of:=[.F97]/[.$B$97]" office:value-type="float" office:value="3157686.11111111" calcext:value-type="float">
            <text:p>3157686.11111111</text:p>
          </table:table-cell>
          <table:table-cell table:style-name="ce9"/>
          <table:table-cell table:style-name="ce11"/>
          <table:table-cell table:style-name="ce12" table:formula="of:=[.I97]/[.$B$97]" office:value-type="float" office:value="282192.777777778" calcext:value-type="float">
            <text:p>282192.777777778</text:p>
          </table:table-cell>
          <table:table-cell table:style-name="ce12" table:formula="of:=[.J97]/[.$B$97]" office:value-type="float" office:value="13088796.7777778" calcext:value-type="float">
            <text:p>13088796.7777778</text:p>
          </table:table-cell>
          <table:table-cell table:style-name="ce12" table:formula="of:=[.K97]/[.$B$97]" office:value-type="float" office:value="50706775.5555556" calcext:value-type="float">
            <text:p>50706775.555555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lur C</text:p>
          </table:table-cell>
          <table:table-cell office:value-type="float" office:value="350828" calcext:value-type="float">
            <text:p>350828</text:p>
          </table:table-cell>
          <table:table-cell office:value-type="float" office:value="16257654" calcext:value-type="float">
            <text:p>16257654</text:p>
          </table:table-cell>
          <table:table-cell office:value-type="float" office:value="56635732" calcext:value-type="float">
            <text:p>56635732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Hsl C 0.5 0.5 0.5</text:p>
          </table:table-cell>
          <table:table-cell office:value-type="float" office:value="393350" calcext:value-type="float">
            <text:p>393350</text:p>
          </table:table-cell>
          <table:table-cell office:value-type="float" office:value="15832372" calcext:value-type="float">
            <text:p>15832372</text:p>
          </table:table-cell>
          <table:table-cell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Blur C</text:p>
          </table:table-cell>
          <table:table-cell office:value-type="float" office:value="350892" calcext:value-type="float">
            <text:p>350892</text:p>
          </table:table-cell>
          <table:table-cell office:value-type="float" office:value="15635463" calcext:value-type="float">
            <text:p>15635463</text:p>
          </table:table-cell>
          <table:table-cell office:value-type="float" office:value="57437984" calcext:value-type="float">
            <text:p>57437984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Hsl C 0.5 0.5 0.5</text:p>
          </table:table-cell>
          <table:table-cell office:value-type="float" office:value="343376" calcext:value-type="float">
            <text:p>343376</text:p>
          </table:table-cell>
          <table:table-cell office:value-type="float" office:value="15649928" calcext:value-type="float">
            <text:p>15649928</text:p>
          </table:table-cell>
          <table:table-cell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Blur C</text:p>
          </table:table-cell>
          <table:table-cell office:value-type="float" office:value="287658" calcext:value-type="float">
            <text:p>287658</text:p>
          </table:table-cell>
          <table:table-cell office:value-type="float" office:value="13973164" calcext:value-type="float">
            <text:p>13973164</text:p>
          </table:table-cell>
          <table:table-cell office:value-type="float" office:value="58754224" calcext:value-type="float">
            <text:p>58754224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Hsl C 0.5 0.5 0.5</text:p>
          </table:table-cell>
          <table:table-cell office:value-type="float" office:value="359359" calcext:value-type="float">
            <text:p>359359</text:p>
          </table:table-cell>
          <table:table-cell office:value-type="float" office:value="16158111" calcext:value-type="float">
            <text:p>16158111</text:p>
          </table:table-cell>
          <table:table-cell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Blur C</text:p>
          </table:table-cell>
          <table:table-cell office:value-type="float" office:value="279401" calcext:value-type="float">
            <text:p>279401</text:p>
          </table:table-cell>
          <table:table-cell office:value-type="float" office:value="13887389" calcext:value-type="float">
            <text:p>13887389</text:p>
          </table:table-cell>
          <table:table-cell office:value-type="float" office:value="60546504" calcext:value-type="float">
            <text:p>60546504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Hsl C 0.5 0.5 0.5</text:p>
          </table:table-cell>
          <table:table-cell office:value-type="float" office:value="403105" calcext:value-type="float">
            <text:p>403105</text:p>
          </table:table-cell>
          <table:table-cell office:value-type="float" office:value="17990236" calcext:value-type="float">
            <text:p>17990236</text:p>
          </table:table-cell>
          <table:table-cell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Blur C</text:p>
          </table:table-cell>
          <table:table-cell office:value-type="float" office:value="288316" calcext:value-type="float">
            <text:p>288316</text:p>
          </table:table-cell>
          <table:table-cell office:value-type="float" office:value="14762895" calcext:value-type="float">
            <text:p>14762895</text:p>
          </table:table-cell>
          <table:table-cell office:value-type="float" office:value="54864096" calcext:value-type="float">
            <text:p>54864096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Hsl C 0.5 0.5 0.5</text:p>
          </table:table-cell>
          <table:table-cell office:value-type="float" office:value="304255" calcext:value-type="float">
            <text:p>304255</text:p>
          </table:table-cell>
          <table:table-cell office:value-type="float" office:value="14448611" calcext:value-type="float">
            <text:p>14448611</text:p>
          </table:table-cell>
          <table:table-cell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Blur C</text:p>
          </table:table-cell>
          <table:table-cell office:value-type="float" office:value="304408" calcext:value-type="float">
            <text:p>304408</text:p>
          </table:table-cell>
          <table:table-cell office:value-type="float" office:value="14019047" calcext:value-type="float">
            <text:p>14019047</text:p>
          </table:table-cell>
          <table:table-cell office:value-type="float" office:value="55167508" calcext:value-type="float">
            <text:p>55167508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Hsl C 0.5 0.5 0.5</text:p>
          </table:table-cell>
          <table:table-cell office:value-type="float" office:value="296099" calcext:value-type="float">
            <text:p>296099</text:p>
          </table:table-cell>
          <table:table-cell office:value-type="float" office:value="18553684" calcext:value-type="float">
            <text:p>18553684</text:p>
          </table:table-cell>
          <table:table-cell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Blur C</text:p>
          </table:table-cell>
          <table:table-cell office:value-type="float" office:value="310585" calcext:value-type="float">
            <text:p>310585</text:p>
          </table:table-cell>
          <table:table-cell office:value-type="float" office:value="13775276" calcext:value-type="float">
            <text:p>13775276</text:p>
          </table:table-cell>
          <table:table-cell office:value-type="float" office:value="62222232" calcext:value-type="float">
            <text:p>62222232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Hsl C 0.5 0.5 0.5</text:p>
          </table:table-cell>
          <table:table-cell office:value-type="float" office:value="272339" calcext:value-type="float">
            <text:p>272339</text:p>
          </table:table-cell>
          <table:table-cell office:value-type="float" office:value="15657538" calcext:value-type="float">
            <text:p>15657538</text:p>
          </table:table-cell>
          <table:table-cell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Blur C</text:p>
          </table:table-cell>
          <table:table-cell office:value-type="float" office:value="263376" calcext:value-type="float">
            <text:p>263376</text:p>
          </table:table-cell>
          <table:table-cell office:value-type="float" office:value="13851577" calcext:value-type="float">
            <text:p>13851577</text:p>
          </table:table-cell>
          <table:table-cell office:value-type="float" office:value="55184584" calcext:value-type="float">
            <text:p>55184584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sl C 0.5 0.5 0.5</text:p>
          </table:table-cell>
          <table:table-cell office:value-type="float" office:value="282839" calcext:value-type="float">
            <text:p>282839</text:p>
          </table:table-cell>
          <table:table-cell office:value-type="float" office:value="16608004" calcext:value-type="float">
            <text:p>16608004</text:p>
          </table:table-cell>
          <table:table-cell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Blur C</text:p>
          </table:table-cell>
          <table:table-cell office:value-type="float" office:value="242190" calcext:value-type="float">
            <text:p>242190</text:p>
          </table:table-cell>
          <table:table-cell office:value-type="float" office:value="13844983" calcext:value-type="float">
            <text:p>13844983</text:p>
          </table:table-cell>
          <table:table-cell office:value-type="float" office:value="55984052" calcext:value-type="float">
            <text:p>55984052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Hsl C 0.5 0.5 0.5</text:p>
          </table:table-cell>
          <table:table-cell office:value-type="float" office:value="360187" calcext:value-type="float">
            <text:p>360187</text:p>
          </table:table-cell>
          <table:table-cell office:value-type="float" office:value="16639321" calcext:value-type="float">
            <text:p>16639321</text:p>
          </table:table-cell>
          <table:table-cell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00:.B108])" office:value-type="float" office:value="9" calcext:value-type="float">
            <text:p>9</text:p>
          </table:table-cell>
          <table:table-cell table:style-name="ce11"/>
          <table:table-cell table:style-name="ce12" table:formula="of:=SUM([.D100:.D108])" office:value-type="float" office:value="2677654" calcext:value-type="float">
            <text:p>2677654</text:p>
          </table:table-cell>
          <table:table-cell table:style-name="ce12" table:formula="of:=SUM([.E100:.E108])" office:value-type="float" office:value="130007448" calcext:value-type="float">
            <text:p>130007448</text:p>
          </table:table-cell>
          <table:table-cell table:style-name="ce12" table:formula="of:=SUM([.F100:.F108])" office:value-type="float" office:value="516796916" calcext:value-type="float">
            <text:p>516796916</text:p>
          </table:table-cell>
          <table:table-cell table:style-name="ce11" table:number-columns-repeated="2"/>
          <table:table-cell table:style-name="ce12" table:formula="of:=SUM([.I100:.I108])" office:value-type="float" office:value="3014909" calcext:value-type="float">
            <text:p>3014909</text:p>
          </table:table-cell>
          <table:table-cell table:style-name="ce12" table:formula="of:=SUM([.J100:.J108])" office:value-type="float" office:value="147537805" calcext:value-type="float">
            <text:p>147537805</text:p>
          </table:table-cell>
          <table:table-cell table:style-name="ce12" table:formula="of:=SUM([.K100:.K108])" office:value-type="float" office:value="578629628" calcext:value-type="float">
            <text:p>578629628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09]/[.$B$109]" office:value-type="float" office:value="297517.111111111" calcext:value-type="float">
            <text:p>297517.111111111</text:p>
          </table:table-cell>
          <table:table-cell table:style-name="ce12" table:formula="of:=[.E109]/[.$B$109]" office:value-type="float" office:value="14445272" calcext:value-type="float">
            <text:p>14445272</text:p>
          </table:table-cell>
          <table:table-cell table:style-name="ce12" table:formula="of:=[.F109]/[.$B$109]" office:value-type="float" office:value="57421879.5555556" calcext:value-type="float">
            <text:p>57421879.5555556</text:p>
          </table:table-cell>
          <table:table-cell table:style-name="ce11" table:number-columns-repeated="2"/>
          <table:table-cell table:style-name="ce12" table:formula="of:=[.I109]/[.$B$109]" office:value-type="float" office:value="334989.888888889" calcext:value-type="float">
            <text:p>334989.888888889</text:p>
          </table:table-cell>
          <table:table-cell table:style-name="ce12" table:formula="of:=[.J109]/[.$B$109]" office:value-type="float" office:value="16393089.4444444" calcext:value-type="float">
            <text:p>16393089.4444444</text:p>
          </table:table-cell>
          <table:table-cell table:style-name="ce12" table:formula="of:=[.K109]/[.$B$109]" office:value-type="float" office:value="64292180.8888889" calcext:value-type="float">
            <text:p>64292180.8888889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1</text:p>
          </table:table-cell>
          <table:table-cell office:value-type="float" office:value="28363" calcext:value-type="float">
            <text:p>28363</text:p>
          </table:table-cell>
          <table:table-cell office:value-type="float" office:value="1349776" calcext:value-type="float">
            <text:p>1349776</text:p>
          </table:table-cell>
          <table:table-cell office:value-type="float" office:value="5480864" calcext:value-type="float">
            <text:p>5480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1 0.5 0.5 0.5</text:p>
          </table:table-cell>
          <table:table-cell office:value-type="float" office:value="225625" calcext:value-type="float">
            <text:p>225625</text:p>
          </table:table-cell>
          <table:table-cell office:value-type="float" office:value="11205861" calcext:value-type="float">
            <text:p>11205861</text:p>
          </table:table-cell>
          <table:table-cell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1</text:p>
          </table:table-cell>
          <table:table-cell office:value-type="float" office:value="27139" calcext:value-type="float">
            <text:p>27139</text:p>
          </table:table-cell>
          <table:table-cell office:value-type="float" office:value="1329705" calcext:value-type="float">
            <text:p>1329705</text:p>
          </table:table-cell>
          <table:table-cell office:value-type="float" office:value="5646644" calcext:value-type="float">
            <text:p>56466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1 0.5 0.5 0.5</text:p>
          </table:table-cell>
          <table:table-cell office:value-type="float" office:value="180125" calcext:value-type="float">
            <text:p>180125</text:p>
          </table:table-cell>
          <table:table-cell office:value-type="float" office:value="10115757" calcext:value-type="float">
            <text:p>10115757</text:p>
          </table:table-cell>
          <table:table-cell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1</text:p>
          </table:table-cell>
          <table:table-cell office:value-type="float" office:value="28096" calcext:value-type="float">
            <text:p>28096</text:p>
          </table:table-cell>
          <table:table-cell office:value-type="float" office:value="1384635" calcext:value-type="float">
            <text:p>1384635</text:p>
          </table:table-cell>
          <table:table-cell office:value-type="float" office:value="5656515" calcext:value-type="float">
            <text:p>5656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1 0.5 0.5 0.5</text:p>
          </table:table-cell>
          <table:table-cell office:value-type="float" office:value="187044" calcext:value-type="float">
            <text:p>187044</text:p>
          </table:table-cell>
          <table:table-cell office:value-type="float" office:value="10170532" calcext:value-type="float">
            <text:p>10170532</text:p>
          </table:table-cell>
          <table:table-cell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1</text:p>
          </table:table-cell>
          <table:table-cell office:value-type="float" office:value="29771" calcext:value-type="float">
            <text:p>29771</text:p>
          </table:table-cell>
          <table:table-cell office:value-type="float" office:value="1404102" calcext:value-type="float">
            <text:p>1404102</text:p>
          </table:table-cell>
          <table:table-cell office:value-type="float" office:value="5645066" calcext:value-type="float">
            <text:p>56450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1 0.5 0.5 0.5</text:p>
          </table:table-cell>
          <table:table-cell office:value-type="float" office:value="300307" calcext:value-type="float">
            <text:p>300307</text:p>
          </table:table-cell>
          <table:table-cell office:value-type="float" office:value="16789928" calcext:value-type="float">
            <text:p>16789928</text:p>
          </table:table-cell>
          <table:table-cell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14:.B117])" office:value-type="float" office:value="4" calcext:value-type="float">
            <text:p>4</text:p>
          </table:table-cell>
          <table:table-cell table:style-name="ce11"/>
          <table:table-cell table:style-name="ce12" table:formula="of:=SUM([.D114:.D117])" office:value-type="float" office:value="113369" calcext:value-type="float">
            <text:p>113369</text:p>
          </table:table-cell>
          <table:table-cell table:style-name="ce12" table:formula="of:=SUM([.E114:.E117])" office:value-type="float" office:value="5468218" calcext:value-type="float">
            <text:p>5468218</text:p>
          </table:table-cell>
          <table:table-cell table:style-name="ce12" table:formula="of:=SUM([.F114:.F117])" office:value-type="float" office:value="22429089" calcext:value-type="float">
            <text:p>22429089</text:p>
          </table:table-cell>
          <table:table-cell table:style-name="ce9"/>
          <table:table-cell table:style-name="ce11"/>
          <table:table-cell table:style-name="ce12" table:formula="of:=SUM([.I114:.I117])" office:value-type="float" office:value="893101" calcext:value-type="float">
            <text:p>893101</text:p>
          </table:table-cell>
          <table:table-cell table:style-name="ce12" table:formula="of:=SUM([.J114:.J117])" office:value-type="float" office:value="48282078" calcext:value-type="float">
            <text:p>48282078</text:p>
          </table:table-cell>
          <table:table-cell table:style-name="ce12" table:formula="of:=SUM([.K114:.K117])" office:value-type="float" office:value="197989680" calcext:value-type="float">
            <text:p>1979896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18]/[.$B$118]" office:value-type="float" office:value="28342.25" calcext:value-type="float">
            <text:p>28342.25</text:p>
          </table:table-cell>
          <table:table-cell table:style-name="ce12" table:formula="of:=[.E118]/[.$B$118]" office:value-type="float" office:value="1367054.5" calcext:value-type="float">
            <text:p>1367054.5</text:p>
          </table:table-cell>
          <table:table-cell table:style-name="ce12" table:formula="of:=[.F118]/[.$B$118]" office:value-type="float" office:value="5607272.25" calcext:value-type="float">
            <text:p>5607272.25</text:p>
          </table:table-cell>
          <table:table-cell table:style-name="ce9"/>
          <table:table-cell table:style-name="ce11"/>
          <table:table-cell table:style-name="ce12" table:formula="of:=[.I118]/[.$B$118]" office:value-type="float" office:value="223275.25" calcext:value-type="float">
            <text:p>223275.25</text:p>
          </table:table-cell>
          <table:table-cell table:style-name="ce12" table:formula="of:=[.J118]/[.$B$118]" office:value-type="float" office:value="12070519.5" calcext:value-type="float">
            <text:p>12070519.5</text:p>
          </table:table-cell>
          <table:table-cell table:style-name="ce12" table:formula="of:=[.K118]/[.$B$118]" office:value-type="float" office:value="49497420" calcext:value-type="float">
            <text:p>49497420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2</text:p>
          </table:table-cell>
          <table:table-cell office:value-type="float" office:value="18749" calcext:value-type="float">
            <text:p>18749</text:p>
          </table:table-cell>
          <table:table-cell office:value-type="float" office:value="833062" calcext:value-type="float">
            <text:p>833062</text:p>
          </table:table-cell>
          <table:table-cell office:value-type="float" office:value="3162942" calcext:value-type="float">
            <text:p>3162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2 0.5 0.5 0.5</text:p>
          </table:table-cell>
          <table:table-cell office:value-type="float" office:value="254523" calcext:value-type="float">
            <text:p>254523</text:p>
          </table:table-cell>
          <table:table-cell office:value-type="float" office:value="10567669" calcext:value-type="float">
            <text:p>10567669</text:p>
          </table:table-cell>
          <table:table-cell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2</text:p>
          </table:table-cell>
          <table:table-cell office:value-type="float" office:value="17799" calcext:value-type="float">
            <text:p>17799</text:p>
          </table:table-cell>
          <table:table-cell office:value-type="float" office:value="787431" calcext:value-type="float">
            <text:p>787431</text:p>
          </table:table-cell>
          <table:table-cell office:value-type="float" office:value="3188439" calcext:value-type="float">
            <text:p>3188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2 0.5 0.5 0.5</text:p>
          </table:table-cell>
          <table:table-cell office:value-type="float" office:value="238047" calcext:value-type="float">
            <text:p>238047</text:p>
          </table:table-cell>
          <table:table-cell office:value-type="float" office:value="10359380" calcext:value-type="float">
            <text:p>10359380</text:p>
          </table:table-cell>
          <table:table-cell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2</text:p>
          </table:table-cell>
          <table:table-cell office:value-type="float" office:value="19484" calcext:value-type="float">
            <text:p>19484</text:p>
          </table:table-cell>
          <table:table-cell office:value-type="float" office:value="719414" calcext:value-type="float">
            <text:p>719414</text:p>
          </table:table-cell>
          <table:table-cell office:value-type="float" office:value="3097370" calcext:value-type="float">
            <text:p>30973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2 0.5 0.5 0.5</text:p>
          </table:table-cell>
          <table:table-cell office:value-type="float" office:value="201045" calcext:value-type="float">
            <text:p>201045</text:p>
          </table:table-cell>
          <table:table-cell office:value-type="float" office:value="10635558" calcext:value-type="float">
            <text:p>10635558</text:p>
          </table:table-cell>
          <table:table-cell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2</text:p>
          </table:table-cell>
          <table:table-cell office:value-type="float" office:value="17850" calcext:value-type="float">
            <text:p>17850</text:p>
          </table:table-cell>
          <table:table-cell office:value-type="float" office:value="767036" calcext:value-type="float">
            <text:p>767036</text:p>
          </table:table-cell>
          <table:table-cell office:value-type="float" office:value="3060378" calcext:value-type="float">
            <text:p>30603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2 0.5 0.5 0.5</text:p>
          </table:table-cell>
          <table:table-cell office:value-type="float" office:value="240662" calcext:value-type="float">
            <text:p>240662</text:p>
          </table:table-cell>
          <table:table-cell office:value-type="float" office:value="12028794" calcext:value-type="float">
            <text:p>12028794</text:p>
          </table:table-cell>
          <table:table-cell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21:.B124])" office:value-type="float" office:value="4" calcext:value-type="float">
            <text:p>4</text:p>
          </table:table-cell>
          <table:table-cell table:style-name="ce11"/>
          <table:table-cell table:style-name="ce12" table:formula="of:=SUM([.D121:.D124])" office:value-type="float" office:value="73882" calcext:value-type="float">
            <text:p>73882</text:p>
          </table:table-cell>
          <table:table-cell table:style-name="ce12" table:formula="of:=SUM([.E121:.E124])" office:value-type="float" office:value="3106943" calcext:value-type="float">
            <text:p>3106943</text:p>
          </table:table-cell>
          <table:table-cell table:style-name="ce12" table:formula="of:=SUM([.F121:.F124])" office:value-type="float" office:value="12509129" calcext:value-type="float">
            <text:p>12509129</text:p>
          </table:table-cell>
          <table:table-cell table:style-name="ce9"/>
          <table:table-cell table:style-name="ce11"/>
          <table:table-cell table:style-name="ce12" table:formula="of:=SUM([.I121:.I124])" office:value-type="float" office:value="934277" calcext:value-type="float">
            <text:p>934277</text:p>
          </table:table-cell>
          <table:table-cell table:style-name="ce12" table:formula="of:=SUM([.J121:.J124])" office:value-type="float" office:value="43591401" calcext:value-type="float">
            <text:p>43591401</text:p>
          </table:table-cell>
          <table:table-cell table:style-name="ce12" table:formula="of:=SUM([.K121:.K124])" office:value-type="float" office:value="170344264" calcext:value-type="float">
            <text:p>1703442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25]/[.$B$125]" office:value-type="float" office:value="18470.5" calcext:value-type="float">
            <text:p>18470.5</text:p>
          </table:table-cell>
          <table:table-cell table:style-name="ce12" table:formula="of:=[.E125]/[.$B$125]" office:value-type="float" office:value="776735.75" calcext:value-type="float">
            <text:p>776735.75</text:p>
          </table:table-cell>
          <table:table-cell table:style-name="ce12" table:formula="of:=[.F125]/[.$B$125]" office:value-type="float" office:value="3127282.25" calcext:value-type="float">
            <text:p>3127282.25</text:p>
          </table:table-cell>
          <table:table-cell table:style-name="ce9"/>
          <table:table-cell table:style-name="ce11"/>
          <table:table-cell table:style-name="ce12" table:formula="of:=[.I125]/[.$B$125]" office:value-type="float" office:value="233569.25" calcext:value-type="float">
            <text:p>233569.25</text:p>
          </table:table-cell>
          <table:table-cell table:style-name="ce12" table:formula="of:=[.J125]/[.$B$125]" office:value-type="float" office:value="10897850.25" calcext:value-type="float">
            <text:p>10897850.25</text:p>
          </table:table-cell>
          <table:table-cell table:style-name="ce12" table:formula="of:=[.K125]/[.$B$125]" office:value-type="float" office:value="42586066" calcext:value-type="float">
            <text:p>4258606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lur C</text:p>
          </table:table-cell>
          <table:table-cell office:value-type="float" office:value="319538" calcext:value-type="float">
            <text:p>319538</text:p>
          </table:table-cell>
          <table:table-cell office:value-type="float" office:value="19542808" calcext:value-type="float">
            <text:p>19542808</text:p>
          </table:table-cell>
          <table:table-cell office:value-type="float" office:value="60056736" calcext:value-type="float">
            <text:p>6005673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sl C 0.5 0.5 0.5</text:p>
          </table:table-cell>
          <table:table-cell office:value-type="float" office:value="209670" calcext:value-type="float">
            <text:p>209670</text:p>
          </table:table-cell>
          <table:table-cell office:value-type="float" office:value="10324186" calcext:value-type="float">
            <text:p>10324186</text:p>
          </table:table-cell>
          <table:table-cell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lur C</text:p>
          </table:table-cell>
          <table:table-cell office:value-type="float" office:value="312953" calcext:value-type="float">
            <text:p>312953</text:p>
          </table:table-cell>
          <table:table-cell office:value-type="float" office:value="18047884" calcext:value-type="float">
            <text:p>18047884</text:p>
          </table:table-cell>
          <table:table-cell office:value-type="float" office:value="57567044" calcext:value-type="float">
            <text:p>57567044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Hsl C 0.5 0.5 0.5</text:p>
          </table:table-cell>
          <table:table-cell office:value-type="float" office:value="219814" calcext:value-type="float">
            <text:p>219814</text:p>
          </table:table-cell>
          <table:table-cell office:value-type="float" office:value="10021330" calcext:value-type="float">
            <text:p>10021330</text:p>
          </table:table-cell>
          <table:table-cell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lur C</text:p>
          </table:table-cell>
          <table:table-cell office:value-type="float" office:value="314866" calcext:value-type="float">
            <text:p>314866</text:p>
          </table:table-cell>
          <table:table-cell office:value-type="float" office:value="16605758" calcext:value-type="float">
            <text:p>16605758</text:p>
          </table:table-cell>
          <table:table-cell office:value-type="float" office:value="60815280" calcext:value-type="float">
            <text:p>60815280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Hsl C 0.5 0.5 0.5</text:p>
          </table:table-cell>
          <table:table-cell office:value-type="float" office:value="255984" calcext:value-type="float">
            <text:p>255984</text:p>
          </table:table-cell>
          <table:table-cell office:value-type="float" office:value="9991350" calcext:value-type="float">
            <text:p>9991350</text:p>
          </table:table-cell>
          <table:table-cell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Blur C</text:p>
          </table:table-cell>
          <table:table-cell office:value-type="float" office:value="379058" calcext:value-type="float">
            <text:p>379058</text:p>
          </table:table-cell>
          <table:table-cell office:value-type="float" office:value="13795474" calcext:value-type="float">
            <text:p>13795474</text:p>
          </table:table-cell>
          <table:table-cell office:value-type="float" office:value="58481624" calcext:value-type="float">
            <text:p>58481624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Hsl C 0.5 0.5 0.5</text:p>
          </table:table-cell>
          <table:table-cell office:value-type="float" office:value="422309" calcext:value-type="float">
            <text:p>422309</text:p>
          </table:table-cell>
          <table:table-cell office:value-type="float" office:value="16441703" calcext:value-type="float">
            <text:p>16441703</text:p>
          </table:table-cell>
          <table:table-cell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28:.B131])" office:value-type="float" office:value="4" calcext:value-type="float">
            <text:p>4</text:p>
          </table:table-cell>
          <table:table-cell table:style-name="ce11"/>
          <table:table-cell table:style-name="ce12" table:formula="of:=SUM([.D128:.D131])" office:value-type="float" office:value="1326415" calcext:value-type="float">
            <text:p>1326415</text:p>
          </table:table-cell>
          <table:table-cell table:style-name="ce12" table:formula="of:=SUM([.E128:.E131])" office:value-type="float" office:value="67991924" calcext:value-type="float">
            <text:p>67991924</text:p>
          </table:table-cell>
          <table:table-cell table:style-name="ce12" table:formula="of:=SUM([.F128:.F131])" office:value-type="float" office:value="236920684" calcext:value-type="float">
            <text:p>236920684</text:p>
          </table:table-cell>
          <table:table-cell table:style-name="ce11" table:number-columns-repeated="2"/>
          <table:table-cell table:style-name="ce12" table:formula="of:=SUM([.I128:.I131])" office:value-type="float" office:value="1107777" calcext:value-type="float">
            <text:p>1107777</text:p>
          </table:table-cell>
          <table:table-cell table:style-name="ce12" table:formula="of:=SUM([.J128:.J131])" office:value-type="float" office:value="46778569" calcext:value-type="float">
            <text:p>46778569</text:p>
          </table:table-cell>
          <table:table-cell table:style-name="ce12" table:formula="of:=SUM([.K128:.K131])" office:value-type="float" office:value="186964416" calcext:value-type="float">
            <text:p>186964416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32]/[.$B$132]" office:value-type="float" office:value="331603.75" calcext:value-type="float">
            <text:p>331603.75</text:p>
          </table:table-cell>
          <table:table-cell table:style-name="ce12" table:formula="of:=[.E132]/[.$B$132]" office:value-type="float" office:value="16997981" calcext:value-type="float">
            <text:p>16997981</text:p>
          </table:table-cell>
          <table:table-cell table:style-name="ce12" table:formula="of:=[.F132]/[.$B$132]" office:value-type="float" office:value="59230171" calcext:value-type="float">
            <text:p>59230171</text:p>
          </table:table-cell>
          <table:table-cell table:style-name="ce11" table:number-columns-repeated="2"/>
          <table:table-cell table:style-name="ce12" table:formula="of:=[.I132]/[.$B$132]" office:value-type="float" office:value="276944.25" calcext:value-type="float">
            <text:p>276944.25</text:p>
          </table:table-cell>
          <table:table-cell table:style-name="ce12" table:formula="of:=[.J132]/[.$B$132]" office:value-type="float" office:value="11694642.25" calcext:value-type="float">
            <text:p>11694642.25</text:p>
          </table:table-cell>
          <table:table-cell table:style-name="ce12" table:formula="of:=[.K132]/[.$B$132]" office:value-type="float" office:value="46741104" calcext:value-type="float">
            <text:p>4674110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1</text:p>
          </table:table-cell>
          <table:table-cell office:value-type="float" office:value="31261" calcext:value-type="float">
            <text:p>31261</text:p>
          </table:table-cell>
          <table:table-cell office:value-type="float" office:value="1312984" calcext:value-type="float">
            <text:p>1312984</text:p>
          </table:table-cell>
          <table:table-cell office:value-type="float" office:value="5588608" calcext:value-type="float">
            <text:p>5588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1 0.5 0.5 0.5</text:p>
          </table:table-cell>
          <table:table-cell office:value-type="float" office:value="306337" calcext:value-type="float">
            <text:p>306337</text:p>
          </table:table-cell>
          <table:table-cell office:value-type="float" office:value="17117800" calcext:value-type="float">
            <text:p>17117800</text:p>
          </table:table-cell>
          <table:table-cell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1</text:p>
          </table:table-cell>
          <table:table-cell office:value-type="float" office:value="27833" calcext:value-type="float">
            <text:p>27833</text:p>
          </table:table-cell>
          <table:table-cell office:value-type="float" office:value="1303103" calcext:value-type="float">
            <text:p>1303103</text:p>
          </table:table-cell>
          <table:table-cell office:value-type="float" office:value="5535144" calcext:value-type="float">
            <text:p>5535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1 0.5 0.5 0.5</text:p>
          </table:table-cell>
          <table:table-cell office:value-type="float" office:value="310077" calcext:value-type="float">
            <text:p>310077</text:p>
          </table:table-cell>
          <table:table-cell office:value-type="float" office:value="18373092" calcext:value-type="float">
            <text:p>18373092</text:p>
          </table:table-cell>
          <table:table-cell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1</text:p>
          </table:table-cell>
          <table:table-cell office:value-type="float" office:value="28810" calcext:value-type="float">
            <text:p>28810</text:p>
          </table:table-cell>
          <table:table-cell office:value-type="float" office:value="1418580" calcext:value-type="float">
            <text:p>1418580</text:p>
          </table:table-cell>
          <table:table-cell office:value-type="float" office:value="5694983" calcext:value-type="float">
            <text:p>56949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1 0.5 0.5 0.5</text:p>
          </table:table-cell>
          <table:table-cell office:value-type="float" office:value="330747" calcext:value-type="float">
            <text:p>330747</text:p>
          </table:table-cell>
          <table:table-cell office:value-type="float" office:value="18533134" calcext:value-type="float">
            <text:p>18533134</text:p>
          </table:table-cell>
          <table:table-cell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1</text:p>
          </table:table-cell>
          <table:table-cell office:value-type="float" office:value="29059" calcext:value-type="float">
            <text:p>29059</text:p>
          </table:table-cell>
          <table:table-cell office:value-type="float" office:value="1357577" calcext:value-type="float">
            <text:p>1357577</text:p>
          </table:table-cell>
          <table:table-cell office:value-type="float" office:value="5566711" calcext:value-type="float">
            <text:p>55667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1 0.5 0.5 0.5</text:p>
          </table:table-cell>
          <table:table-cell office:value-type="float" office:value="306324" calcext:value-type="float">
            <text:p>306324</text:p>
          </table:table-cell>
          <table:table-cell office:value-type="float" office:value="17136836" calcext:value-type="float">
            <text:p>17136836</text:p>
          </table:table-cell>
          <table:table-cell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1</text:p>
          </table:table-cell>
          <table:table-cell office:value-type="float" office:value="33199" calcext:value-type="float">
            <text:p>33199</text:p>
          </table:table-cell>
          <table:table-cell office:value-type="float" office:value="1462171" calcext:value-type="float">
            <text:p>1462171</text:p>
          </table:table-cell>
          <table:table-cell office:value-type="float" office:value="5817571" calcext:value-type="float">
            <text:p>58175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1 0.5 0.5 0.5</text:p>
          </table:table-cell>
          <table:table-cell office:value-type="float" office:value="309442" calcext:value-type="float">
            <text:p>309442</text:p>
          </table:table-cell>
          <table:table-cell office:value-type="float" office:value="17613916" calcext:value-type="float">
            <text:p>17613916</text:p>
          </table:table-cell>
          <table:table-cell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1</text:p>
          </table:table-cell>
          <table:table-cell office:value-type="float" office:value="24786" calcext:value-type="float">
            <text:p>24786</text:p>
          </table:table-cell>
          <table:table-cell office:value-type="float" office:value="1359278" calcext:value-type="float">
            <text:p>1359278</text:p>
          </table:table-cell>
          <table:table-cell office:value-type="float" office:value="5622622" calcext:value-type="float">
            <text:p>56226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1 0.5 0.5 0.5</text:p>
          </table:table-cell>
          <table:table-cell office:value-type="float" office:value="318593" calcext:value-type="float">
            <text:p>318593</text:p>
          </table:table-cell>
          <table:table-cell office:value-type="float" office:value="17424014" calcext:value-type="float">
            <text:p>17424014</text:p>
          </table:table-cell>
          <table:table-cell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1</text:p>
          </table:table-cell>
          <table:table-cell office:value-type="float" office:value="26026" calcext:value-type="float">
            <text:p>26026</text:p>
          </table:table-cell>
          <table:table-cell office:value-type="float" office:value="1379069" calcext:value-type="float">
            <text:p>1379069</text:p>
          </table:table-cell>
          <table:table-cell office:value-type="float" office:value="5706626" calcext:value-type="float">
            <text:p>5706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1 0.5 0.5 0.5</text:p>
          </table:table-cell>
          <table:table-cell office:value-type="float" office:value="308007" calcext:value-type="float">
            <text:p>308007</text:p>
          </table:table-cell>
          <table:table-cell office:value-type="float" office:value="18450564" calcext:value-type="float">
            <text:p>18450564</text:p>
          </table:table-cell>
          <table:table-cell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1</text:p>
          </table:table-cell>
          <table:table-cell office:value-type="float" office:value="28650" calcext:value-type="float">
            <text:p>28650</text:p>
          </table:table-cell>
          <table:table-cell office:value-type="float" office:value="1371774" calcext:value-type="float">
            <text:p>1371774</text:p>
          </table:table-cell>
          <table:table-cell office:value-type="float" office:value="5677012" calcext:value-type="float">
            <text:p>5677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1 0.5 0.5 0.5</text:p>
          </table:table-cell>
          <table:table-cell office:value-type="float" office:value="449087" calcext:value-type="float">
            <text:p>449087</text:p>
          </table:table-cell>
          <table:table-cell office:value-type="float" office:value="18191568" calcext:value-type="float">
            <text:p>18191568</text:p>
          </table:table-cell>
          <table:table-cell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36:.B144])" office:value-type="float" office:value="8" calcext:value-type="float">
            <text:p>8</text:p>
          </table:table-cell>
          <table:table-cell table:style-name="ce11"/>
          <table:table-cell table:style-name="ce12" table:formula="of:=SUM([.D137:.D144])" office:value-type="float" office:value="229624" calcext:value-type="float">
            <text:p>229624</text:p>
          </table:table-cell>
          <table:table-cell table:style-name="ce12" table:formula="of:=SUM([.E137:.E144])" office:value-type="float" office:value="10964536" calcext:value-type="float">
            <text:p>10964536</text:p>
          </table:table-cell>
          <table:table-cell table:style-name="ce12" table:formula="of:=SUM([.F137:.F144])" office:value-type="float" office:value="45209277" calcext:value-type="float">
            <text:p>45209277</text:p>
          </table:table-cell>
          <table:table-cell table:style-name="ce9"/>
          <table:table-cell table:style-name="ce11"/>
          <table:table-cell table:style-name="ce12" table:formula="of:=SUM([.I137:.I144])" office:value-type="float" office:value="2638614" calcext:value-type="float">
            <text:p>2638614</text:p>
          </table:table-cell>
          <table:table-cell table:style-name="ce12" table:formula="of:=SUM([.J137:.J144])" office:value-type="float" office:value="142840924" calcext:value-type="float">
            <text:p>142840924</text:p>
          </table:table-cell>
          <table:table-cell table:style-name="ce12" table:formula="of:=SUM([.K137:.K144])" office:value-type="float" office:value="559653656" calcext:value-type="float">
            <text:p>559653656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45]/[.$B$145]" office:value-type="float" office:value="28703" calcext:value-type="float">
            <text:p>28703</text:p>
          </table:table-cell>
          <table:table-cell table:style-name="ce12" table:formula="of:=[.E145]/[.$B$145]" office:value-type="float" office:value="1370567" calcext:value-type="float">
            <text:p>1370567</text:p>
          </table:table-cell>
          <table:table-cell table:style-name="ce12" table:formula="of:=[.F145]/[.$B$145]" office:value-type="float" office:value="5651159.625" calcext:value-type="float">
            <text:p>5651159.625</text:p>
          </table:table-cell>
          <table:table-cell table:style-name="ce9"/>
          <table:table-cell table:style-name="ce11"/>
          <table:table-cell table:style-name="ce12" table:formula="of:=[.I145]/[.$B$145]" office:value-type="float" office:value="329826.75" calcext:value-type="float">
            <text:p>329826.75</text:p>
          </table:table-cell>
          <table:table-cell table:style-name="ce12" table:formula="of:=[.J145]/[.$B$145]" office:value-type="float" office:value="17855115.5" calcext:value-type="float">
            <text:p>17855115.5</text:p>
          </table:table-cell>
          <table:table-cell table:style-name="ce12" table:formula="of:=[.K145]/[.$B$145]" office:value-type="float" office:value="69956707" calcext:value-type="float">
            <text:p>6995670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16511" calcext:value-type="float">
            <text:p>716511</text:p>
          </table:table-cell>
          <table:table-cell office:value-type="float" office:value="3056866" calcext:value-type="float">
            <text:p>3056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2 0.5 0.5 0.5</text:p>
          </table:table-cell>
          <table:table-cell office:value-type="float" office:value="275606" calcext:value-type="float">
            <text:p>275606</text:p>
          </table:table-cell>
          <table:table-cell office:value-type="float" office:value="12439508" calcext:value-type="float">
            <text:p>12439508</text:p>
          </table:table-cell>
          <table:table-cell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2</text:p>
          </table:table-cell>
          <table:table-cell office:value-type="float" office:value="20216" calcext:value-type="float">
            <text:p>20216</text:p>
          </table:table-cell>
          <table:table-cell office:value-type="float" office:value="734148" calcext:value-type="float">
            <text:p>734148</text:p>
          </table:table-cell>
          <table:table-cell office:value-type="float" office:value="3173463" calcext:value-type="float">
            <text:p>3173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2 0.5 0.5 0.5</text:p>
          </table:table-cell>
          <table:table-cell office:value-type="float" office:value="279437" calcext:value-type="float">
            <text:p>279437</text:p>
          </table:table-cell>
          <table:table-cell office:value-type="float" office:value="12771940" calcext:value-type="float">
            <text:p>12771940</text:p>
          </table:table-cell>
          <table:table-cell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2</text:p>
          </table:table-cell>
          <table:table-cell office:value-type="float" office:value="16278" calcext:value-type="float">
            <text:p>16278</text:p>
          </table:table-cell>
          <table:table-cell office:value-type="float" office:value="718971" calcext:value-type="float">
            <text:p>718971</text:p>
          </table:table-cell>
          <table:table-cell office:value-type="float" office:value="3141583" calcext:value-type="float">
            <text:p>31415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2 0.5 0.5 0.5</text:p>
          </table:table-cell>
          <table:table-cell office:value-type="float" office:value="290655" calcext:value-type="float">
            <text:p>290655</text:p>
          </table:table-cell>
          <table:table-cell office:value-type="float" office:value="12790777" calcext:value-type="float">
            <text:p>12790777</text:p>
          </table:table-cell>
          <table:table-cell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2</text:p>
          </table:table-cell>
          <table:table-cell office:value-type="float" office:value="16289" calcext:value-type="float">
            <text:p>16289</text:p>
          </table:table-cell>
          <table:table-cell office:value-type="float" office:value="713701" calcext:value-type="float">
            <text:p>713701</text:p>
          </table:table-cell>
          <table:table-cell office:value-type="float" office:value="3203630" calcext:value-type="float">
            <text:p>3203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2 0.5 0.5 0.5</text:p>
          </table:table-cell>
          <table:table-cell office:value-type="float" office:value="324581" calcext:value-type="float">
            <text:p>324581</text:p>
          </table:table-cell>
          <table:table-cell office:value-type="float" office:value="12787616" calcext:value-type="float">
            <text:p>12787616</text:p>
          </table:table-cell>
          <table:table-cell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2</text:p>
          </table:table-cell>
          <table:table-cell office:value-type="float" office:value="16712" calcext:value-type="float">
            <text:p>16712</text:p>
          </table:table-cell>
          <table:table-cell office:value-type="float" office:value="735941" calcext:value-type="float">
            <text:p>735941</text:p>
          </table:table-cell>
          <table:table-cell office:value-type="float" office:value="3206702" calcext:value-type="float">
            <text:p>32067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2 0.5 0.5 0.5</text:p>
          </table:table-cell>
          <table:table-cell office:value-type="float" office:value="257905" calcext:value-type="float">
            <text:p>257905</text:p>
          </table:table-cell>
          <table:table-cell office:value-type="float" office:value="12756475" calcext:value-type="float">
            <text:p>12756475</text:p>
          </table:table-cell>
          <table:table-cell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2</text:p>
          </table:table-cell>
          <table:table-cell office:value-type="float" office:value="17321" calcext:value-type="float">
            <text:p>17321</text:p>
          </table:table-cell>
          <table:table-cell office:value-type="float" office:value="774285" calcext:value-type="float">
            <text:p>774285</text:p>
          </table:table-cell>
          <table:table-cell office:value-type="float" office:value="3131237" calcext:value-type="float">
            <text:p>31312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2 0.5 0.5 0.5</text:p>
          </table:table-cell>
          <table:table-cell office:value-type="float" office:value="301493" calcext:value-type="float">
            <text:p>301493</text:p>
          </table:table-cell>
          <table:table-cell office:value-type="float" office:value="12721130" calcext:value-type="float">
            <text:p>12721130</text:p>
          </table:table-cell>
          <table:table-cell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2</text:p>
          </table:table-cell>
          <table:table-cell office:value-type="float" office:value="18051" calcext:value-type="float">
            <text:p>18051</text:p>
          </table:table-cell>
          <table:table-cell office:value-type="float" office:value="707718" calcext:value-type="float">
            <text:p>707718</text:p>
          </table:table-cell>
          <table:table-cell office:value-type="float" office:value="3251485" calcext:value-type="float">
            <text:p>32514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2 0.5 0.5 0.5</text:p>
          </table:table-cell>
          <table:table-cell office:value-type="float" office:value="277066" calcext:value-type="float">
            <text:p>277066</text:p>
          </table:table-cell>
          <table:table-cell office:value-type="float" office:value="12886615" calcext:value-type="float">
            <text:p>12886615</text:p>
          </table:table-cell>
          <table:table-cell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2</text:p>
          </table:table-cell>
          <table:table-cell office:value-type="float" office:value="16790" calcext:value-type="float">
            <text:p>16790</text:p>
          </table:table-cell>
          <table:table-cell office:value-type="float" office:value="757207" calcext:value-type="float">
            <text:p>757207</text:p>
          </table:table-cell>
          <table:table-cell office:value-type="float" office:value="3159189" calcext:value-type="float">
            <text:p>3159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2 0.5 0.5 0.5</text:p>
          </table:table-cell>
          <table:table-cell office:value-type="float" office:value="321586" calcext:value-type="float">
            <text:p>321586</text:p>
          </table:table-cell>
          <table:table-cell office:value-type="float" office:value="12738493" calcext:value-type="float">
            <text:p>12738493</text:p>
          </table:table-cell>
          <table:table-cell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48:.B155])" office:value-type="float" office:value="8" calcext:value-type="float">
            <text:p>8</text:p>
          </table:table-cell>
          <table:table-cell table:style-name="ce11"/>
          <table:table-cell table:style-name="ce12" table:formula="of:=SUM([.D148:.D155])" office:value-type="float" office:value="138810" calcext:value-type="float">
            <text:p>138810</text:p>
          </table:table-cell>
          <table:table-cell table:style-name="ce12" table:formula="of:=SUM([.E148:.E155])" office:value-type="float" office:value="5858482" calcext:value-type="float">
            <text:p>5858482</text:p>
          </table:table-cell>
          <table:table-cell table:style-name="ce12" table:formula="of:=SUM([.F148:.F155])" office:value-type="float" office:value="25324155" calcext:value-type="float">
            <text:p>25324155</text:p>
          </table:table-cell>
          <table:table-cell table:style-name="ce9"/>
          <table:table-cell table:style-name="ce11"/>
          <table:table-cell table:style-name="ce12" table:formula="of:=SUM([.I148:.I155])" office:value-type="float" office:value="2328329" calcext:value-type="float">
            <text:p>2328329</text:p>
          </table:table-cell>
          <table:table-cell table:style-name="ce12" table:formula="of:=SUM([.J148:.J155])" office:value-type="float" office:value="101892554" calcext:value-type="float">
            <text:p>101892554</text:p>
          </table:table-cell>
          <table:table-cell table:style-name="ce12" table:formula="of:=SUM([.K148:.K155])" office:value-type="float" office:value="410774304" calcext:value-type="float">
            <text:p>41077430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56]/[.$B$156]" office:value-type="float" office:value="17351.25" calcext:value-type="float">
            <text:p>17351.25</text:p>
          </table:table-cell>
          <table:table-cell table:style-name="ce12" table:formula="of:=[.E156]/[.$B$156]" office:value-type="float" office:value="732310.25" calcext:value-type="float">
            <text:p>732310.25</text:p>
          </table:table-cell>
          <table:table-cell table:style-name="ce12" table:formula="of:=[.F156]/[.$B$156]" office:value-type="float" office:value="3165519.375" calcext:value-type="float">
            <text:p>3165519.375</text:p>
          </table:table-cell>
          <table:table-cell table:style-name="ce9"/>
          <table:table-cell table:style-name="ce11"/>
          <table:table-cell table:style-name="ce12" table:formula="of:=[.I156]/[.$B$156]" office:value-type="float" office:value="291041.125" calcext:value-type="float">
            <text:p>291041.125</text:p>
          </table:table-cell>
          <table:table-cell table:style-name="ce12" table:formula="of:=[.J156]/[.$B$156]" office:value-type="float" office:value="12736569.25" calcext:value-type="float">
            <text:p>12736569.25</text:p>
          </table:table-cell>
          <table:table-cell table:style-name="ce12" table:formula="of:=[.K156]/[.$B$156]" office:value-type="float" office:value="51346788" calcext:value-type="float">
            <text:p>51346788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lur C</text:p>
          </table:table-cell>
          <table:table-cell office:value-type="float" office:value="288334" calcext:value-type="float">
            <text:p>288334</text:p>
          </table:table-cell>
          <table:table-cell office:value-type="float" office:value="13778114" calcext:value-type="float">
            <text:p>13778114</text:p>
          </table:table-cell>
          <table:table-cell office:value-type="float" office:value="56261240" calcext:value-type="float">
            <text:p>5626124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Hsl C 0.5 0.5 0.5</text:p>
          </table:table-cell>
          <table:table-cell office:value-type="float" office:value="314671" calcext:value-type="float">
            <text:p>314671</text:p>
          </table:table-cell>
          <table:table-cell office:value-type="float" office:value="14768978" calcext:value-type="float">
            <text:p>14768978</text:p>
          </table:table-cell>
          <table:table-cell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lur C</text:p>
          </table:table-cell>
          <table:table-cell office:value-type="float" office:value="300040" calcext:value-type="float">
            <text:p>300040</text:p>
          </table:table-cell>
          <table:table-cell office:value-type="float" office:value="14514718" calcext:value-type="float">
            <text:p>14514718</text:p>
          </table:table-cell>
          <table:table-cell office:value-type="float" office:value="60576884" calcext:value-type="float">
            <text:p>60576884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Hsl C 0.5 0.5 0.5</text:p>
          </table:table-cell>
          <table:table-cell office:value-type="float" office:value="353125" calcext:value-type="float">
            <text:p>353125</text:p>
          </table:table-cell>
          <table:table-cell office:value-type="float" office:value="15886509" calcext:value-type="float">
            <text:p>15886509</text:p>
          </table:table-cell>
          <table:table-cell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ur C</text:p>
          </table:table-cell>
          <table:table-cell office:value-type="float" office:value="285407" calcext:value-type="float">
            <text:p>285407</text:p>
          </table:table-cell>
          <table:table-cell office:value-type="float" office:value="18738026" calcext:value-type="float">
            <text:p>18738026</text:p>
          </table:table-cell>
          <table:table-cell office:value-type="float" office:value="57736956" calcext:value-type="float">
            <text:p>57736956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Hsl C 0.5 0.5 0.5</text:p>
          </table:table-cell>
          <table:table-cell office:value-type="float" office:value="419918" calcext:value-type="float">
            <text:p>419918</text:p>
          </table:table-cell>
          <table:table-cell office:value-type="float" office:value="18837300" calcext:value-type="float">
            <text:p>18837300</text:p>
          </table:table-cell>
          <table:table-cell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Blur C</text:p>
          </table:table-cell>
          <table:table-cell office:value-type="float" office:value="253154" calcext:value-type="float">
            <text:p>253154</text:p>
          </table:table-cell>
          <table:table-cell office:value-type="float" office:value="14043583" calcext:value-type="float">
            <text:p>14043583</text:p>
          </table:table-cell>
          <table:table-cell office:value-type="float" office:value="57791388" calcext:value-type="float">
            <text:p>57791388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Hsl C 0.5 0.5 0.5</text:p>
          </table:table-cell>
          <table:table-cell office:value-type="float" office:value="332398" calcext:value-type="float">
            <text:p>332398</text:p>
          </table:table-cell>
          <table:table-cell office:value-type="float" office:value="15155175" calcext:value-type="float">
            <text:p>15155175</text:p>
          </table:table-cell>
          <table:table-cell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Blur C</text:p>
          </table:table-cell>
          <table:table-cell office:value-type="float" office:value="324054" calcext:value-type="float">
            <text:p>324054</text:p>
          </table:table-cell>
          <table:table-cell office:value-type="float" office:value="13980984" calcext:value-type="float">
            <text:p>13980984</text:p>
          </table:table-cell>
          <table:table-cell office:value-type="float" office:value="54748316" calcext:value-type="float">
            <text:p>54748316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Hsl C 0.5 0.5 0.5</text:p>
          </table:table-cell>
          <table:table-cell office:value-type="float" office:value="322342" calcext:value-type="float">
            <text:p>322342</text:p>
          </table:table-cell>
          <table:table-cell office:value-type="float" office:value="15998416" calcext:value-type="float">
            <text:p>15998416</text:p>
          </table:table-cell>
          <table:table-cell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Blur C</text:p>
          </table:table-cell>
          <table:table-cell office:value-type="float" office:value="273338" calcext:value-type="float">
            <text:p>273338</text:p>
          </table:table-cell>
          <table:table-cell office:value-type="float" office:value="16244768" calcext:value-type="float">
            <text:p>16244768</text:p>
          </table:table-cell>
          <table:table-cell office:value-type="float" office:value="54781728" calcext:value-type="float">
            <text:p>54781728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Hsl C 0.5 0.5 0.5</text:p>
          </table:table-cell>
          <table:table-cell office:value-type="float" office:value="348305" calcext:value-type="float">
            <text:p>348305</text:p>
          </table:table-cell>
          <table:table-cell office:value-type="float" office:value="15094596" calcext:value-type="float">
            <text:p>15094596</text:p>
          </table:table-cell>
          <table:table-cell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Blur C</text:p>
          </table:table-cell>
          <table:table-cell office:value-type="float" office:value="287370" calcext:value-type="float">
            <text:p>287370</text:p>
          </table:table-cell>
          <table:table-cell office:value-type="float" office:value="13981358" calcext:value-type="float">
            <text:p>13981358</text:p>
          </table:table-cell>
          <table:table-cell office:value-type="float" office:value="60590312" calcext:value-type="float">
            <text:p>60590312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Hsl C 0.5 0.5 0.5</text:p>
          </table:table-cell>
          <table:table-cell office:value-type="float" office:value="320038" calcext:value-type="float">
            <text:p>320038</text:p>
          </table:table-cell>
          <table:table-cell office:value-type="float" office:value="15094318" calcext:value-type="float">
            <text:p>15094318</text:p>
          </table:table-cell>
          <table:table-cell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Blur C</text:p>
          </table:table-cell>
          <table:table-cell office:value-type="float" office:value="279032" calcext:value-type="float">
            <text:p>279032</text:p>
          </table:table-cell>
          <table:table-cell office:value-type="float" office:value="13953858" calcext:value-type="float">
            <text:p>13953858</text:p>
          </table:table-cell>
          <table:table-cell office:value-type="float" office:value="54745672" calcext:value-type="float">
            <text:p>54745672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Hsl C 0.5 0.5 0.5</text:p>
          </table:table-cell>
          <table:table-cell office:value-type="float" office:value="392038" calcext:value-type="float">
            <text:p>392038</text:p>
          </table:table-cell>
          <table:table-cell office:value-type="float" office:value="16183963" calcext:value-type="float">
            <text:p>16183963</text:p>
          </table:table-cell>
          <table:table-cell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59:.B166])" office:value-type="float" office:value="8" calcext:value-type="float">
            <text:p>8</text:p>
          </table:table-cell>
          <table:table-cell table:style-name="ce11"/>
          <table:table-cell table:style-name="ce12" table:formula="of:=SUM([.D159:.D166])" office:value-type="float" office:value="2290729" calcext:value-type="float">
            <text:p>2290729</text:p>
          </table:table-cell>
          <table:table-cell table:style-name="ce12" table:formula="of:=SUM([.E159:.E166])" office:value-type="float" office:value="119235409" calcext:value-type="float">
            <text:p>119235409</text:p>
          </table:table-cell>
          <table:table-cell table:style-name="ce12" table:formula="of:=SUM([.F159:.F166])" office:value-type="float" office:value="457232496" calcext:value-type="float">
            <text:p>457232496</text:p>
          </table:table-cell>
          <table:table-cell table:style-name="ce11" table:number-columns-repeated="2"/>
          <table:table-cell table:style-name="ce12" table:formula="of:=SUM([.I159:.I166])" office:value-type="float" office:value="2802835" calcext:value-type="float">
            <text:p>2802835</text:p>
          </table:table-cell>
          <table:table-cell table:style-name="ce12" table:formula="of:=SUM([.J159:.J166])" office:value-type="float" office:value="127019255" calcext:value-type="float">
            <text:p>127019255</text:p>
          </table:table-cell>
          <table:table-cell table:style-name="ce12" table:formula="of:=SUM([.K159:.K166])" office:value-type="float" office:value="502877144" calcext:value-type="float">
            <text:p>502877144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67]/[.$B$167]" office:value-type="float" office:value="286341.125" calcext:value-type="float">
            <text:p>286341.125</text:p>
          </table:table-cell>
          <table:table-cell table:style-name="ce12" table:formula="of:=[.E167]/[.$B$167]" office:value-type="float" office:value="14904426.125" calcext:value-type="float">
            <text:p>14904426.125</text:p>
          </table:table-cell>
          <table:table-cell table:style-name="ce12" table:formula="of:=[.F167]/[.$B$167]" office:value-type="float" office:value="57154062" calcext:value-type="float">
            <text:p>57154062</text:p>
          </table:table-cell>
          <table:table-cell table:style-name="ce11" table:number-columns-repeated="2"/>
          <table:table-cell table:style-name="ce12" table:formula="of:=[.I167]/[.$B$167]" office:value-type="float" office:value="350354.375" calcext:value-type="float">
            <text:p>350354.375</text:p>
          </table:table-cell>
          <table:table-cell table:style-name="ce12" table:formula="of:=[.J167]/[.$B$167]" office:value-type="float" office:value="15877406.875" calcext:value-type="float">
            <text:p>15877406.875</text:p>
          </table:table-cell>
          <table:table-cell table:style-name="ce12" table:formula="of:=[.K167]/[.$B$167]" office:value-type="float" office:value="62859643" calcext:value-type="float">
            <text:p>6285964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1</text:p>
          </table:table-cell>
          <table:table-cell office:value-type="float" office:value="29247" calcext:value-type="float">
            <text:p>29247</text:p>
          </table:table-cell>
          <table:table-cell office:value-type="float" office:value="1376228" calcext:value-type="float">
            <text:p>1376228</text:p>
          </table:table-cell>
          <table:table-cell office:value-type="float" office:value="5531135" calcext:value-type="float">
            <text:p>5531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1 0.5 0.5 0.5</text:p>
          </table:table-cell>
          <table:table-cell office:value-type="float" office:value="302180" calcext:value-type="float">
            <text:p>302180</text:p>
          </table:table-cell>
          <table:table-cell office:value-type="float" office:value="18970858" calcext:value-type="float">
            <text:p>18970858</text:p>
          </table:table-cell>
          <table:table-cell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1</text:p>
          </table:table-cell>
          <table:table-cell office:value-type="float" office:value="29179" calcext:value-type="float">
            <text:p>29179</text:p>
          </table:table-cell>
          <table:table-cell office:value-type="float" office:value="1357684" calcext:value-type="float">
            <text:p>1357684</text:p>
          </table:table-cell>
          <table:table-cell office:value-type="float" office:value="5656607" calcext:value-type="float">
            <text:p>56566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1 0.5 0.5 0.5</text:p>
          </table:table-cell>
          <table:table-cell office:value-type="float" office:value="305924" calcext:value-type="float">
            <text:p>305924</text:p>
          </table:table-cell>
          <table:table-cell office:value-type="float" office:value="18014272" calcext:value-type="float">
            <text:p>18014272</text:p>
          </table:table-cell>
          <table:table-cell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1</text:p>
          </table:table-cell>
          <table:table-cell office:value-type="float" office:value="27575" calcext:value-type="float">
            <text:p>27575</text:p>
          </table:table-cell>
          <table:table-cell office:value-type="float" office:value="1312662" calcext:value-type="float">
            <text:p>1312662</text:p>
          </table:table-cell>
          <table:table-cell office:value-type="float" office:value="6132961" calcext:value-type="float">
            <text:p>6132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1 0.5 0.5 0.5</text:p>
          </table:table-cell>
          <table:table-cell office:value-type="float" office:value="330209" calcext:value-type="float">
            <text:p>330209</text:p>
          </table:table-cell>
          <table:table-cell office:value-type="float" office:value="18383424" calcext:value-type="float">
            <text:p>18383424</text:p>
          </table:table-cell>
          <table:table-cell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1</text:p>
          </table:table-cell>
          <table:table-cell office:value-type="float" office:value="31089" calcext:value-type="float">
            <text:p>31089</text:p>
          </table:table-cell>
          <table:table-cell office:value-type="float" office:value="1407047" calcext:value-type="float">
            <text:p>1407047</text:p>
          </table:table-cell>
          <table:table-cell office:value-type="float" office:value="5537046" calcext:value-type="float">
            <text:p>55370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1 0.5 0.5 0.5</text:p>
          </table:table-cell>
          <table:table-cell office:value-type="float" office:value="324857" calcext:value-type="float">
            <text:p>324857</text:p>
          </table:table-cell>
          <table:table-cell office:value-type="float" office:value="19013864" calcext:value-type="float">
            <text:p>19013864</text:p>
          </table:table-cell>
          <table:table-cell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1:.B174])" office:value-type="float" office:value="4" calcext:value-type="float">
            <text:p>4</text:p>
          </table:table-cell>
          <table:table-cell table:style-name="ce11"/>
          <table:table-cell table:style-name="ce12" table:formula="of:=SUM([.D171:.D174])" office:value-type="float" office:value="117090" calcext:value-type="float">
            <text:p>117090</text:p>
          </table:table-cell>
          <table:table-cell table:style-name="ce12" table:formula="of:=SUM([.E171:.E174])" office:value-type="float" office:value="5453621" calcext:value-type="float">
            <text:p>5453621</text:p>
          </table:table-cell>
          <table:table-cell table:style-name="ce12" table:formula="of:=SUM([.F171:.F174])" office:value-type="float" office:value="22857749" calcext:value-type="float">
            <text:p>22857749</text:p>
          </table:table-cell>
          <table:table-cell table:style-name="ce9"/>
          <table:table-cell table:style-name="ce11"/>
          <table:table-cell table:style-name="ce12" table:formula="of:=SUM([.I171:.I174])" office:value-type="float" office:value="1263170" calcext:value-type="float">
            <text:p>1263170</text:p>
          </table:table-cell>
          <table:table-cell table:style-name="ce12" table:formula="of:=SUM([.J171:.J174])" office:value-type="float" office:value="74382418" calcext:value-type="float">
            <text:p>74382418</text:p>
          </table:table-cell>
          <table:table-cell table:style-name="ce12" table:formula="of:=SUM([.K171:.K174])" office:value-type="float" office:value="287408864" calcext:value-type="float">
            <text:p>2874088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5]/[.$B$175]" office:value-type="float" office:value="29272.5" calcext:value-type="float">
            <text:p>29272.5</text:p>
          </table:table-cell>
          <table:table-cell table:style-name="ce12" table:formula="of:=[.E175]/[.$B$175]" office:value-type="float" office:value="1363405.25" calcext:value-type="float">
            <text:p>1363405.25</text:p>
          </table:table-cell>
          <table:table-cell table:style-name="ce12" table:formula="of:=[.F175]/[.$B$175]" office:value-type="float" office:value="5714437.25" calcext:value-type="float">
            <text:p>5714437.25</text:p>
          </table:table-cell>
          <table:table-cell table:style-name="ce9"/>
          <table:table-cell table:style-name="ce11"/>
          <table:table-cell table:style-name="ce12" table:formula="of:=[.I175]/[.$B$175]" office:value-type="float" office:value="315792.5" calcext:value-type="float">
            <text:p>315792.5</text:p>
          </table:table-cell>
          <table:table-cell table:style-name="ce12" table:formula="of:=[.J175]/[.$B$175]" office:value-type="float" office:value="18595604.5" calcext:value-type="float">
            <text:p>18595604.5</text:p>
          </table:table-cell>
          <table:table-cell table:style-name="ce12" table:formula="of:=[.K175]/[.$B$175]" office:value-type="float" office:value="71852216" calcext:value-type="float">
            <text:p>7185221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2</text:p>
          </table:table-cell>
          <table:table-cell office:value-type="float" office:value="16559" calcext:value-type="float">
            <text:p>16559</text:p>
          </table:table-cell>
          <table:table-cell office:value-type="float" office:value="766953" calcext:value-type="float">
            <text:p>766953</text:p>
          </table:table-cell>
          <table:table-cell office:value-type="float" office:value="3121695" calcext:value-type="float">
            <text:p>31216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2 0.5 0.5 0.5</text:p>
          </table:table-cell>
          <table:table-cell office:value-type="float" office:value="299234" calcext:value-type="float">
            <text:p>299234</text:p>
          </table:table-cell>
          <table:table-cell office:value-type="float" office:value="12678131" calcext:value-type="float">
            <text:p>12678131</text:p>
          </table:table-cell>
          <table:table-cell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2</text:p>
          </table:table-cell>
          <table:table-cell office:value-type="float" office:value="18629" calcext:value-type="float">
            <text:p>18629</text:p>
          </table:table-cell>
          <table:table-cell office:value-type="float" office:value="727819" calcext:value-type="float">
            <text:p>727819</text:p>
          </table:table-cell>
          <table:table-cell office:value-type="float" office:value="3207965" calcext:value-type="float">
            <text:p>32079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2 0.5 0.5 0.5</text:p>
          </table:table-cell>
          <table:table-cell office:value-type="float" office:value="315887" calcext:value-type="float">
            <text:p>315887</text:p>
          </table:table-cell>
          <table:table-cell office:value-type="float" office:value="12962401" calcext:value-type="float">
            <text:p>12962401</text:p>
          </table:table-cell>
          <table:table-cell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2</text:p>
          </table:table-cell>
          <table:table-cell office:value-type="float" office:value="16360" calcext:value-type="float">
            <text:p>16360</text:p>
          </table:table-cell>
          <table:table-cell office:value-type="float" office:value="755439" calcext:value-type="float">
            <text:p>755439</text:p>
          </table:table-cell>
          <table:table-cell office:value-type="float" office:value="3223862" calcext:value-type="float">
            <text:p>32238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2 0.5 0.5 0.5</text:p>
          </table:table-cell>
          <table:table-cell office:value-type="float" office:value="296894" calcext:value-type="float">
            <text:p>296894</text:p>
          </table:table-cell>
          <table:table-cell office:value-type="float" office:value="12573280" calcext:value-type="float">
            <text:p>12573280</text:p>
          </table:table-cell>
          <table:table-cell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2</text:p>
          </table:table-cell>
          <table:table-cell office:value-type="float" office:value="19473" calcext:value-type="float">
            <text:p>19473</text:p>
          </table:table-cell>
          <table:table-cell office:value-type="float" office:value="812808" calcext:value-type="float">
            <text:p>812808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2 0.5 0.5 0.5</text:p>
          </table:table-cell>
          <table:table-cell office:value-type="float" office:value="249557" calcext:value-type="float">
            <text:p>249557</text:p>
          </table:table-cell>
          <table:table-cell office:value-type="float" office:value="12724796" calcext:value-type="float">
            <text:p>12724796</text:p>
          </table:table-cell>
          <table:table-cell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8:.B181])" office:value-type="float" office:value="4" calcext:value-type="float">
            <text:p>4</text:p>
          </table:table-cell>
          <table:table-cell table:style-name="ce11"/>
          <table:table-cell table:style-name="ce12" table:formula="of:=SUM([.D178:.D181])" office:value-type="float" office:value="71021" calcext:value-type="float">
            <text:p>71021</text:p>
          </table:table-cell>
          <table:table-cell table:style-name="ce12" table:formula="of:=SUM([.E178:.E181])" office:value-type="float" office:value="3063019" calcext:value-type="float">
            <text:p>3063019</text:p>
          </table:table-cell>
          <table:table-cell table:style-name="ce12" table:formula="of:=SUM([.F178:.F181])" office:value-type="float" office:value="12682899" calcext:value-type="float">
            <text:p>12682899</text:p>
          </table:table-cell>
          <table:table-cell table:style-name="ce9"/>
          <table:table-cell table:style-name="ce11"/>
          <table:table-cell table:style-name="ce12" table:formula="of:=SUM([.I178:.I181])" office:value-type="float" office:value="1161572" calcext:value-type="float">
            <text:p>1161572</text:p>
          </table:table-cell>
          <table:table-cell table:style-name="ce12" table:formula="of:=SUM([.J178:.J181])" office:value-type="float" office:value="50938608" calcext:value-type="float">
            <text:p>50938608</text:p>
          </table:table-cell>
          <table:table-cell table:style-name="ce12" table:formula="of:=SUM([.K178:.K181])" office:value-type="float" office:value="204805588" calcext:value-type="float">
            <text:p>204805588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82]/[.$B$182]" office:value-type="float" office:value="17755.25" calcext:value-type="float">
            <text:p>17755.25</text:p>
          </table:table-cell>
          <table:table-cell table:style-name="ce12" table:formula="of:=[.E182]/[.$B$182]" office:value-type="float" office:value="765754.75" calcext:value-type="float">
            <text:p>765754.75</text:p>
          </table:table-cell>
          <table:table-cell table:style-name="ce12" table:formula="of:=[.F182]/[.$B$182]" office:value-type="float" office:value="3170724.75" calcext:value-type="float">
            <text:p>3170724.75</text:p>
          </table:table-cell>
          <table:table-cell table:style-name="ce9"/>
          <table:table-cell table:style-name="ce11"/>
          <table:table-cell table:style-name="ce12" table:formula="of:=[.I182]/[.$B$182]" office:value-type="float" office:value="290393" calcext:value-type="float">
            <text:p>290393</text:p>
          </table:table-cell>
          <table:table-cell table:style-name="ce12" table:formula="of:=[.J182]/[.$B$182]" office:value-type="float" office:value="12734652" calcext:value-type="float">
            <text:p>12734652</text:p>
          </table:table-cell>
          <table:table-cell table:style-name="ce12" table:formula="of:=[.K182]/[.$B$182]" office:value-type="float" office:value="51201397" calcext:value-type="float">
            <text:p>5120139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Blur C</text:p>
          </table:table-cell>
          <table:table-cell office:value-type="float" office:value="289172" calcext:value-type="float">
            <text:p>289172</text:p>
          </table:table-cell>
          <table:table-cell office:value-type="float" office:value="13969181" calcext:value-type="float">
            <text:p>13969181</text:p>
          </table:table-cell>
          <table:table-cell office:value-type="float" office:value="59202712" calcext:value-type="float">
            <text:p>59202712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Hsl C 0.5 0.5 0.5</text:p>
          </table:table-cell>
          <table:table-cell office:value-type="float" office:value="316881" calcext:value-type="float">
            <text:p>316881</text:p>
          </table:table-cell>
          <table:table-cell office:value-type="float" office:value="14406479" calcext:value-type="float">
            <text:p>14406479</text:p>
          </table:table-cell>
          <table:table-cell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Blur C</text:p>
          </table:table-cell>
          <table:table-cell office:value-type="float" office:value="258176" calcext:value-type="float">
            <text:p>258176</text:p>
          </table:table-cell>
          <table:table-cell office:value-type="float" office:value="14795408" calcext:value-type="float">
            <text:p>14795408</text:p>
          </table:table-cell>
          <table:table-cell office:value-type="float" office:value="55095716" calcext:value-type="float">
            <text:p>55095716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Hsl C 0.5 0.5 0.5</text:p>
          </table:table-cell>
          <table:table-cell office:value-type="float" office:value="372716" calcext:value-type="float">
            <text:p>372716</text:p>
          </table:table-cell>
          <table:table-cell office:value-type="float" office:value="15898665" calcext:value-type="float">
            <text:p>15898665</text:p>
          </table:table-cell>
          <table:table-cell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Blur C</text:p>
          </table:table-cell>
          <table:table-cell office:value-type="float" office:value="310365" calcext:value-type="float">
            <text:p>310365</text:p>
          </table:table-cell>
          <table:table-cell office:value-type="float" office:value="14126348" calcext:value-type="float">
            <text:p>14126348</text:p>
          </table:table-cell>
          <table:table-cell office:value-type="float" office:value="61572068" calcext:value-type="float">
            <text:p>61572068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Hsl C 0.5 0.5 0.5</text:p>
          </table:table-cell>
          <table:table-cell office:value-type="float" office:value="388942" calcext:value-type="float">
            <text:p>388942</text:p>
          </table:table-cell>
          <table:table-cell office:value-type="float" office:value="15128831" calcext:value-type="float">
            <text:p>15128831</text:p>
          </table:table-cell>
          <table:table-cell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Blur C</text:p>
          </table:table-cell>
          <table:table-cell office:value-type="float" office:value="292722" calcext:value-type="float">
            <text:p>292722</text:p>
          </table:table-cell>
          <table:table-cell office:value-type="float" office:value="13837172" calcext:value-type="float">
            <text:p>13837172</text:p>
          </table:table-cell>
          <table:table-cell office:value-type="float" office:value="58369236" calcext:value-type="float">
            <text:p>5836923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Hsl C 0.5 0.5 0.5</text:p>
          </table:table-cell>
          <table:table-cell office:value-type="float" office:value="362752" calcext:value-type="float">
            <text:p>362752</text:p>
          </table:table-cell>
          <table:table-cell office:value-type="float" office:value="16145185" calcext:value-type="float">
            <text:p>16145185</text:p>
          </table:table-cell>
          <table:table-cell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2" table:formula="of:=COUNT([.B185:.B188])" office:value-type="float" office:value="4" calcext:value-type="float">
            <text:p>4</text:p>
          </table:table-cell>
          <table:table-cell table:style-name="ce2"/>
          <table:table-cell table:style-name="ce5" table:formula="of:=SUM([.D185:.D188])" office:value-type="float" office:value="1150435" calcext:value-type="float">
            <text:p>1150435</text:p>
          </table:table-cell>
          <table:table-cell table:style-name="ce5" table:formula="of:=SUM([.E185:.E188])" office:value-type="float" office:value="56728109" calcext:value-type="float">
            <text:p>56728109</text:p>
          </table:table-cell>
          <table:table-cell table:style-name="ce5" table:formula="of:=SUM([.F185:.F188])" office:value-type="float" office:value="234239732" calcext:value-type="float">
            <text:p>234239732</text:p>
          </table:table-cell>
          <table:table-cell table:style-name="ce5" table:number-columns-repeated="2"/>
          <table:table-cell table:style-name="ce5" table:formula="of:=SUM([.I185:.I188])" office:value-type="float" office:value="1441291" calcext:value-type="float">
            <text:p>1441291</text:p>
          </table:table-cell>
          <table:table-cell table:style-name="ce5" table:formula="of:=SUM([.J185:.J188])" office:value-type="float" office:value="61579160" calcext:value-type="float">
            <text:p>61579160</text:p>
          </table:table-cell>
          <table:table-cell table:style-name="ce5" table:formula="of:=SUM([.K185:.K188])" office:value-type="float" office:value="253225000" calcext:value-type="float">
            <text:p>25322500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romedio</text:p>
          </table:table-cell>
          <table:table-cell table:style-name="ce2" table:number-columns-repeated="2"/>
          <table:table-cell table:style-name="ce5" table:formula="of:=[.D189]/[.$B$189]" office:value-type="float" office:value="287608.75" calcext:value-type="float">
            <text:p>287608.75</text:p>
          </table:table-cell>
          <table:table-cell table:style-name="ce5" table:formula="of:=[.E189]/[.$B$189]" office:value-type="float" office:value="14182027.25" calcext:value-type="float">
            <text:p>14182027.25</text:p>
          </table:table-cell>
          <table:table-cell table:style-name="ce5" table:formula="of:=[.F189]/[.$B$189]" office:value-type="float" office:value="58559933" calcext:value-type="float">
            <text:p>58559933</text:p>
          </table:table-cell>
          <table:table-cell table:style-name="ce5" table:number-columns-repeated="2"/>
          <table:table-cell table:style-name="ce5" table:formula="of:=[.I189]/[.$B$189]" office:value-type="float" office:value="360322.75" calcext:value-type="float">
            <text:p>360322.75</text:p>
          </table:table-cell>
          <table:table-cell table:style-name="ce5" table:formula="of:=[.J189]/[.$B$189]" office:value-type="float" office:value="15394790" calcext:value-type="float">
            <text:p>15394790</text:p>
          </table:table-cell>
          <table:table-cell table:style-name="ce5" table:formula="of:=[.K189]/[.$B$189]" office:value-type="float" office:value="63306250" calcext:value-type="float">
            <text:p>63306250</text:p>
          </table:table-cell>
          <table:table-cell table:number-columns-repeated="1013"/>
        </table:table-row>
      </table:table>
      <table:table table:name="Tablas para analisis-HSL_Blur" table:style-name="ta1">
        <table:table-column table:style-name="co3" table:default-cell-style-name="ce5"/>
        <table:table-column table:style-name="co2" table:number-columns-repeated="5" table:default-cell-style-name="ce5"/>
        <table:table-column table:style-name="co4" table:default-cell-style-name="ce5"/>
        <table:table-column table:style-name="co2" table:number-columns-repeated="1017" table:default-cell-style-name="ce5"/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29333.8666666667" calcext:value-type="float">
            <text:p>29333.8666666667</text:p>
          </table:table-cell>
          <table:table-cell table:style-name="ce14"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59764.533333333" calcext:value-type="float">
            <text:p>359764.533333333</text:p>
          </table:table-cell>
          <table:table-cell table:style-name="ce17" office:value-type="float" office:value="18520763.6" calcext:value-type="float">
            <text:p>18520763.6</text:p>
          </table:table-cell>
          <table:table-cell table:style-name="ce17" office:value-type="float" office:value="72633855.4666667" calcext:value-type="float">
            <text:p>72633855.466666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17992.7333333333" calcext:value-type="float">
            <text:p>17992.7333333333</text:p>
          </table:table-cell>
          <table:table-cell table:style-name="ce14"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284234.933333333" calcext:value-type="float">
            <text:p>284234.933333333</text:p>
          </table:table-cell>
          <table:table-cell table:style-name="ce17" office:value-type="float" office:value="12611483.3333333" calcext:value-type="float">
            <text:p>12611483.3333333</text:p>
          </table:table-cell>
          <table:table-cell table:style-name="ce17" office:value-type="float" office:value="50635606.1333333" calcext:value-type="float">
            <text:p>50635606.1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306557.4" calcext:value-type="float">
            <text:p>306557.4</text:p>
          </table:table-cell>
          <table:table-cell table:style-name="ce14"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65585.533333333" calcext:value-type="float">
            <text:p>365585.533333333</text:p>
          </table:table-cell>
          <table:table-cell table:style-name="ce17" office:value-type="float" office:value="16842125" calcext:value-type="float">
            <text:p>16842125</text:p>
          </table:table-cell>
          <table:table-cell table:style-name="ce17" office:value-type="float" office:value="64348957.3333333" calcext:value-type="float">
            <text:p>6434895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8953" calcext:value-type="float">
            <text:p>28953</text:p>
          </table:table-cell>
          <table:table-cell table:style-name="ce14"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10855.333333333" calcext:value-type="float">
            <text:p>310855.333333333</text:p>
          </table:table-cell>
          <table:table-cell table:style-name="ce17" office:value-type="float" office:value="18855768.6666667" calcext:value-type="float">
            <text:p>18855768.6666667</text:p>
          </table:table-cell>
          <table:table-cell table:style-name="ce17" office:value-type="float" office:value="70170817.3333333" calcext:value-type="float">
            <text:p>7017081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18219.6666666667" calcext:value-type="float">
            <text:p>18219.6666666667</text:p>
          </table:table-cell>
          <table:table-cell table:style-name="ce14"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284863.666666667" calcext:value-type="float">
            <text:p>284863.666666667</text:p>
          </table:table-cell>
          <table:table-cell table:style-name="ce17" office:value-type="float" office:value="13172857.3333333" calcext:value-type="float">
            <text:p>13172857.3333333</text:p>
          </table:table-cell>
          <table:table-cell table:style-name="ce17" office:value-type="float" office:value="50869777.3333333" calcext:value-type="float">
            <text:p>50869777.3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72834.333333333" calcext:value-type="float">
            <text:p>272834.333333333</text:p>
          </table:table-cell>
          <table:table-cell table:style-name="ce14"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77779.666666667" calcext:value-type="float">
            <text:p>377779.666666667</text:p>
          </table:table-cell>
          <table:table-cell table:style-name="ce17" office:value-type="float" office:value="16876860" calcext:value-type="float">
            <text:p>16876860</text:p>
          </table:table-cell>
          <table:table-cell table:style-name="ce17" office:value-type="float" office:value="64668644" calcext:value-type="float">
            <text:p>6466864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8765.5555555556" calcext:value-type="float">
            <text:p>28765.5555555556</text:p>
          </table:table-cell>
          <table:table-cell table:style-name="ce14"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27535.444444444" calcext:value-type="float">
            <text:p>327535.444444444</text:p>
          </table:table-cell>
          <table:table-cell table:style-name="ce17" office:value-type="float" office:value="18280896.2222222" calcext:value-type="float">
            <text:p>18280896.2222222</text:p>
          </table:table-cell>
          <table:table-cell table:style-name="ce17" office:value-type="float" office:value="72698313.3333333" calcext:value-type="float">
            <text:p>72698313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282192.777777778" calcext:value-type="float">
            <text:p>282192.777777778</text:p>
          </table:table-cell>
          <table:table-cell table:style-name="ce17" office:value-type="float" office:value="13088796.7777778" calcext:value-type="float">
            <text:p>13088796.7777778</text:p>
          </table:table-cell>
          <table:table-cell table:style-name="ce17" office:value-type="float" office:value="50706775.5555556" calcext:value-type="float">
            <text:p>50706775.555555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97517.111111111" calcext:value-type="float">
            <text:p>297517.111111111</text:p>
          </table:table-cell>
          <table:table-cell table:style-name="ce14"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34989.888888889" calcext:value-type="float">
            <text:p>334989.888888889</text:p>
          </table:table-cell>
          <table:table-cell table:style-name="ce17" office:value-type="float" office:value="16393089.4444444" calcext:value-type="float">
            <text:p>16393089.4444444</text:p>
          </table:table-cell>
          <table:table-cell table:style-name="ce17" office:value-type="float" office:value="64292180.8888889" calcext:value-type="float">
            <text:p>64292180.888888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28342.25" calcext:value-type="float">
            <text:p>28342.25</text:p>
          </table:table-cell>
          <table:table-cell table:style-name="ce14"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23275.25" calcext:value-type="float">
            <text:p>223275.25</text:p>
          </table:table-cell>
          <table:table-cell table:style-name="ce17" office:value-type="float" office:value="12070519.5" calcext:value-type="float">
            <text:p>12070519.5</text:p>
          </table:table-cell>
          <table:table-cell table:style-name="ce17" office:value-type="float" office:value="49497420" calcext:value-type="float">
            <text:p>4949742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18470.5" calcext:value-type="float">
            <text:p>18470.5</text:p>
          </table:table-cell>
          <table:table-cell table:style-name="ce14"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33569.25" calcext:value-type="float">
            <text:p>233569.25</text:p>
          </table:table-cell>
          <table:table-cell table:style-name="ce17" office:value-type="float" office:value="10897850.25" calcext:value-type="float">
            <text:p>10897850.25</text:p>
          </table:table-cell>
          <table:table-cell table:style-name="ce17" office:value-type="float" office:value="42586066" calcext:value-type="float">
            <text:p>4258606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331603.75" calcext:value-type="float">
            <text:p>331603.75</text:p>
          </table:table-cell>
          <table:table-cell table:style-name="ce14"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76944.25" calcext:value-type="float">
            <text:p>276944.25</text:p>
          </table:table-cell>
          <table:table-cell table:style-name="ce17" office:value-type="float" office:value="11694642.25" calcext:value-type="float">
            <text:p>11694642.25</text:p>
          </table:table-cell>
          <table:table-cell table:style-name="ce17" office:value-type="float" office:value="46741104" calcext:value-type="float">
            <text:p>467411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703" calcext:value-type="float">
            <text:p>28703</text:p>
          </table:table-cell>
          <table:table-cell table:style-name="ce14"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29826.75" calcext:value-type="float">
            <text:p>329826.75</text:p>
          </table:table-cell>
          <table:table-cell table:style-name="ce17" office:value-type="float" office:value="17855115.5" calcext:value-type="float">
            <text:p>17855115.5</text:p>
          </table:table-cell>
          <table:table-cell table:style-name="ce17" office:value-type="float" office:value="69956707" calcext:value-type="float">
            <text:p>699567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17351.25" calcext:value-type="float">
            <text:p>17351.25</text:p>
          </table:table-cell>
          <table:table-cell table:style-name="ce14"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291041.125" calcext:value-type="float">
            <text:p>291041.125</text:p>
          </table:table-cell>
          <table:table-cell table:style-name="ce17" office:value-type="float" office:value="12736569.25" calcext:value-type="float">
            <text:p>12736569.25</text:p>
          </table:table-cell>
          <table:table-cell table:style-name="ce17" office:value-type="float" office:value="51346788" calcext:value-type="float">
            <text:p>5134678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6341.125" calcext:value-type="float">
            <text:p>286341.125</text:p>
          </table:table-cell>
          <table:table-cell table:style-name="ce14"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50354.375" calcext:value-type="float">
            <text:p>350354.375</text:p>
          </table:table-cell>
          <table:table-cell table:style-name="ce17" office:value-type="float" office:value="15877406.875" calcext:value-type="float">
            <text:p>15877406.875</text:p>
          </table:table-cell>
          <table:table-cell table:style-name="ce17" office:value-type="float" office:value="62859643" calcext:value-type="float">
            <text:p>6285964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9272.5" calcext:value-type="float">
            <text:p>29272.5</text:p>
          </table:table-cell>
          <table:table-cell table:style-name="ce14"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15792.5" calcext:value-type="float">
            <text:p>315792.5</text:p>
          </table:table-cell>
          <table:table-cell table:style-name="ce17" office:value-type="float" office:value="18595604.5" calcext:value-type="float">
            <text:p>18595604.5</text:p>
          </table:table-cell>
          <table:table-cell table:style-name="ce17" office:value-type="float" office:value="71852216" calcext:value-type="float">
            <text:p>718522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17755.25" calcext:value-type="float">
            <text:p>17755.25</text:p>
          </table:table-cell>
          <table:table-cell table:style-name="ce14"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290393" calcext:value-type="float">
            <text:p>290393</text:p>
          </table:table-cell>
          <table:table-cell table:style-name="ce17" office:value-type="float" office:value="12734652" calcext:value-type="float">
            <text:p>12734652</text:p>
          </table:table-cell>
          <table:table-cell table:style-name="ce17" office:value-type="float" office:value="51201397" calcext:value-type="float">
            <text:p>5120139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87608.75" calcext:value-type="float">
            <text:p>287608.75</text:p>
          </table:table-cell>
          <table:table-cell table:style-name="ce14"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60322.75" calcext:value-type="float">
            <text:p>360322.75</text:p>
          </table:table-cell>
          <table:table-cell table:style-name="ce17" office:value-type="float" office:value="15394790" calcext:value-type="float">
            <text:p>15394790</text:p>
          </table:table-cell>
          <table:table-cell table:style-name="ce17" office:value-type="float" office:value="63306250" calcext:value-type="float">
            <text:p>6330625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is Blur" table:style-name="ta1">
        <table:shapes>
          <draw:frame draw:z-index="0" draw:style-name="gr1" draw:text-style-name="P1" svg:width="6.2972in" svg:height="3.5409in" svg:x="4.7366in" svg:y="5.4917in">
            <draw:object draw:notify-on-update-of-ranges="'Analisis Blur'.F25:'Analisis Blur'.F27 'Analisis Blur'.G24:'Analisis Blur'.G24 'Analisis Blur'.G25:'Analisis Blur'.G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13in" svg:x="4.7256in" svg:y="9.3378in">
            <draw:object draw:notify-on-update-of-ranges="'Analisis Blur'.F25:'Analisis Blur'.F27 'Analisis Blur'.H24:'Analisis Blur'.H24 'Analisis Blur'.H25:'Analisis Blur'.H27 'Analisis Blur'.I24:'Analisis Blur'.I24 'Analisis Blur'.I25:'Analisis Blur'.I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2" table:number-columns-repeated="2" table:default-cell-style-name="ce14"/>
        <table:table-column table:style-name="co6" table:default-cell-style-name="ce14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azul</text:p>
          </table:table-cell>
          <table:table-cell office:value-type="float" office:value="29333.8666666667" calcext:value-type="float">
            <text:p>29333.8666666667</text:p>
          </table:table-cell>
          <table:table-cell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blanco</text:p>
          </table:table-cell>
          <table:table-cell office:value-type="float" office:value="28953" calcext:value-type="float">
            <text:p>28953</text:p>
          </table:table-cell>
          <table:table-cell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mixto</text:p>
          </table:table-cell>
          <table:table-cell office:value-type="float" office:value="28765.5555555556" calcext:value-type="float">
            <text:p>28765.5555555556</text:p>
          </table:table-cell>
          <table:table-cell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negro</text:p>
          </table:table-cell>
          <table:table-cell office:value-type="float" office:value="28342.25" calcext:value-type="float">
            <text:p>28342.25</text:p>
          </table:table-cell>
          <table:table-cell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rojo</text:p>
          </table:table-cell>
          <table:table-cell office:value-type="float" office:value="28703" calcext:value-type="float">
            <text:p>28703</text:p>
          </table:table-cell>
          <table:table-cell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1</text:p>
          </table:table-cell>
          <table:table-cell office:value-type="string" calcext:value-type="string">
            <text:p>verde</text:p>
          </table:table-cell>
          <table:table-cell office:value-type="float" office:value="29272.5" calcext:value-type="float">
            <text:p>29272.5</text:p>
          </table:table-cell>
          <table:table-cell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 table:style-name="ce5"/>
          <table:table-cell table:number-columns-repeated="1018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azul</text:p>
          </table:table-cell>
          <table:table-cell office:value-type="float" office:value="17992.7333333333" calcext:value-type="float">
            <text:p>17992.7333333333</text:p>
          </table:table-cell>
          <table:table-cell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 table:style-name="ce5"/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blanco</text:p>
          </table:table-cell>
          <table:table-cell office:value-type="float" office:value="18219.6666666667" calcext:value-type="float">
            <text:p>18219.6666666667</text:p>
          </table:table-cell>
          <table:table-cell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 table:style-name="ce5"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mixto</text:p>
          </table:table-cell>
          <table:table-cell office:value-type="float" office:value="17272" calcext:value-type="float">
            <text:p>17272</text:p>
          </table:table-cell>
          <table:table-cell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 table:style-name="ce5"/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negro</text:p>
          </table:table-cell>
          <table:table-cell office:value-type="float" office:value="18470.5" calcext:value-type="float">
            <text:p>18470.5</text:p>
          </table:table-cell>
          <table:table-cell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 table:style-name="ce5"/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rojo</text:p>
          </table:table-cell>
          <table:table-cell office:value-type="float" office:value="17351.25" calcext:value-type="float">
            <text:p>17351.25</text:p>
          </table:table-cell>
          <table:table-cell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 table:style-name="ce5"/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string" calcext:value-type="string">
            <text:p>verde</text:p>
          </table:table-cell>
          <table:table-cell office:value-type="float" office:value="17755.25" calcext:value-type="float">
            <text:p>17755.25</text:p>
          </table:table-cell>
          <table:table-cell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 table:style-name="ce5"/>
          <table:table-cell table:number-columns-repeated="4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azul</text:p>
          </table:table-cell>
          <table:table-cell office:value-type="float" office:value="306557.4" calcext:value-type="float">
            <text:p>306557.4</text:p>
          </table:table-cell>
          <table:table-cell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 table:style-name="ce5"/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blanco</text:p>
          </table:table-cell>
          <table:table-cell office:value-type="float" office:value="272834.333333333" calcext:value-type="float">
            <text:p>272834.333333333</text:p>
          </table:table-cell>
          <table:table-cell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 table:style-name="ce5"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mixto</text:p>
          </table:table-cell>
          <table:table-cell office:value-type="float" office:value="297517.111111111" calcext:value-type="float">
            <text:p>297517.111111111</text:p>
          </table:table-cell>
          <table:table-cell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 table:style-name="ce5"/>
          <table:table-cell table:number-columns-repeated="4"/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negro</text:p>
          </table:table-cell>
          <table:table-cell office:value-type="float" office:value="331603.75" calcext:value-type="float">
            <text:p>331603.75</text:p>
          </table:table-cell>
          <table:table-cell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 table:style-name="ce5"/>
          <table:table-cell table:number-columns-repeated="4"/>
          <table:table-cell table:formula="of:=AVERAGE([.K8:.K16])" office:value-type="float" office:value="100.555555555556" calcext:value-type="float">
            <text:p>100.555555555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rojo</text:p>
          </table:table-cell>
          <table:table-cell office:value-type="float" office:value="286341.125" calcext:value-type="float">
            <text:p>286341.125</text:p>
          </table:table-cell>
          <table:table-cell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 table:style-name="ce5"/>
          <table:table-cell table:number-columns-repeated="4"/>
          <table:table-cell table:formula="of:=STDEV([.K8:.K16])" office:value-type="float" office:value="2.06827894099848" calcext:value-type="float">
            <text:p>2.06827894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lur C</text:p>
          </table:table-cell>
          <table:table-cell office:value-type="string" calcext:value-type="string">
            <text:p>verde</text:p>
          </table:table-cell>
          <table:table-cell office:value-type="float" office:value="287608.75" calcext:value-type="float">
            <text:p>287608.75</text:p>
          </table:table-cell>
          <table:table-cell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 table:style-name="ce5"/>
          <table:table-cell table:number-columns-repeated="1018"/>
        </table:table-row>
        <table:table-row table:style-name="ro2" table:number-rows-repeated="4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9333.8666666667" calcext:value-type="float">
            <text:p>29333.87</text:p>
          </table:table-cell>
          <table:table-cell table:style-name="ce19" office:value-type="float" office:value="1389083.46666667" calcext:value-type="float">
            <text:p>1389083.47</text:p>
          </table:table-cell>
          <table:table-cell table:style-name="ce19" office:value-type="float" office:value="5590953.06666667" calcext:value-type="float">
            <text:p>5590953.07</text:p>
          </table:table-cell>
          <table:table-cell/>
          <table:table-cell table:style-name="ce3" office:value-type="string" calcext:value-type="string">
            <text:p>Blur ASM2</text:p>
          </table:table-cell>
          <table:table-cell table:style-name="ce21" office:value-type="float" office:value="17843.5666666667" calcext:value-type="float">
            <text:p>17843.57</text:p>
          </table:table-cell>
          <table:table-cell table:style-name="ce21" office:value-type="float" office:value="758085.284259259" calcext:value-type="float">
            <text:p>758085.28</text:p>
          </table:table-cell>
          <table:table-cell table:style-name="ce21" office:value-type="float" office:value="2618274.34379514" calcext:value-type="float">
            <text:p>2618274.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8953" calcext:value-type="float">
            <text:p>28953.00</text:p>
          </table:table-cell>
          <table:table-cell table:style-name="ce19" office:value-type="float" office:value="1319802" calcext:value-type="float">
            <text:p>1319802.00</text:p>
          </table:table-cell>
          <table:table-cell table:style-name="ce19" office:value-type="float" office:value="5539200.66666667" calcext:value-type="float">
            <text:p>5539200.67</text:p>
          </table:table-cell>
          <table:table-cell/>
          <table:table-cell table:style-name="ce3" office:value-type="string" calcext:value-type="string">
            <text:p>Blur ASM1</text:p>
          </table:table-cell>
          <table:table-cell table:style-name="ce21" office:value-type="float" office:value="28895.0287037037" calcext:value-type="float">
            <text:p>28895.03</text:p>
          </table:table-cell>
          <table:table-cell table:style-name="ce21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8765.5555555556" calcext:value-type="float">
            <text:p>28765.56</text:p>
          </table:table-cell>
          <table:table-cell table:style-name="ce19" office:value-type="float" office:value="1369988.44444444" calcext:value-type="float">
            <text:p>1369988.44</text:p>
          </table:table-cell>
          <table:table-cell table:style-name="ce19" office:value-type="float" office:value="5712646.66666667" calcext:value-type="float">
            <text:p>5712646.67</text:p>
          </table:table-cell>
          <table:table-cell/>
          <table:table-cell table:style-name="ce3" office:value-type="string" calcext:value-type="string">
            <text:p>Blur C</text:p>
          </table:table-cell>
          <table:table-cell table:style-name="ce21" office:value-type="float" office:value="297077.078240741" calcext:value-type="float">
            <text:p>297077.08</text:p>
          </table:table-cell>
          <table:table-cell table:style-name="ce21" office:value-type="float" office:value="15105238.8625" calcext:value-type="float">
            <text:p>15105238.86</text:p>
          </table:table-cell>
          <table:table-cell table:style-name="ce21" office:value-type="float" office:value="58234984.037037" calcext:value-type="float">
            <text:p>58234984.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8342.25" calcext:value-type="float">
            <text:p>28342.25</text:p>
          </table:table-cell>
          <table:table-cell table:style-name="ce19" office:value-type="float" office:value="1367054.5" calcext:value-type="float">
            <text:p>1367054.50</text:p>
          </table:table-cell>
          <table:table-cell table:style-name="ce19" office:value-type="float" office:value="5607272.25" calcext:value-type="float">
            <text:p>5607272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8703" calcext:value-type="float">
            <text:p>28703.00</text:p>
          </table:table-cell>
          <table:table-cell table:style-name="ce19" office:value-type="float" office:value="1370567" calcext:value-type="float">
            <text:p>1370567.00</text:p>
          </table:table-cell>
          <table:table-cell table:style-name="ce19" office:value-type="float" office:value="5651159.625" calcext:value-type="float">
            <text:p>5651159.6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ASM1</text:p>
          </table:table-cell>
          <table:table-cell table:style-name="ce19" office:value-type="float" office:value="29272.5" calcext:value-type="float">
            <text:p>29272.50</text:p>
          </table:table-cell>
          <table:table-cell table:style-name="ce19" office:value-type="float" office:value="1363405.25" calcext:value-type="float">
            <text:p>1363405.25</text:p>
          </table:table-cell>
          <table:table-cell table:style-name="ce19" office:value-type="float" office:value="5714437.25" calcext:value-type="float">
            <text:p>5714437.25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20" table:formula="of:=SUM([.B25:.B30])" office:value-type="float" office:value="173370.172222222" calcext:value-type="float">
            <text:p>173370.17</text:p>
          </table:table-cell>
          <table:table-cell table:style-name="ce20" table:formula="of:=SUM([.C25:.C30])" office:value-type="float" office:value="8179900.66111111" calcext:value-type="float">
            <text:p>8179900.66</text:p>
          </table:table-cell>
          <table:table-cell table:style-name="ce20" table:formula="of:=SUM([.D25:.D30])" office:value-type="float" office:value="33815669.525" calcext:value-type="float">
            <text:p>33815669.53</text:p>
          </table:table-cell>
          <table:table-cell table:style-name="ce13" table:number-columns-repeated="1020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25:.B30])" office:value-type="float" office:value="28895.0287037037" calcext:value-type="float">
            <text:p>28895.03</text:p>
          </table:table-cell>
          <table:table-cell table:style-name="ce21" table:formula="of:=AVERAGE([.C25:.C30])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style-name="ce13" table:number-columns-repeated="1020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25:.B30])" office:value-type="float" office:value="373.530888378786" calcext:value-type="float">
            <text:p>373.53</text:p>
          </table:table-cell>
          <table:table-cell table:style-name="ce21" table:formula="of:=STDEV([.C25:.C30])" office:value-type="float" office:value="23102.0059495858" calcext:value-type="float">
            <text:p>23102.01</text:p>
          </table:table-cell>
          <table:table-cell table:style-name="ce21" table:formula="of:=STDEV([.D25:.D30])" office:value-type="float" office:value="69973.6100013494" calcext:value-type="float">
            <text:p>69973.6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33]/[.B32]" office:value-type="percentage" office:value="0.0129271679294407" calcext:value-type="percentage">
            <text:p>1.29%</text:p>
          </table:table-cell>
          <table:table-cell table:style-name="ce22" table:formula="of:=[.C33]/[.C32]" office:value-type="percentage" office:value="0.0169454424252979" calcext:value-type="percentage">
            <text:p>1.69%</text:p>
          </table:table-cell>
          <table:table-cell table:style-name="ce22" table:formula="of:=[.D33]/[.D32]" office:value-type="percentage" office:value="0.0124155950748722" calcext:value-type="percentage">
            <text:p>1.24%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2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table:style-name="ce19" office:value-type="float" office:value="17992.7333333333" calcext:value-type="float">
            <text:p>17992.73</text:p>
          </table:table-cell>
          <table:table-cell table:style-name="ce19" office:value-type="float" office:value="750119.4" calcext:value-type="float">
            <text:p>750119.40</text:p>
          </table:table-cell>
          <table:table-cell table:style-name="ce19" office:value-type="float" office:value="3141036.86666667" calcext:value-type="float">
            <text:p>3141036.8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table:style-name="ce19" office:value-type="float" office:value="18219.6666666667" calcext:value-type="float">
            <text:p>18219.67</text:p>
          </table:table-cell>
          <table:table-cell table:style-name="ce19" office:value-type="float" office:value="770902.666666667" calcext:value-type="float">
            <text:p>770902.67</text:p>
          </table:table-cell>
          <table:table-cell table:style-name="ce19" office:value-type="float" office:value="3104900" calcext:value-type="float">
            <text:p>3104900.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office:value-type="float" office:value="17272" calcext:value-type="float">
            <text:p>17272</text:p>
          </table:table-cell>
          <table:table-cell office:value-type="float" office:value="752688.888888889" calcext:value-type="float">
            <text:p>752688.888888889</text:p>
          </table:table-cell>
          <table:table-cell office:value-type="float" office:value="3157686.11111111" calcext:value-type="float">
            <text:p>3157686.111111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table:style-name="ce19" office:value-type="float" office:value="18470.5" calcext:value-type="float">
            <text:p>18470.50</text:p>
          </table:table-cell>
          <table:table-cell table:style-name="ce19" office:value-type="float" office:value="776735.75" calcext:value-type="float">
            <text:p>776735.75</text:p>
          </table:table-cell>
          <table:table-cell table:style-name="ce19" office:value-type="float" office:value="3127282.25" calcext:value-type="float">
            <text:p>3127282.25</text:p>
          </table:table-cell>
          <table:table-cell table:style-name="ce13"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table:style-name="ce19" office:value-type="float" office:value="17351.25" calcext:value-type="float">
            <text:p>17351.25</text:p>
          </table:table-cell>
          <table:table-cell table:style-name="ce19" office:value-type="float" office:value="732310.25" calcext:value-type="float">
            <text:p>732310.25</text:p>
          </table:table-cell>
          <table:table-cell table:style-name="ce19" office:value-type="float" office:value="3165519.375" calcext:value-type="float">
            <text:p>3165519.38</text:p>
          </table:table-cell>
          <table:table-cell table:style-name="ce13" table:number-columns-repeated="1020"/>
        </table:table-row>
        <table:table-row table:style-name="ro3">
          <table:table-cell office:value-type="string" calcext:value-type="string">
            <text:p>Blur ASM2</text:p>
          </table:table-cell>
          <table:table-cell table:style-name="ce19" office:value-type="float" office:value="17755.25" calcext:value-type="float">
            <text:p>17755.25</text:p>
          </table:table-cell>
          <table:table-cell table:style-name="ce19" office:value-type="float" office:value="765754.75" calcext:value-type="float">
            <text:p>765754.75</text:p>
          </table:table-cell>
          <table:table-cell table:style-name="ce19" office:value-type="float" office:value="3170724.75" calcext:value-type="float">
            <text:p>3170724.75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20" table:formula="of:=SUM([.B36:.B41])" office:value-type="float" office:value="107061.4" calcext:value-type="float">
            <text:p>107061.40</text:p>
          </table:table-cell>
          <table:table-cell table:style-name="ce20" table:formula="of:=SUM([.C36:.C41])" office:value-type="float" office:value="4548511.70555556" calcext:value-type="float">
            <text:p>4548511.71</text:p>
          </table:table-cell>
          <table:table-cell table:style-name="ce20" table:formula="of:=SUM([.D36:.D41])" office:value-type="float" office:value="18867149.3527778" calcext:value-type="float">
            <text:p>18867149.35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36:.B41])" office:value-type="float" office:value="17843.5666666667" calcext:value-type="float">
            <text:p>17843.57</text:p>
          </table:table-cell>
          <table:table-cell table:style-name="ce21" table:formula="of:=AVERAGE([.C36:.C41])" office:value-type="float" office:value="758085.284259259" calcext:value-type="float">
            <text:p>758085.28</text:p>
          </table:table-cell>
          <table:table-cell table:style-name="ce21" table:formula="of:=AVERAGE([.D36:.D41])" office:value-type="float" office:value="3144524.89212963" calcext:value-type="float">
            <text:p>3144524.8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36:.B41])" office:value-type="float" office:value="476.153609084762" calcext:value-type="float">
            <text:p>476.15</text:p>
          </table:table-cell>
          <table:table-cell table:style-name="ce21" table:formula="of:=STDEV([.C36:.C41])" office:value-type="float" office:value="16296.469893593" calcext:value-type="float">
            <text:p>16296.47</text:p>
          </table:table-cell>
          <table:table-cell table:style-name="ce21" table:formula="of:=STDEV([.D36:.D41])" office:value-type="float" office:value="25219.1421504615" calcext:value-type="float">
            <text:p>25219.1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44]/[.B43]" office:value-type="percentage" office:value="0.0266848897409204" calcext:value-type="percentage">
            <text:p>2.67%</text:p>
          </table:table-cell>
          <table:table-cell table:style-name="ce22" table:formula="of:=[.C44]/[.C43]" office:value-type="percentage" office:value="0.0214968819893617" calcext:value-type="percentage">
            <text:p>2.15%</text:p>
          </table:table-cell>
          <table:table-cell table:style-name="ce22" table:formula="of:=[.D44]/[.D43]" office:value-type="percentage" office:value="0.00802001670064118" calcext:value-type="percentage">
            <text:p>0.80%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23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306557.4" calcext:value-type="float">
            <text:p>306557.40</text:p>
          </table:table-cell>
          <table:table-cell table:style-name="ce19" office:value-type="float" office:value="14795203.8" calcext:value-type="float">
            <text:p>14795203.80</text:p>
          </table:table-cell>
          <table:table-cell table:style-name="ce19" office:value-type="float" office:value="59272448" calcext:value-type="float">
            <text:p>59272448.00</text:p>
          </table:table-cell>
          <table:table-cell table:style-name="ce13"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272834.333333333" calcext:value-type="float">
            <text:p>272834.33</text:p>
          </table:table-cell>
          <table:table-cell table:style-name="ce19" office:value-type="float" office:value="15306523" calcext:value-type="float">
            <text:p>15306523.00</text:p>
          </table:table-cell>
          <table:table-cell table:style-name="ce19" office:value-type="float" office:value="57771410.6666667" calcext:value-type="float">
            <text:p>57771410.67</text:p>
          </table:table-cell>
          <table:table-cell table:style-name="ce13"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297517.111111111" calcext:value-type="float">
            <text:p>297517.11</text:p>
          </table:table-cell>
          <table:table-cell table:style-name="ce19" office:value-type="float" office:value="14445272" calcext:value-type="float">
            <text:p>14445272.00</text:p>
          </table:table-cell>
          <table:table-cell table:style-name="ce19" office:value-type="float" office:value="57421879.5555556" calcext:value-type="float">
            <text:p>57421879.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331603.75" calcext:value-type="float">
            <text:p>331603.75</text:p>
          </table:table-cell>
          <table:table-cell table:style-name="ce19" office:value-type="float" office:value="16997981" calcext:value-type="float">
            <text:p>16997981.00</text:p>
          </table:table-cell>
          <table:table-cell table:style-name="ce19" office:value-type="float" office:value="59230171" calcext:value-type="float">
            <text:p>59230171.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286341.125" calcext:value-type="float">
            <text:p>286341.13</text:p>
          </table:table-cell>
          <table:table-cell table:style-name="ce19" office:value-type="float" office:value="14904426.125" calcext:value-type="float">
            <text:p>14904426.13</text:p>
          </table:table-cell>
          <table:table-cell table:style-name="ce19" office:value-type="float" office:value="57154062" calcext:value-type="float">
            <text:p>57154062.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lur C</text:p>
          </table:table-cell>
          <table:table-cell table:style-name="ce19" office:value-type="float" office:value="287608.75" calcext:value-type="float">
            <text:p>287608.75</text:p>
          </table:table-cell>
          <table:table-cell table:style-name="ce19" office:value-type="float" office:value="14182027.25" calcext:value-type="float">
            <text:p>14182027.25</text:p>
          </table:table-cell>
          <table:table-cell table:style-name="ce19" office:value-type="float" office:value="58559933" calcext:value-type="float">
            <text:p>58559933.00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20" table:formula="of:=SUM([.B47:.B52])" office:value-type="float" office:value="1782462.46944444" calcext:value-type="float">
            <text:p>1782462.47</text:p>
          </table:table-cell>
          <table:table-cell table:style-name="ce20" table:formula="of:=SUM([.C47:.C52])" office:value-type="float" office:value="90631433.175" calcext:value-type="float">
            <text:p>90631433.18</text:p>
          </table:table-cell>
          <table:table-cell table:style-name="ce20" table:formula="of:=SUM([.D47:.D52])" office:value-type="float" office:value="349409904.222222" calcext:value-type="float">
            <text:p>349409904.22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47:.B52])" office:value-type="float" office:value="297077.078240741" calcext:value-type="float">
            <text:p>297077.08</text:p>
          </table:table-cell>
          <table:table-cell table:style-name="ce21" table:formula="of:=AVERAGE([.C47:.C52])" office:value-type="float" office:value="15105238.8625" calcext:value-type="float">
            <text:p>15105238.86</text:p>
          </table:table-cell>
          <table:table-cell table:style-name="ce21" table:formula="of:=AVERAGE([.D47:.D52])" office:value-type="float" office:value="58234984.037037" calcext:value-type="float">
            <text:p>58234984.0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4" table:formula="of:=STDEV([.B47:.B52])" office:value-type="float" office:value="20370.4776805314" calcext:value-type="float">
            <text:p>20370.4776805314</text:p>
          </table:table-cell>
          <table:table-cell table:style-name="ce24" table:formula="of:=STDEV([.C47:.C52])" office:value-type="float" office:value="1004720.01469581" calcext:value-type="float">
            <text:p>1004720.01469581</text:p>
          </table:table-cell>
          <table:table-cell table:style-name="ce24" table:formula="of:=STDEV([.D47:.D52])" office:value-type="float" office:value="918341.114390844" calcext:value-type="float">
            <text:p>918341.11439084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5" table:formula="of:=[.B55]/[.B54]" office:value-type="percentage" office:value="0.0685696715517844" calcext:value-type="percentage">
            <text:p>6.86%</text:p>
          </table:table-cell>
          <table:table-cell table:style-name="ce25" table:formula="of:=[.C55]/[.C54]" office:value-type="percentage" office:value="0.0665146724154168" calcext:value-type="percentage">
            <text:p>6.65%</text:p>
          </table:table-cell>
          <table:table-cell table:style-name="ce25" table:formula="of:=[.D55]/[.D54]" office:value-type="percentage" office:value="0.0157695778504341" calcext:value-type="percentage">
            <text:p>1.58%</text:p>
          </table:table-cell>
          <table:table-cell table:number-columns-repeated="1020"/>
        </table:table-row>
      </table:table>
      <table:table table:name="TODO-Analisis HSL" table:style-name="ta1">
        <table:table-column table:style-name="co2" table:default-cell-style-name="ce16"/>
        <table:table-column table:style-name="co2" table:number-columns-repeated="4" table:default-cell-style-name="ce17"/>
        <table:table-row table:style-name="ro3"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azul</text:p>
          </table:table-cell>
          <table:table-cell office:value-type="float" office:value="359764.533333333" calcext:value-type="float">
            <text:p>359764.533333333</text:p>
          </table:table-cell>
          <table:table-cell office:value-type="float" office:value="18520763.6" calcext:value-type="float">
            <text:p>18520763.6</text:p>
          </table:table-cell>
          <table:table-cell office:value-type="float" office:value="72633855.4666667" calcext:value-type="float">
            <text:p>72633855.4666667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azul</text:p>
          </table:table-cell>
          <table:table-cell office:value-type="float" office:value="284234.933333333" calcext:value-type="float">
            <text:p>284234.933333333</text:p>
          </table:table-cell>
          <table:table-cell office:value-type="float" office:value="12611483.3333333" calcext:value-type="float">
            <text:p>12611483.3333333</text:p>
          </table:table-cell>
          <table:table-cell office:value-type="float" office:value="50635606.1333333" calcext:value-type="float">
            <text:p>50635606.1333333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azul</text:p>
          </table:table-cell>
          <table:table-cell office:value-type="float" office:value="365585.533333333" calcext:value-type="float">
            <text:p>365585.533333333</text:p>
          </table:table-cell>
          <table:table-cell office:value-type="float" office:value="16842125" calcext:value-type="float">
            <text:p>16842125</text:p>
          </table:table-cell>
          <table:table-cell office:value-type="float" office:value="64348957.3333333" calcext:value-type="float">
            <text:p>64348957.3333333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blanco</text:p>
          </table:table-cell>
          <table:table-cell office:value-type="float" office:value="310855.333333333" calcext:value-type="float">
            <text:p>310855.333333333</text:p>
          </table:table-cell>
          <table:table-cell office:value-type="float" office:value="18855768.6666667" calcext:value-type="float">
            <text:p>18855768.6666667</text:p>
          </table:table-cell>
          <table:table-cell office:value-type="float" office:value="70170817.3333333" calcext:value-type="float">
            <text:p>70170817.3333333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blanco</text:p>
          </table:table-cell>
          <table:table-cell office:value-type="float" office:value="284863.666666667" calcext:value-type="float">
            <text:p>284863.666666667</text:p>
          </table:table-cell>
          <table:table-cell office:value-type="float" office:value="13172857.3333333" calcext:value-type="float">
            <text:p>13172857.3333333</text:p>
          </table:table-cell>
          <table:table-cell office:value-type="float" office:value="50869777.3333333" calcext:value-type="float">
            <text:p>50869777.3333333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blanco</text:p>
          </table:table-cell>
          <table:table-cell office:value-type="float" office:value="377779.666666667" calcext:value-type="float">
            <text:p>377779.666666667</text:p>
          </table:table-cell>
          <table:table-cell office:value-type="float" office:value="16876860" calcext:value-type="float">
            <text:p>16876860</text:p>
          </table:table-cell>
          <table:table-cell office:value-type="float" office:value="64668644" calcext:value-type="float">
            <text:p>64668644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mixto</text:p>
          </table:table-cell>
          <table:table-cell office:value-type="float" office:value="327535.444444444" calcext:value-type="float">
            <text:p>327535.444444444</text:p>
          </table:table-cell>
          <table:table-cell office:value-type="float" office:value="18280896.2222222" calcext:value-type="float">
            <text:p>18280896.2222222</text:p>
          </table:table-cell>
          <table:table-cell office:value-type="float" office:value="72698313.3333333" calcext:value-type="float">
            <text:p>72698313.3333333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mixto</text:p>
          </table:table-cell>
          <table:table-cell office:value-type="float" office:value="282192.777777778" calcext:value-type="float">
            <text:p>282192.777777778</text:p>
          </table:table-cell>
          <table:table-cell office:value-type="float" office:value="13088796.7777778" calcext:value-type="float">
            <text:p>13088796.7777778</text:p>
          </table:table-cell>
          <table:table-cell office:value-type="float" office:value="50706775.5555556" calcext:value-type="float">
            <text:p>50706775.5555556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mixto</text:p>
          </table:table-cell>
          <table:table-cell office:value-type="float" office:value="334989.888888889" calcext:value-type="float">
            <text:p>334989.888888889</text:p>
          </table:table-cell>
          <table:table-cell office:value-type="float" office:value="16393089.4444444" calcext:value-type="float">
            <text:p>16393089.4444444</text:p>
          </table:table-cell>
          <table:table-cell office:value-type="float" office:value="64292180.8888889" calcext:value-type="float">
            <text:p>64292180.8888889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negro</text:p>
          </table:table-cell>
          <table:table-cell office:value-type="float" office:value="223275.25" calcext:value-type="float">
            <text:p>223275.25</text:p>
          </table:table-cell>
          <table:table-cell office:value-type="float" office:value="12070519.5" calcext:value-type="float">
            <text:p>12070519.5</text:p>
          </table:table-cell>
          <table:table-cell office:value-type="float" office:value="49497420" calcext:value-type="float">
            <text:p>49497420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negro</text:p>
          </table:table-cell>
          <table:table-cell office:value-type="float" office:value="233569.25" calcext:value-type="float">
            <text:p>233569.25</text:p>
          </table:table-cell>
          <table:table-cell office:value-type="float" office:value="10897850.25" calcext:value-type="float">
            <text:p>10897850.25</text:p>
          </table:table-cell>
          <table:table-cell office:value-type="float" office:value="42586066" calcext:value-type="float">
            <text:p>42586066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negro</text:p>
          </table:table-cell>
          <table:table-cell office:value-type="float" office:value="276944.25" calcext:value-type="float">
            <text:p>276944.25</text:p>
          </table:table-cell>
          <table:table-cell office:value-type="float" office:value="11694642.25" calcext:value-type="float">
            <text:p>11694642.25</text:p>
          </table:table-cell>
          <table:table-cell office:value-type="float" office:value="46741104" calcext:value-type="float">
            <text:p>46741104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rojo</text:p>
          </table:table-cell>
          <table:table-cell office:value-type="float" office:value="329826.75" calcext:value-type="float">
            <text:p>329826.75</text:p>
          </table:table-cell>
          <table:table-cell office:value-type="float" office:value="17855115.5" calcext:value-type="float">
            <text:p>17855115.5</text:p>
          </table:table-cell>
          <table:table-cell office:value-type="float" office:value="69956707" calcext:value-type="float">
            <text:p>69956707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rojo</text:p>
          </table:table-cell>
          <table:table-cell office:value-type="float" office:value="291041.125" calcext:value-type="float">
            <text:p>291041.125</text:p>
          </table:table-cell>
          <table:table-cell office:value-type="float" office:value="12736569.25" calcext:value-type="float">
            <text:p>12736569.25</text:p>
          </table:table-cell>
          <table:table-cell office:value-type="float" office:value="51346788" calcext:value-type="float">
            <text:p>51346788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rojo</text:p>
          </table:table-cell>
          <table:table-cell office:value-type="float" office:value="350354.375" calcext:value-type="float">
            <text:p>350354.375</text:p>
          </table:table-cell>
          <table:table-cell office:value-type="float" office:value="15877406.875" calcext:value-type="float">
            <text:p>15877406.875</text:p>
          </table:table-cell>
          <table:table-cell office:value-type="float" office:value="62859643" calcext:value-type="float">
            <text:p>62859643</text:p>
          </table:table-cell>
        </table:table-row>
        <table:table-row table:style-name="ro1">
          <table:table-cell office:value-type="string" calcext:value-type="string">
            <text:p>Hsl ASM1 0.5 0.5 0.5</text:p>
          </table:table-cell>
          <table:table-cell office:value-type="string" calcext:value-type="string">
            <text:p>verde</text:p>
          </table:table-cell>
          <table:table-cell office:value-type="float" office:value="315792.5" calcext:value-type="float">
            <text:p>315792.5</text:p>
          </table:table-cell>
          <table:table-cell office:value-type="float" office:value="18595604.5" calcext:value-type="float">
            <text:p>18595604.5</text:p>
          </table:table-cell>
          <table:table-cell office:value-type="float" office:value="71852216" calcext:value-type="float">
            <text:p>71852216</text:p>
          </table:table-cell>
        </table:table-row>
        <table:table-row table:style-name="ro1">
          <table:table-cell office:value-type="string" calcext:value-type="string">
            <text:p>Hsl ASM2 0.5 0.5 0.5</text:p>
          </table:table-cell>
          <table:table-cell office:value-type="string" calcext:value-type="string">
            <text:p>verde</text:p>
          </table:table-cell>
          <table:table-cell office:value-type="float" office:value="290393" calcext:value-type="float">
            <text:p>290393</text:p>
          </table:table-cell>
          <table:table-cell office:value-type="float" office:value="12734652" calcext:value-type="float">
            <text:p>12734652</text:p>
          </table:table-cell>
          <table:table-cell office:value-type="float" office:value="51201397" calcext:value-type="float">
            <text:p>51201397</text:p>
          </table:table-cell>
        </table:table-row>
        <table:table-row table:style-name="ro1">
          <table:table-cell office:value-type="string" calcext:value-type="string">
            <text:p>Hsl C 0.5 0.5 0.5</text:p>
          </table:table-cell>
          <table:table-cell office:value-type="string" calcext:value-type="string">
            <text:p>verde</text:p>
          </table:table-cell>
          <table:table-cell office:value-type="float" office:value="360322.75" calcext:value-type="float">
            <text:p>360322.75</text:p>
          </table:table-cell>
          <table:table-cell office:value-type="float" office:value="15394790" calcext:value-type="float">
            <text:p>15394790</text:p>
          </table:table-cell>
          <table:table-cell office:value-type="float" office:value="63306250" calcext:value-type="float">
            <text:p>63306250</text:p>
          </table:table-cell>
        </table:table-row>
      </table:table>
      <table:named-expressions/>
      <table:database-ranges>
        <table:database-range table:name="__Anonymous_Sheet_DB__0" table:target-range-address="Todos.A1:Todos.K145" table:display-filter-buttons="true">
          <table:filter>
            <table:filter-and>
              <table:filter-condition table:field-number="0" table:value="mixto" table:operator="="/>
            </table:filter-and>
          </table:filter>
        </table:database-range>
        <table:database-range table:name="__Anonymous_Sheet_DB__1" table:target-range-address="'Sumas y promedios'.A170:'Sumas y promedios'.K188">
          <table:sort>
            <table:sort-by table:field-number="2" table:data-type="automatic"/>
          </table:sort>
        </table:database-range>
        <table:database-range table:name="__Anonymous_Sheet_DB__2" table:target-range-address="'Tablas para analisis-HSL_Blur'.G1:'Tablas para analisis-HSL_Blur'.K19">
          <table:sort>
            <table:sort-by table:field-number="4" table:data-type="automatic"/>
          </table:sort>
        </table:database-range>
        <table:database-range table:name="__Anonymous_Sheet_DB__3" table:target-range-address="'Analisis Blur'.F24:'Analisis Blur'.I27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2:38:14.226812393</meta:creation-date>
    <dc:date>2015-05-31T17:48:02.858597071</dc:date>
    <meta:editing-duration>PT4H50M47S</meta:editing-duration>
    <meta:editing-cycles>2</meta:editing-cycles>
    <meta:generator>LibreOffice/4.2.8.2$Linux_X86_64 LibreOffice_project/420m0$Build-2</meta:generator>
    <meta:document-statistic meta:table-count="5" meta:cell-count="36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bar" chart:style-name="ch1">
        <chart:title svg:x="3.893cm" svg:y="0.315cm" chart:style-name="ch2">
          <text:p>Performance de Blur en imágenes 40x40</text:p>
        </chart:title>
        <chart:legend chart:legend-position="end" svg:x="14.103cm" svg:y="4.198cm" style:legend-expansion="high" chart:style-name="ch3"/>
        <chart:plot-area chart:style-name="ch4" table:cell-range-address="'Analisis Blur'.F24:'Analisis Blur'.G27" chart:data-source-has-labels="both" svg:x="1.33cm" svg:y="1.299cm" svg:width="12.454cm" svg:height="6.536cm">
          <chartooo:coordinate-region svg:x="3.169cm" svg:y="1.498cm" svg:width="10.615cm" svg:height="5.69cm"/>
          <chart:axis chart:dimension="x" chart:name="primary-x" chart:style-name="ch5" chartooo:axis-type="auto">
            <chartooo:date-scale/>
            <chart:title svg:x="6.349cm" svg:y="8.014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709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G25:'Analisis Blur'.G27" chart:label-cell-address="'Analisis Blur'.G24:'Analisis Blur'.G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G24:'Analisis Blur'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17843.5666666667">
                <text:p>17843.5666666667</text:p>
                <draw:g>
                  <svg:desc>'Analisis Blur'.G25:'Analisis Blur'.G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8895.0287037037">
                <text:p>28895.0287037037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297077.078240741">
                <text:p>297077.0782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bar" chart:style-name="ch1">
        <chart:title svg:x="4.557cm" svg:y="0.314cm" chart:style-name="ch2">
          <text:p>Performance de Blur en imágenes
 300x300 y 600x600</text:p>
        </chart:title>
        <chart:legend chart:legend-position="end" svg:x="13.733cm" svg:y="3.95cm" style:legend-expansion="high" chart:style-name="ch3"/>
        <chart:plot-area chart:style-name="ch4" table:cell-range-address="'Analisis Blur'.F25:'Analisis Blur'.F27 'Analisis Blur'.H24:'Analisis Blur'.I27" chart:data-source-has-labels="both" svg:x="1.33cm" svg:y="1.828cm" svg:width="12.084cm" svg:height="6.008cm">
          <chartooo:coordinate-region svg:x="3.539cm" svg:y="2.028cm" svg:width="9.875cm" svg:height="5.161cm"/>
          <chart:axis chart:dimension="x" chart:name="primary-x" chart:style-name="ch5" chartooo:axis-type="auto">
            <chartooo:date-scale/>
            <chart:title svg:x="6.164cm" svg:y="8.015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974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H25:'Analisis Blur'.H27" chart:label-cell-address="'Analisis Blur'.H24:'Analisis Blur'.H24" chart:class="chart:bar">
            <chart:data-point chart:repeated="3"/>
          </chart:series>
          <chart:series chart:style-name="ch11" chart:values-cell-range-address="'Analisis Blur'.I25:'Analisis Blur'.I27" chart:label-cell-address="'Analisis Blur'.I24:'Analisis Blur'.I2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Blur'.H24:'Analisis Blur'.H24</svg:desc>
                </draw:g>
              </table:table-cell>
              <table:table-cell office:value-type="string">
                <text:p>600 x 600</text:p>
                <draw:g>
                  <svg:desc>'Analisis Blur'.I24:'Analisis Blur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758085.284259259">
                <text:p>758085.284259259</text:p>
                <draw:g>
                  <svg:desc>'Analisis Blur'.H25:'Analisis Blur'.H27</svg:desc>
                </draw:g>
              </table:table-cell>
              <table:table-cell office:value-type="float" office:value="2618274.34379514">
                <text:p>2618274.34379514</text:p>
                <draw:g>
                  <svg:desc>'Analisis Blur'.I25:'Analisis Blur'.I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1363316.77685185">
                <text:p>1363316.77685185</text:p>
              </table:table-cell>
              <table:table-cell office:value-type="float" office:value="5635944.92083333">
                <text:p>5635944.92083333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15105238.8625">
                <text:p>15105238.8625</text:p>
              </table:table-cell>
              <table:table-cell office:value-type="float" office:value="58234984.037037">
                <text:p>58234984.037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